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160000000429DAF4722.png" manifest:media-type="image/png"/>
  <manifest:file-entry manifest:full-path="Pictures/10000001000005A000000097A4EF56F8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9.486cm" fo:margin-left="0.235cm" fo:margin-top="0cm" fo:margin-bottom="0cm" table:align="left" style:writing-mode="page"/>
    </style:style>
    <style:style style:name="Table1.A" style:family="table-column">
      <style:table-column-properties style:column-width="1.776cm"/>
    </style:style>
    <style:style style:name="Table1.B" style:family="table-column">
      <style:table-column-properties style:column-width="3.066cm"/>
    </style:style>
    <style:style style:name="Table1.C" style:family="table-column">
      <style:table-column-properties style:column-width="1.96cm"/>
    </style:style>
    <style:style style:name="Table1.D" style:family="table-column">
      <style:table-column-properties style:column-width="5.817cm"/>
    </style:style>
    <style:style style:name="Table1.E" style:family="table-column">
      <style:table-column-properties style:column-width="1.686cm"/>
    </style:style>
    <style:style style:name="Table1.F" style:family="table-column">
      <style:table-column-properties style:column-width="2.062cm"/>
    </style:style>
    <style:style style:name="Table1.G" style:family="table-column">
      <style:table-column-properties style:column-width="3.119cm"/>
    </style:style>
    <style:style style:name="Table1.1" style:family="table-row">
      <style:table-row-properties style:min-row-height="1.203cm" fo:keep-together="auto"/>
    </style:style>
    <style:style style:name="Table1.A1" style:family="table-cell">
      <style:table-cell-properties fo:padding-left="0.026cm" fo:padding-right="0cm" fo:padding-top="0cm" fo:padding-bottom="0cm" fo:border-left="1.5pt solid #000000" fo:border-right="none" fo:border-top="1.5pt solid #000000" fo:border-bottom="none"/>
    </style:style>
    <style:style style:name="Table1.B1" style:family="table-cell">
      <style:table-cell-properties fo:padding-left="0.026cm" fo:padding-right="0cm" fo:padding-top="0cm" fo:padding-bottom="0cm" fo:border-left="none" fo:border-right="none" fo:border-top="1.5pt solid #000000" fo:border-bottom="none"/>
    </style:style>
    <style:style style:name="Table1.G1" style:family="table-cell">
      <style:table-cell-properties fo:padding-left="0.026cm" fo:padding-right="0cm" fo:padding-top="0cm" fo:padding-bottom="0cm" fo:border-left="none" fo:border-right="1.5pt solid #000000" fo:border-top="1.5pt solid #000000" fo:border-bottom="none"/>
    </style:style>
    <style:style style:name="Table1.2" style:family="table-row">
      <style:table-row-properties style:min-row-height="0.88cm" fo:keep-together="auto"/>
    </style:style>
    <style:style style:name="Table1.A2" style:family="table-cell">
      <style:table-cell-properties fo:background-color="#f5f5f5" fo:padding-left="0.026cm" fo:padding-right="0cm" fo:padding-top="0cm" fo:padding-bottom="0cm" fo:border-left="1.5pt solid #000000" fo:border-right="none" fo:border-top="none" fo:border-bottom="none">
        <style:background-image/>
      </style:table-cell-properties>
    </style:style>
    <style:style style:name="Table1.B2" style:family="table-cell">
      <style:table-cell-properties fo:background-color="#f5f5f5" fo:padding-left="0.026cm" fo:padding-right="0cm" fo:padding-top="0cm" fo:padding-bottom="0cm" fo:border="none">
        <style:background-image/>
      </style:table-cell-properties>
    </style:style>
    <style:style style:name="Table1.G2" style:family="table-cell">
      <style:table-cell-properties fo:background-color="#f5f5f5" fo:padding-left="0.026cm" fo:padding-right="0cm" fo:padding-top="0cm" fo:padding-bottom="0cm" fo:border-left="none" fo:border-right="1.5pt solid #000000" fo:border-top="none" fo:border-bottom="none">
        <style:background-image/>
      </style:table-cell-properties>
    </style:style>
    <style:style style:name="Table1.A3" style:family="table-cell">
      <style:table-cell-properties fo:padding-left="0.026cm" fo:padding-right="0cm" fo:padding-top="0cm" fo:padding-bottom="0cm" fo:border-left="1.5pt solid #000000" fo:border-right="none" fo:border-top="none" fo:border-bottom="none"/>
    </style:style>
    <style:style style:name="Table1.B3" style:family="table-cell">
      <style:table-cell-properties fo:padding-left="0.026cm" fo:padding-right="0cm" fo:padding-top="0cm" fo:padding-bottom="0cm" fo:border="none"/>
    </style:style>
    <style:style style:name="Table1.C3" style:family="table-cell">
      <style:table-cell-properties fo:padding-left="0.026cm" fo:padding-right="0cm" fo:padding-top="0cm" fo:padding-bottom="0cm" fo:border="none"/>
    </style:style>
    <style:style style:name="Table1.D3" style:family="table-cell">
      <style:table-cell-properties fo:padding-left="0.026cm" fo:padding-right="0cm" fo:padding-top="0cm" fo:padding-bottom="0cm" fo:border="none"/>
    </style:style>
    <style:style style:name="Table1.E3" style:family="table-cell">
      <style:table-cell-properties fo:padding-left="0.026cm" fo:padding-right="0cm" fo:padding-top="0cm" fo:padding-bottom="0cm" fo:border="none"/>
    </style:style>
    <style:style style:name="Table1.F3" style:family="table-cell">
      <style:table-cell-properties fo:padding-left="0.026cm" fo:padding-right="0cm" fo:padding-top="0cm" fo:padding-bottom="0cm" fo:border="none"/>
    </style:style>
    <style:style style:name="Table1.G3" style:family="table-cell">
      <style:table-cell-properties fo:padding-left="0.026cm" fo:padding-right="0cm" fo:padding-top="0cm" fo:padding-bottom="0cm" fo:border-left="none" fo:border-right="1.5pt solid #000000" fo:border-top="none" fo:border-bottom="none"/>
    </style:style>
    <style:style style:name="Table1.5" style:family="table-row">
      <style:table-row-properties style:min-row-height="0.545cm" fo:keep-together="auto"/>
    </style:style>
    <style:style style:name="Table1.A5" style:family="table-cell">
      <style:table-cell-properties fo:padding-left="0.026cm" fo:padding-right="0cm" fo:padding-top="0cm" fo:padding-bottom="0cm" fo:border-left="1.5pt solid #000000" fo:border-right="none" fo:border-top="none" fo:border-bottom="none"/>
    </style:style>
    <style:style style:name="Table1.B5" style:family="table-cell">
      <style:table-cell-properties fo:padding-left="0.026cm" fo:padding-right="0cm" fo:padding-top="0cm" fo:padding-bottom="0cm" fo:border="none"/>
    </style:style>
    <style:style style:name="Table1.C5" style:family="table-cell">
      <style:table-cell-properties fo:padding-left="0.026cm" fo:padding-right="0cm" fo:padding-top="0cm" fo:padding-bottom="0cm" fo:border="none"/>
    </style:style>
    <style:style style:name="Table1.D5" style:family="table-cell">
      <style:table-cell-properties fo:padding-left="0.026cm" fo:padding-right="0cm" fo:padding-top="0cm" fo:padding-bottom="0cm" fo:border="none"/>
    </style:style>
    <style:style style:name="Table1.E5" style:family="table-cell">
      <style:table-cell-properties fo:padding-left="0.026cm" fo:padding-right="0cm" fo:padding-top="0cm" fo:padding-bottom="0cm" fo:border="none"/>
    </style:style>
    <style:style style:name="Table1.F5" style:family="table-cell">
      <style:table-cell-properties fo:padding-left="0.026cm" fo:padding-right="0cm" fo:padding-top="0cm" fo:padding-bottom="0cm" fo:border="none"/>
    </style:style>
    <style:style style:name="Table1.G5" style:family="table-cell">
      <style:table-cell-properties fo:padding-left="0.026cm" fo:padding-right="0cm" fo:padding-top="0cm" fo:padding-bottom="0cm" fo:border-left="none" fo:border-right="1.5pt solid #000000" fo:border-top="none" fo:border-bottom="none"/>
    </style:style>
    <style:style style:name="Table1.6" style:family="table-row">
      <style:table-row-properties style:min-row-height="0.542cm" fo:keep-together="auto"/>
    </style:style>
    <style:style style:name="Table1.A7" style:family="table-cell">
      <style:table-cell-properties fo:padding-left="0.026cm" fo:padding-right="0cm" fo:padding-top="0cm" fo:padding-bottom="0cm" fo:border-left="1.5pt solid #000000" fo:border-right="none" fo:border-top="none" fo:border-bottom="none"/>
    </style:style>
    <style:style style:name="Table1.B7" style:family="table-cell">
      <style:table-cell-properties fo:padding-left="0.026cm" fo:padding-right="0cm" fo:padding-top="0cm" fo:padding-bottom="0cm" fo:border="none"/>
    </style:style>
    <style:style style:name="Table1.C7" style:family="table-cell">
      <style:table-cell-properties fo:padding-left="0.026cm" fo:padding-right="0cm" fo:padding-top="0cm" fo:padding-bottom="0cm" fo:border="none"/>
    </style:style>
    <style:style style:name="Table1.D7" style:family="table-cell">
      <style:table-cell-properties fo:padding-left="0.026cm" fo:padding-right="0cm" fo:padding-top="0cm" fo:padding-bottom="0cm" fo:border="none"/>
    </style:style>
    <style:style style:name="Table1.E7" style:family="table-cell">
      <style:table-cell-properties fo:padding-left="0.026cm" fo:padding-right="0cm" fo:padding-top="0cm" fo:padding-bottom="0cm" fo:border="none"/>
    </style:style>
    <style:style style:name="Table1.F7" style:family="table-cell">
      <style:table-cell-properties fo:padding-left="0.026cm" fo:padding-right="0cm" fo:padding-top="0cm" fo:padding-bottom="0cm" fo:border="none"/>
    </style:style>
    <style:style style:name="Table1.G7" style:family="table-cell">
      <style:table-cell-properties fo:padding-left="0.026cm" fo:padding-right="0cm" fo:padding-top="0cm" fo:padding-bottom="0cm" fo:border-left="none" fo:border-right="1.5pt solid #000000" fo:border-top="none" fo:border-bottom="none"/>
    </style:style>
    <style:style style:name="Table1.A9" style:family="table-cell">
      <style:table-cell-properties fo:padding-left="0.026cm" fo:padding-right="0cm" fo:padding-top="0cm" fo:padding-bottom="0cm" fo:border-left="1.5pt solid #000000" fo:border-right="none" fo:border-top="none" fo:border-bottom="none"/>
    </style:style>
    <style:style style:name="Table1.B9" style:family="table-cell">
      <style:table-cell-properties fo:padding-left="0.026cm" fo:padding-right="0cm" fo:padding-top="0cm" fo:padding-bottom="0cm" fo:border="none"/>
    </style:style>
    <style:style style:name="Table1.C9" style:family="table-cell">
      <style:table-cell-properties fo:padding-left="0.026cm" fo:padding-right="0cm" fo:padding-top="0cm" fo:padding-bottom="0cm" fo:border="none"/>
    </style:style>
    <style:style style:name="Table1.D9" style:family="table-cell">
      <style:table-cell-properties fo:padding-left="0.026cm" fo:padding-right="0cm" fo:padding-top="0cm" fo:padding-bottom="0cm" fo:border="none"/>
    </style:style>
    <style:style style:name="Table1.E9" style:family="table-cell">
      <style:table-cell-properties fo:padding-left="0.026cm" fo:padding-right="0cm" fo:padding-top="0cm" fo:padding-bottom="0cm" fo:border="none"/>
    </style:style>
    <style:style style:name="Table1.F9" style:family="table-cell">
      <style:table-cell-properties fo:padding-left="0.026cm" fo:padding-right="0cm" fo:padding-top="0cm" fo:padding-bottom="0cm" fo:border="none"/>
    </style:style>
    <style:style style:name="Table1.G9" style:family="table-cell">
      <style:table-cell-properties fo:padding-left="0.026cm" fo:padding-right="0cm" fo:padding-top="0cm" fo:padding-bottom="0cm" fo:border-left="none" fo:border-right="1.5pt solid #000000" fo:border-top="none" fo:border-bottom="none"/>
    </style:style>
    <style:style style:name="Table1.A11" style:family="table-cell">
      <style:table-cell-properties fo:padding-left="0.026cm" fo:padding-right="0cm" fo:padding-top="0cm" fo:padding-bottom="0cm" fo:border-left="1.5pt solid #000000" fo:border-right="none" fo:border-top="none" fo:border-bottom="none"/>
    </style:style>
    <style:style style:name="Table1.B11" style:family="table-cell">
      <style:table-cell-properties fo:padding-left="0.026cm" fo:padding-right="0cm" fo:padding-top="0cm" fo:padding-bottom="0cm" fo:border="none"/>
    </style:style>
    <style:style style:name="Table1.C11" style:family="table-cell">
      <style:table-cell-properties fo:padding-left="0.026cm" fo:padding-right="0cm" fo:padding-top="0cm" fo:padding-bottom="0cm" fo:border="none"/>
    </style:style>
    <style:style style:name="Table1.D11" style:family="table-cell">
      <style:table-cell-properties fo:padding-left="0.026cm" fo:padding-right="0cm" fo:padding-top="0cm" fo:padding-bottom="0cm" fo:border="none"/>
    </style:style>
    <style:style style:name="Table1.E11" style:family="table-cell">
      <style:table-cell-properties fo:padding-left="0.026cm" fo:padding-right="0cm" fo:padding-top="0cm" fo:padding-bottom="0cm" fo:border="none"/>
    </style:style>
    <style:style style:name="Table1.F11" style:family="table-cell">
      <style:table-cell-properties fo:padding-left="0.026cm" fo:padding-right="0cm" fo:padding-top="0cm" fo:padding-bottom="0cm" fo:border="none"/>
    </style:style>
    <style:style style:name="Table1.G11" style:family="table-cell">
      <style:table-cell-properties fo:padding-left="0.026cm" fo:padding-right="0cm" fo:padding-top="0cm" fo:padding-bottom="0cm" fo:border-left="none" fo:border-right="1.5pt solid #000000" fo:border-top="none" fo:border-bottom="none"/>
    </style:style>
    <style:style style:name="Table1.13" style:family="table-row">
      <style:table-row-properties style:min-row-height="0.868cm" fo:keep-together="auto"/>
    </style:style>
    <style:style style:name="Table1.A13" style:family="table-cell">
      <style:table-cell-properties fo:padding-left="0.026cm" fo:padding-right="0cm" fo:padding-top="0cm" fo:padding-bottom="0cm" fo:border-left="1.5pt solid #000000" fo:border-right="none" fo:border-top="none" fo:border-bottom="1.5pt solid #000000"/>
    </style:style>
    <style:style style:name="Table1.B13" style:family="table-cell">
      <style:table-cell-properties fo:padding-left="0.026cm" fo:padding-right="0cm" fo:padding-top="0cm" fo:padding-bottom="0cm" fo:border-left="none" fo:border-right="none" fo:border-top="none" fo:border-bottom="1.5pt solid #000000"/>
    </style:style>
    <style:style style:name="Table1.C13" style:family="table-cell">
      <style:table-cell-properties fo:padding-left="0.026cm" fo:padding-right="0cm" fo:padding-top="0cm" fo:padding-bottom="0cm" fo:border-left="none" fo:border-right="none" fo:border-top="none" fo:border-bottom="1.5pt solid #000000"/>
    </style:style>
    <style:style style:name="Table1.D13" style:family="table-cell">
      <style:table-cell-properties fo:padding-left="0.026cm" fo:padding-right="0cm" fo:padding-top="0cm" fo:padding-bottom="0cm" fo:border-left="none" fo:border-right="none" fo:border-top="none" fo:border-bottom="1.5pt solid #000000"/>
    </style:style>
    <style:style style:name="Table1.E13" style:family="table-cell">
      <style:table-cell-properties fo:padding-left="0.026cm" fo:padding-right="0cm" fo:padding-top="0cm" fo:padding-bottom="0cm" fo:border-left="none" fo:border-right="none" fo:border-top="none" fo:border-bottom="1.5pt solid #000000"/>
    </style:style>
    <style:style style:name="Table1.F13" style:family="table-cell">
      <style:table-cell-properties fo:padding-left="0.026cm" fo:padding-right="0cm" fo:padding-top="0cm" fo:padding-bottom="0cm" fo:border-left="none" fo:border-right="none" fo:border-top="none" fo:border-bottom="1.5pt solid #000000"/>
    </style:style>
    <style:style style:name="Table1.G13" style:family="table-cell">
      <style:table-cell-properties fo:padding-left="0.026cm" fo:padding-right="0cm" fo:padding-top="0cm" fo:padding-bottom="0cm" fo:border-left="none" fo:border-right="1.5pt solid #000000" fo:border-top="none" fo:border-bottom="1.5pt solid #000000"/>
    </style:style>
    <style:style style:name="P1" style:family="paragraph" style:parent-style-name="Standard" style:master-page-name="Standard">
      <style:paragraph-properties fo:margin-left="0.82cm" fo:margin-top="0.12cm" fo:margin-bottom="0cm" style:contextual-spacing="false" style:page-number="auto"/>
    </style:style>
    <style:style style:name="P2" style:family="paragraph" style:parent-style-name="Standard">
      <style:paragraph-properties fo:margin-left="0.82cm" fo:margin-right="13.316cm" fo:margin-top="0.937cm" fo:margin-bottom="0cm" style:contextual-spacing="false" fo:line-height="228%"/>
    </style:style>
    <style:style style:name="P3" style:family="paragraph" style:parent-style-name="Standard" style:master-page-name="Converted1">
      <style:paragraph-properties fo:margin-left="0.229cm" fo:margin-top="0.12cm" fo:margin-bottom="0cm" style:contextual-spacing="false" style:page-number="auto"/>
    </style:style>
    <style:style style:name="P4" style:family="paragraph" style:parent-style-name="Standard">
      <style:paragraph-properties fo:margin-left="0.229cm" fo:margin-right="0.393cm" fo:margin-top="0.381cm" fo:margin-bottom="0cm" style:contextual-spacing="false" fo:line-height="110%"/>
    </style:style>
    <style:style style:name="P5" style:family="paragraph" style:parent-style-name="Table_20_Paragraph">
      <style:paragraph-properties fo:margin-top="0.086cm" fo:margin-bottom="0cm" style:contextual-spacing="false"/>
    </style:style>
    <style:style style:name="P6" style:family="paragraph" style:parent-style-name="Table_20_Paragraph">
      <style:paragraph-properties fo:margin-left="0.478cm" fo:margin-right="0.356cm" fo:margin-top="0.086cm" fo:margin-bottom="0cm" style:contextual-spacing="false" fo:line-height="110%"/>
    </style:style>
    <style:style style:name="P7" style:family="paragraph" style:parent-style-name="Table_20_Paragraph">
      <style:paragraph-properties fo:margin-left="0.333cm" fo:margin-top="0.086cm" fo:margin-bottom="0cm" style:contextual-spacing="false" fo:line-height="110%"/>
    </style:style>
    <style:style style:name="P8" style:family="paragraph" style:parent-style-name="Table_20_Paragraph">
      <style:paragraph-properties fo:margin-left="0.321cm" fo:margin-top="0.086cm" fo:margin-bottom="0cm" style:contextual-spacing="false"/>
    </style:style>
    <style:style style:name="P9" style:family="paragraph" style:parent-style-name="Table_20_Paragraph">
      <style:paragraph-properties fo:margin-left="0.346cm" fo:margin-top="0.086cm" fo:margin-bottom="0cm" style:contextual-spacing="false" fo:line-height="110%"/>
    </style:style>
    <style:style style:name="P10" style:family="paragraph" style:parent-style-name="Table_20_Paragraph">
      <style:paragraph-properties fo:margin-left="0.603cm" fo:margin-top="0.086cm" fo:margin-bottom="0cm" style:contextual-spacing="false"/>
    </style:style>
    <style:style style:name="P11" style:family="paragraph" style:parent-style-name="Table_20_Paragraph">
      <style:paragraph-properties fo:margin-left="0.464cm" fo:margin-top="0.086cm" fo:margin-bottom="0cm" style:contextual-spacing="false"/>
    </style:style>
    <style:style style:name="P12" style:family="paragraph" style:parent-style-name="Table_20_Paragraph">
      <style:paragraph-properties fo:margin-left="0.478cm" fo:margin-right="0.356cm" fo:line-height="110%"/>
    </style:style>
    <style:style style:name="P13" style:family="paragraph" style:parent-style-name="Table_20_Paragraph">
      <style:paragraph-properties fo:margin-left="0.333cm"/>
    </style:style>
    <style:style style:name="P14" style:family="paragraph" style:parent-style-name="Table_20_Paragraph">
      <style:paragraph-properties fo:margin-left="0.321cm"/>
    </style:style>
    <style:style style:name="P15" style:family="paragraph" style:parent-style-name="Table_20_Paragraph">
      <style:paragraph-properties fo:margin-left="0.346cm"/>
    </style:style>
    <style:style style:name="P16" style:family="paragraph" style:parent-style-name="Table_20_Paragraph">
      <style:paragraph-properties fo:margin-left="0.603cm"/>
    </style:style>
    <style:style style:name="P17" style:family="paragraph" style:parent-style-name="Table_20_Paragraph">
      <style:paragraph-properties fo:margin-left="0.464cm"/>
    </style:style>
    <style:style style:name="P18" style:family="paragraph" style:parent-style-name="Table_20_Paragraph">
      <style:paragraph-properties fo:margin-top="0.106cm" fo:margin-bottom="0cm" style:contextual-spacing="false"/>
    </style:style>
    <style:style style:name="P19" style:family="paragraph" style:parent-style-name="Table_20_Paragraph">
      <style:paragraph-properties fo:margin-left="0.478cm" fo:margin-top="0.106cm" fo:margin-bottom="0cm" style:contextual-spacing="false"/>
    </style:style>
    <style:style style:name="P20" style:family="paragraph" style:parent-style-name="Table_20_Paragraph">
      <style:paragraph-properties fo:margin-left="0.333cm" fo:margin-top="0.106cm" fo:margin-bottom="0cm" style:contextual-spacing="false"/>
    </style:style>
    <style:style style:name="P21" style:family="paragraph" style:parent-style-name="Table_20_Paragraph">
      <style:paragraph-properties fo:margin-left="0.321cm" fo:margin-top="0.106cm" fo:margin-bottom="0cm" style:contextual-spacing="false"/>
    </style:style>
    <style:style style:name="P22" style:family="paragraph" style:parent-style-name="Table_20_Paragraph">
      <style:paragraph-properties fo:margin-left="0.346cm" fo:margin-top="0.106cm" fo:margin-bottom="0cm" style:contextual-spacing="false"/>
    </style:style>
    <style:style style:name="P23" style:family="paragraph" style:parent-style-name="Table_20_Paragraph">
      <style:paragraph-properties fo:margin-left="0.603cm" fo:margin-top="0.106cm" fo:margin-bottom="0cm" style:contextual-spacing="false"/>
    </style:style>
    <style:style style:name="P24" style:family="paragraph" style:parent-style-name="Table_20_Paragraph">
      <style:paragraph-properties fo:margin-left="0.464cm" fo:margin-top="0.106cm" fo:margin-bottom="0cm" style:contextual-spacing="false"/>
    </style:style>
    <style:style style:name="P25" style:family="paragraph" style:parent-style-name="Table_20_Paragraph">
      <style:paragraph-properties fo:margin-left="0.478cm"/>
    </style:style>
    <style:style style:name="P26" style:family="paragraph" style:parent-style-name="Table_20_Paragraph">
      <style:paragraph-properties fo:margin-top="0.108cm" fo:margin-bottom="0cm" style:contextual-spacing="false"/>
    </style:style>
    <style:style style:name="P27" style:family="paragraph" style:parent-style-name="Table_20_Paragraph">
      <style:paragraph-properties fo:margin-left="0.478cm" fo:margin-top="0.108cm" fo:margin-bottom="0cm" style:contextual-spacing="false"/>
    </style:style>
    <style:style style:name="P28" style:family="paragraph" style:parent-style-name="Table_20_Paragraph">
      <style:paragraph-properties fo:margin-left="0.333cm" fo:margin-top="0.108cm" fo:margin-bottom="0cm" style:contextual-spacing="false"/>
    </style:style>
    <style:style style:name="P29" style:family="paragraph" style:parent-style-name="Table_20_Paragraph">
      <style:paragraph-properties fo:margin-left="0.321cm" fo:margin-top="0.108cm" fo:margin-bottom="0cm" style:contextual-spacing="false"/>
    </style:style>
    <style:style style:name="P30" style:family="paragraph" style:parent-style-name="Table_20_Paragraph">
      <style:paragraph-properties fo:margin-left="0.346cm" fo:margin-top="0.108cm" fo:margin-bottom="0cm" style:contextual-spacing="false"/>
    </style:style>
    <style:style style:name="P31" style:family="paragraph" style:parent-style-name="Table_20_Paragraph">
      <style:paragraph-properties fo:margin-left="0.603cm" fo:margin-top="0.108cm" fo:margin-bottom="0cm" style:contextual-spacing="false"/>
    </style:style>
    <style:style style:name="P32" style:family="paragraph" style:parent-style-name="Table_20_Paragraph">
      <style:paragraph-properties fo:margin-left="0.464cm" fo:margin-top="0.108cm" fo:margin-bottom="0cm" style:contextual-spacing="false"/>
    </style:style>
    <style:style style:name="P33" style:family="paragraph" style:parent-style-name="Table_20_Paragraph">
      <style:paragraph-properties fo:margin-left="0.321cm" fo:margin-top="0.106cm" fo:margin-bottom="0cm" style:contextual-spacing="false" fo:line-height="110%"/>
    </style:style>
    <style:style style:name="P34" style:family="paragraph" style:parent-style-name="Table_20_Paragraph">
      <style:paragraph-properties fo:margin-left="0.321cm" fo:margin-top="0.108cm" fo:margin-bottom="0cm" style:contextual-spacing="false" fo:line-height="110%"/>
    </style:style>
    <style:style style:name="P35" style:family="paragraph" style:parent-style-name="Heading_20_1" style:master-page-name="Converted2">
      <style:paragraph-properties style:page-number="auto"/>
    </style:style>
    <style:style style:name="P36" style:family="paragraph" style:parent-style-name="Text_20_body">
      <style:text-properties fo:font-size="10pt" fo:font-weight="bold" style:font-size-asian="10pt" style:font-weight-asian="bold"/>
    </style:style>
    <style:style style:name="P37" style:family="paragraph" style:parent-style-name="Text_20_body">
      <style:paragraph-properties fo:margin-top="0.005cm" fo:margin-bottom="0cm" style:contextual-spacing="false"/>
      <style:text-properties fo:font-size="11.5pt" fo:font-weight="bold" style:font-size-asian="11.5pt" style:font-weight-asian="bold"/>
    </style:style>
    <style:style style:name="P38" style:family="paragraph" style:parent-style-name="Heading_20_2">
      <style:paragraph-properties fo:margin-left="0.82cm" fo:margin-right="0.106cm" fo:margin-top="0.161cm" fo:margin-bottom="0cm" style:contextual-spacing="false" fo:line-height="102%"/>
    </style:style>
    <style:style style:name="P39" style:family="paragraph" style:parent-style-name="Text_20_body">
      <style:paragraph-properties fo:margin-top="0.002cm" fo:margin-bottom="0cm" style:contextual-spacing="false"/>
      <style:text-properties fo:font-size="15.5pt" fo:font-weight="bold" style:font-size-asian="15.5pt" style:font-weight-asian="bold"/>
    </style:style>
    <style:style style:name="P40" style:family="paragraph" style:parent-style-name="Text_20_body">
      <style:paragraph-properties fo:margin-left="0.82cm" fo:margin-right="0.106cm" fo:margin-top="0.002cm" fo:margin-bottom="0cm" style:contextual-spacing="false" fo:line-height="135%"/>
    </style:style>
    <style:style style:name="P41" style:family="paragraph" style:parent-style-name="Heading_20_2">
      <style:paragraph-properties fo:margin-top="0.161cm" fo:margin-bottom="0cm" style:contextual-spacing="false" fo:break-before="column"/>
    </style:style>
    <style:style style:name="P42" style:family="paragraph" style:parent-style-name="Text_20_body">
      <style:paragraph-properties fo:margin-left="0.82cm" fo:margin-right="0.826cm" fo:margin-top="0.002cm" fo:margin-bottom="0cm" style:contextual-spacing="false" fo:line-height="135%"/>
    </style:style>
    <style:style style:name="P43" style:family="paragraph" style:parent-style-name="Heading_20_1" style:master-page-name="Converted3">
      <style:paragraph-properties fo:margin-left="0.82cm" fo:margin-right="1.055cm" fo:line-height="105%" style:page-number="auto"/>
    </style:style>
    <style:style style:name="P44" style:family="paragraph" style:parent-style-name="Text_20_body">
      <style:text-properties fo:font-size="14.5pt" fo:font-weight="bold" style:font-size-asian="14.5pt" style:font-weight-asian="bold"/>
    </style:style>
    <style:style style:name="P45" style:family="paragraph" style:parent-style-name="Text_20_body">
      <style:paragraph-properties fo:margin-left="0.82cm" fo:margin-top="0.083cm" fo:margin-bottom="0cm" style:contextual-spacing="false"/>
    </style:style>
    <style:style style:name="P46" style:family="paragraph">
      <loext:graphic-properties draw:fill="solid" draw:fill-color="#4850bb"/>
      <style:paragraph-properties fo:text-align="center"/>
    </style:style>
    <style:style style:name="P47" style:family="paragraph" style:parent-style-name="Heading_20_2">
      <style:paragraph-properties fo:margin-top="0.367cm" fo:margin-bottom="0cm" style:contextual-spacing="false"/>
    </style:style>
    <style:style style:name="P48" style:family="paragraph" style:parent-style-name="Text_20_body">
      <style:paragraph-properties fo:margin-left="0.82cm" fo:margin-top="0.473cm" fo:margin-bottom="0cm" style:contextual-spacing="false" fo:line-height="135%"/>
    </style:style>
    <style:style style:name="P49" style:family="paragraph" style:parent-style-name="Standard">
      <style:paragraph-properties fo:margin-left="0.82cm" fo:margin-top="0.083cm" fo:margin-bottom="0cm" style:contextual-spacing="false" fo:break-before="column"/>
    </style:style>
    <style:style style:name="P50" style:family="paragraph" style:parent-style-name="Text_20_body">
      <style:paragraph-properties fo:margin-left="0.818cm" fo:line-height="0.064cm"/>
    </style:style>
    <style:style style:name="P51" style:family="paragraph">
      <loext:graphic-properties draw:fill="solid" draw:fill-color="#4850bb"/>
      <style:paragraph-properties fo:text-align="center"/>
      <style:text-properties fo:font-size="11pt"/>
    </style:style>
    <style:style style:name="P52" style:family="paragraph" style:parent-style-name="Heading_20_2">
      <style:paragraph-properties fo:margin-top="0.303cm" fo:margin-bottom="0cm" style:contextual-spacing="false"/>
    </style:style>
    <style:style style:name="P53" style:family="paragraph" style:parent-style-name="Text_20_body">
      <style:paragraph-properties fo:margin-left="0.82cm" fo:margin-right="0.591cm" fo:margin-top="0.473cm" fo:margin-bottom="0cm" style:contextual-spacing="false" fo:line-height="135%"/>
    </style:style>
    <style:style style:name="P54" style:family="paragraph" style:parent-style-name="Text_20_body">
      <style:text-properties fo:font-size="10pt" style:font-size-asian="10pt"/>
    </style:style>
    <style:style style:name="P55" style:family="paragraph" style:parent-style-name="Text_20_body">
      <style:paragraph-properties fo:margin-top="0.018cm" fo:margin-bottom="0cm" style:contextual-spacing="false"/>
      <style:text-properties fo:font-size="7.5pt" style:font-size-asian="7.5pt"/>
    </style:style>
    <style:style style:name="P56" style:family="paragraph" style:parent-style-name="Text_20_body">
      <style:paragraph-properties fo:margin-left="0.82cm" fo:margin-top="0.081cm" fo:margin-bottom="0cm" style:contextual-spacing="false"/>
    </style:style>
    <style:style style:name="P57" style:family="paragraph" style:parent-style-name="Heading_20_2">
      <style:paragraph-properties fo:margin-top="0.369cm" fo:margin-bottom="0cm" style:contextual-spacing="false"/>
    </style:style>
    <style:style style:name="P58" style:family="paragraph" style:parent-style-name="Text_20_body">
      <style:paragraph-properties fo:margin-left="0.82cm" fo:margin-top="0.469cm" fo:margin-bottom="0cm" style:contextual-spacing="false" fo:line-height="135%"/>
    </style:style>
    <style:style style:name="P59" style:family="paragraph" style:parent-style-name="Standard">
      <style:paragraph-properties fo:margin-left="0.82cm" fo:margin-top="0.081cm" fo:margin-bottom="0cm" style:contextual-spacing="false" fo:break-before="column"/>
    </style:style>
    <style:style style:name="P60" style:family="paragraph" style:parent-style-name="Heading_20_2">
      <style:paragraph-properties fo:margin-top="0.305cm" fo:margin-bottom="0cm" style:contextual-spacing="false"/>
    </style:style>
    <style:style style:name="P61" style:family="paragraph" style:parent-style-name="Text_20_body">
      <style:paragraph-properties fo:margin-left="0.82cm" fo:margin-right="0.591cm" fo:margin-top="0.469cm" fo:margin-bottom="0cm" style:contextual-spacing="false" fo:line-height="135%"/>
    </style:style>
    <style:style style:name="P62" style:family="paragraph" style:parent-style-name="Text_20_body">
      <style:paragraph-properties fo:margin-top="0.004cm" fo:margin-bottom="0cm" style:contextual-spacing="false"/>
      <style:text-properties fo:font-size="8pt" style:font-size-asian="8pt"/>
    </style:style>
    <style:style style:name="P63" style:family="paragraph" style:parent-style-name="Text_20_body">
      <style:paragraph-properties fo:margin-left="0.82cm" fo:margin-top="0.471cm" fo:margin-bottom="0cm" style:contextual-spacing="false" fo:line-height="135%"/>
    </style:style>
    <style:style style:name="P64" style:family="paragraph" style:parent-style-name="Text_20_body">
      <style:paragraph-properties fo:margin-left="0.82cm" fo:margin-right="0.404cm" fo:margin-top="0.471cm" fo:margin-bottom="0cm" style:contextual-spacing="false" fo:line-height="135%"/>
    </style:style>
    <style:style style:name="P65" style:family="paragraph" style:parent-style-name="Heading_20_1" style:master-page-name="Converted4">
      <style:paragraph-properties style:page-number="auto"/>
    </style:style>
    <style:style style:name="P66" style:family="paragraph" style:parent-style-name="Text_20_body">
      <style:paragraph-properties fo:margin-top="0.005cm" fo:margin-bottom="0cm" style:contextual-spacing="false"/>
      <style:text-properties fo:font-size="14pt" fo:font-weight="bold" style:font-size-asian="14pt" style:font-weight-asian="bold"/>
    </style:style>
    <style:style style:name="P67" style:family="paragraph">
      <loext:graphic-properties draw:fill="solid" draw:fill-color="#dadbf0"/>
      <style:paragraph-properties fo:text-align="center"/>
      <style:text-properties fo:font-size="11pt"/>
    </style:style>
    <style:style style:name="P68" style:family="paragraph">
      <loext:graphic-properties draw:fill="none"/>
      <style:paragraph-properties fo:text-align="center"/>
      <style:text-properties fo:font-size="11pt"/>
    </style:style>
    <style:style style:name="P69" style:family="paragraph">
      <style:paragraph-properties fo:text-align="start"/>
      <style:text-properties fo:font-family="Tahoma" style:font-family-generic="roman" style:font-pitch="variable" fo:font-size="11pt"/>
    </style:style>
    <style:style style:name="P70" style:family="paragraph">
      <loext:graphic-properties draw:fill="none" draw:fill-color="#ffffff"/>
      <style:paragraph-properties fo:text-align="start"/>
      <style:text-properties fo:font-family="Tahoma" style:font-family-generic="roman" style:font-pitch="variable" fo:font-size="11pt"/>
    </style:style>
    <style:style style:name="P71" style:family="paragraph">
      <loext:graphic-properties draw:fill="none"/>
      <style:paragraph-properties fo:text-align="start"/>
      <style:text-properties fo:font-family="Tahoma" style:font-family-generic="roman" style:font-pitch="variable" fo:font-size="11pt"/>
    </style:style>
    <style:style style:name="P72" style:family="paragraph" style:parent-style-name="Text_20_body">
      <style:paragraph-properties fo:margin-top="0.012cm" fo:margin-bottom="0cm" style:contextual-spacing="false"/>
      <style:text-properties fo:font-size="9.5pt" fo:font-weight="bold" style:font-size-asian="9.5pt" style:font-weight-asian="bold"/>
    </style:style>
    <style:style style:name="P73" style:family="paragraph" style:parent-style-name="Standard" style:master-page-name="Converted5">
      <style:paragraph-properties fo:margin-left="0.82cm" fo:margin-right="1.055cm" fo:margin-top="0.111cm" fo:margin-bottom="0cm" style:contextual-spacing="false" fo:line-height="105%" style:page-number="auto"/>
    </style:style>
    <style:style style:name="P74" style:family="paragraph" style:parent-style-name="Text_20_body">
      <style:paragraph-properties fo:margin-top="0.011cm" fo:margin-bottom="0cm" style:contextual-spacing="false"/>
      <style:text-properties fo:font-size="14pt" fo:font-weight="bold" style:font-size-asian="14pt" style:font-weight-asian="bold"/>
    </style:style>
    <style:style style:name="P75" style:family="paragraph" style:parent-style-name="Heading_20_2">
      <style:paragraph-properties fo:line-height="102%"/>
    </style:style>
    <style:style style:name="P76" style:family="paragraph" style:parent-style-name="Text_20_body">
      <style:paragraph-properties fo:margin-top="0.018cm" fo:margin-bottom="0cm" style:contextual-spacing="false"/>
      <style:text-properties fo:font-size="15.5pt" fo:font-weight="bold" style:font-size-asian="15.5pt" style:font-weight-asian="bold"/>
    </style:style>
    <style:style style:name="P77" style:family="paragraph" style:parent-style-name="Text_20_body">
      <style:paragraph-properties fo:margin-left="0.82cm" fo:line-height="135%"/>
    </style:style>
    <style:style style:name="P78" style:family="paragraph" style:parent-style-name="Heading_20_2">
      <style:paragraph-properties fo:margin-left="0.82cm" fo:margin-right="0.051cm" fo:line-height="102%" fo:break-before="column"/>
    </style:style>
    <style:style style:name="P79" style:family="paragraph" style:parent-style-name="Text_20_body">
      <style:text-properties fo:font-size="20pt" fo:font-weight="bold" style:font-size-asian="20pt" style:font-weight-asian="bold"/>
    </style:style>
    <style:style style:name="P80" style:family="paragraph" style:parent-style-name="Text_20_body">
      <style:paragraph-properties fo:margin-left="0.82cm" fo:margin-right="0.051cm" fo:margin-top="0.564cm" fo:margin-bottom="0cm" style:contextual-spacing="false" fo:line-height="135%"/>
    </style:style>
    <style:style style:name="P81" style:family="paragraph" style:parent-style-name="Heading_20_2">
      <style:paragraph-properties fo:margin-left="0.82cm" fo:margin-right="0.582cm" fo:line-height="102%" fo:break-before="column"/>
    </style:style>
    <style:style style:name="P82" style:family="paragraph" style:parent-style-name="Text_20_body">
      <style:paragraph-properties fo:margin-left="0.82cm" fo:margin-right="0.582cm" fo:margin-top="0.564cm" fo:margin-bottom="0cm" style:contextual-spacing="false" fo:line-height="135%"/>
    </style:style>
    <style:style style:name="P83" style:family="paragraph" style:parent-style-name="Heading_20_1" style:master-page-name="Converted6">
      <style:paragraph-properties style:page-number="auto"/>
    </style:style>
    <style:style style:name="P84" style:family="paragraph" style:parent-style-name="Text_20_body">
      <style:paragraph-properties fo:margin-top="0.011cm" fo:margin-bottom="0cm" style:contextual-spacing="false"/>
      <style:text-properties fo:font-size="8.5pt" fo:font-weight="bold" style:font-size-asian="8.5pt" style:font-weight-asian="bold"/>
    </style:style>
    <style:style style:name="P85" style:family="paragraph" style:parent-style-name="Standard">
      <style:paragraph-properties fo:margin-left="0.848cm" fo:margin-top="0.125cm" fo:margin-bottom="0cm" style:contextual-spacing="false" fo:text-align="center" style:justify-single-word="false"/>
    </style:style>
    <style:style style:name="P86" style:family="paragraph" style:parent-style-name="Heading_20_2">
      <style:paragraph-properties fo:margin-left="0.85cm" fo:margin-top="0.63cm" fo:margin-bottom="0cm" style:contextual-spacing="false" fo:text-align="center" style:justify-single-word="false"/>
    </style:style>
    <style:style style:name="P87" style:family="paragraph" style:parent-style-name="Standard">
      <style:paragraph-properties fo:margin-left="0.848cm" fo:margin-top="0.018cm" fo:margin-bottom="0cm" style:contextual-spacing="false" fo:text-align="center" style:justify-single-word="false"/>
    </style:style>
    <style:style style:name="P88" style:family="paragraph" style:parent-style-name="Text_20_body">
      <style:paragraph-properties fo:margin-left="0.977cm" fo:margin-right="0.122cm" fo:margin-top="0.483cm" fo:margin-bottom="0cm" style:contextual-spacing="false" fo:line-height="135%" fo:text-align="center" style:justify-single-word="false" fo:text-indent="-0.005cm" style:auto-text-indent="false"/>
    </style:style>
    <style:style style:name="P89" style:family="paragraph" style:parent-style-name="Standard">
      <style:paragraph-properties fo:margin-left="0.716cm" fo:margin-top="0.125cm" fo:margin-bottom="0cm" style:contextual-spacing="false" fo:text-align="center" style:justify-single-word="false" fo:break-before="column"/>
    </style:style>
    <style:style style:name="P90" style:family="paragraph" style:parent-style-name="Heading_20_2">
      <style:paragraph-properties fo:margin-left="0.721cm" fo:margin-top="0.63cm" fo:margin-bottom="0cm" style:contextual-spacing="false" fo:text-align="center" style:justify-single-word="false"/>
    </style:style>
    <style:style style:name="P91" style:family="paragraph" style:parent-style-name="Standard">
      <style:paragraph-properties fo:margin-left="0.73cm" fo:margin-top="0.018cm" fo:margin-bottom="0cm" style:contextual-spacing="false" fo:text-align="center" style:justify-single-word="false"/>
    </style:style>
    <style:style style:name="P92" style:family="paragraph" style:parent-style-name="Text_20_body">
      <style:paragraph-properties fo:margin-left="0.723cm" fo:margin-top="0.483cm" fo:margin-bottom="0cm" style:contextual-spacing="false" fo:line-height="135%" fo:text-align="center" style:justify-single-word="false"/>
    </style:style>
    <style:style style:name="P93" style:family="paragraph" style:parent-style-name="Standard">
      <style:paragraph-properties fo:margin-left="0.85cm" fo:margin-top="0.125cm" fo:margin-bottom="0cm" style:contextual-spacing="false" fo:text-align="center" style:justify-single-word="false" fo:break-before="column"/>
    </style:style>
    <style:style style:name="P94" style:family="paragraph" style:parent-style-name="Standard">
      <style:paragraph-properties fo:margin-left="0.845cm" fo:margin-top="0.018cm" fo:margin-bottom="0cm" style:contextual-spacing="false" fo:text-align="center" style:justify-single-word="false"/>
    </style:style>
    <style:style style:name="P95" style:family="paragraph" style:parent-style-name="Text_20_body">
      <style:paragraph-properties fo:margin-left="0.848cm" fo:margin-top="0.483cm" fo:margin-bottom="0cm" style:contextual-spacing="false" fo:line-height="135%" fo:text-align="center" style:justify-single-word="false"/>
    </style:style>
    <style:style style:name="P96" style:family="paragraph" style:parent-style-name="Standard">
      <style:paragraph-properties fo:margin-left="1.729cm" fo:margin-right="1.85cm" fo:margin-top="0.125cm" fo:margin-bottom="0cm" style:contextual-spacing="false" fo:text-align="center" style:justify-single-word="false" fo:break-before="column"/>
    </style:style>
    <style:style style:name="P97" style:family="paragraph" style:parent-style-name="Heading_20_2">
      <style:paragraph-properties fo:margin-left="0.803cm" fo:margin-right="0.93cm" fo:margin-top="0.63cm" fo:margin-bottom="0cm" style:contextual-spacing="false" fo:text-align="center" style:justify-single-word="false"/>
    </style:style>
    <style:style style:name="P98" style:family="paragraph" style:parent-style-name="Standard">
      <style:paragraph-properties fo:margin-left="0.803cm" fo:margin-right="0.93cm" fo:margin-top="0.018cm" fo:margin-bottom="0cm" style:contextual-spacing="false" fo:text-align="center" style:justify-single-word="false"/>
    </style:style>
    <style:style style:name="P99" style:family="paragraph" style:parent-style-name="Text_20_body">
      <style:paragraph-properties fo:margin-left="0.803cm" fo:margin-right="0.926cm" fo:margin-top="0.483cm" fo:margin-bottom="0cm" style:contextual-spacing="false" fo:line-height="135%" fo:text-align="center" style:justify-single-word="false"/>
    </style:style>
    <style:style style:name="P100" style:family="paragraph" style:parent-style-name="Text_20_body">
      <style:text-properties fo:font-size="8.5pt" style:font-size-asian="8.5pt"/>
    </style:style>
    <style:style style:name="P101" style:family="paragraph" style:parent-style-name="Text_20_body">
      <style:paragraph-properties fo:margin-left="0.82cm" fo:margin-right="1.055cm" fo:margin-top="0.164cm" fo:margin-bottom="0cm" style:contextual-spacing="false" fo:line-height="135%"/>
    </style:style>
    <style:style style:name="P102" style:family="paragraph" style:parent-style-name="Heading_20_1" style:master-page-name="Converted7">
      <style:paragraph-properties style:page-number="auto"/>
    </style:style>
    <style:style style:name="P103" style:family="paragraph" style:parent-style-name="Text_20_body">
      <style:paragraph-properties fo:margin-top="0.004cm" fo:margin-bottom="0cm" style:contextual-spacing="false"/>
      <style:text-properties fo:font-weight="bold" style:font-weight-asian="bold"/>
    </style:style>
    <style:style style:name="P104" style:family="paragraph" style:parent-style-name="Standard" style:master-page-name="Converted8">
      <style:paragraph-properties fo:margin-left="0.82cm" fo:margin-top="0.111cm" fo:margin-bottom="0cm" style:contextual-spacing="false" fo:line-height="105%" style:page-number="auto"/>
    </style:style>
    <style:style style:name="P105" style:family="paragraph" style:parent-style-name="Text_20_body">
      <style:paragraph-properties fo:margin-top="0.004cm" fo:margin-bottom="0cm" style:contextual-spacing="false"/>
      <style:text-properties fo:font-size="15.5pt" fo:font-weight="bold" style:font-size-asian="15.5pt" style:font-weight-asian="bold"/>
    </style:style>
    <style:style style:name="P106" style:family="paragraph" style:parent-style-name="Standard">
      <style:paragraph-properties fo:margin-left="0.82cm"/>
    </style:style>
    <style:style style:name="P107" style:family="paragraph" style:parent-style-name="Text_20_body">
      <style:paragraph-properties fo:margin-top="0.011cm" fo:margin-bottom="0cm" style:contextual-spacing="false"/>
      <style:text-properties fo:font-size="14.5pt" fo:font-weight="bold" style:font-size-asian="14.5pt" style:font-weight-asian="bold"/>
    </style:style>
    <style:style style:name="P108" style:family="paragraph" style:parent-style-name="Standard">
      <style:paragraph-properties fo:margin-left="0.82cm" fo:margin-top="0.002cm" fo:margin-bottom="0cm" style:contextual-spacing="false"/>
    </style:style>
    <style:style style:name="P109" style:family="paragraph" style:parent-style-name="Text_20_body">
      <style:paragraph-properties fo:margin-top="0.012cm" fo:margin-bottom="0cm" style:contextual-spacing="false"/>
      <style:text-properties fo:font-size="14.5pt" style:font-size-asian="14.5pt"/>
    </style:style>
    <style:style style:name="P110" style:family="paragraph" style:parent-style-name="Heading_20_2">
      <style:paragraph-properties fo:break-before="column"/>
    </style:style>
    <style:style style:name="P111" style:family="paragraph" style:parent-style-name="Text_20_body">
      <style:paragraph-properties fo:margin-left="0.82cm" fo:margin-top="0cm" fo:margin-bottom="0cm" style:contextual-spacing="false" fo:line-height="135%"/>
    </style:style>
    <style:style style:name="P112" style:family="paragraph" style:parent-style-name="Heading_20_1" style:master-page-name="Converted9">
      <style:paragraph-properties style:page-number="auto"/>
    </style:style>
    <style:style style:name="P113" style:family="paragraph" style:parent-style-name="Text_20_body">
      <style:paragraph-properties fo:margin-left="0.82cm" fo:margin-right="0.988cm" fo:margin-top="1.191cm" fo:margin-bottom="0cm" style:contextual-spacing="false" fo:line-height="135%"/>
    </style:style>
    <style:style style:name="P114" style:family="paragraph" style:parent-style-name="Text_20_body">
      <style:paragraph-properties fo:margin-top="0.019cm" fo:margin-bottom="0cm" style:contextual-spacing="false"/>
      <style:text-properties fo:font-size="6pt" style:font-size-asian="6pt"/>
    </style:style>
    <style:style style:name="P115" style:family="paragraph" style:parent-style-name="Text_20_body">
      <style:paragraph-properties fo:margin-top="0.012cm" fo:margin-bottom="0cm" style:contextual-spacing="false"/>
      <style:text-properties fo:font-size="6.5pt" style:font-size-asian="6.5pt"/>
    </style:style>
    <style:style style:name="P116" style:family="paragraph" style:parent-style-name="Heading_20_2">
      <style:paragraph-properties fo:margin-left="1.302cm"/>
    </style:style>
    <style:style style:name="P117" style:family="paragraph" style:parent-style-name="Standard">
      <style:paragraph-properties fo:margin-left="1.302cm" fo:margin-top="0.018cm" fo:margin-bottom="0cm" style:contextual-spacing="false"/>
    </style:style>
    <style:style style:name="P118" style:family="paragraph" style:parent-style-name="Text_20_body">
      <style:text-properties fo:font-size="29pt" fo:font-weight="bold" style:font-size-asian="29pt" style:font-weight-asian="bold"/>
    </style:style>
    <style:style style:name="P119" style:family="paragraph" style:parent-style-name="Text_20_body">
      <style:paragraph-properties fo:margin-left="1.302cm" fo:margin-top="0.002cm" fo:margin-bottom="0cm" style:contextual-spacing="false" fo:line-height="135%"/>
    </style:style>
    <style:style style:name="P120" style:family="paragraph" style:parent-style-name="Heading_20_2">
      <style:paragraph-properties fo:margin-left="1.005cm" fo:break-before="column"/>
    </style:style>
    <style:style style:name="P121" style:family="paragraph" style:parent-style-name="Standard">
      <style:paragraph-properties fo:margin-left="1.005cm" fo:margin-top="0.018cm" fo:margin-bottom="0cm" style:contextual-spacing="false"/>
    </style:style>
    <style:style style:name="P122" style:family="paragraph" style:parent-style-name="Text_20_body">
      <style:paragraph-properties fo:margin-left="1.005cm" fo:margin-top="0.483cm" fo:margin-bottom="0cm" style:contextual-spacing="false" fo:line-height="135%"/>
    </style:style>
    <style:style style:name="P123" style:family="paragraph" style:parent-style-name="Heading_20_2">
      <style:paragraph-properties fo:margin-left="1.302cm" fo:break-before="column"/>
    </style:style>
    <style:style style:name="P124" style:family="paragraph" style:parent-style-name="Text_20_body">
      <style:paragraph-properties fo:margin-left="1.302cm" fo:margin-right="1.214cm" fo:margin-top="0.483cm" fo:margin-bottom="0cm" style:contextual-spacing="false" fo:line-height="135%"/>
    </style:style>
    <style:style style:name="P125" style:family="paragraph" style:parent-style-name="Text_20_body">
      <style:paragraph-properties fo:margin-top="0.009cm" fo:margin-bottom="0cm" style:contextual-spacing="false"/>
      <style:text-properties fo:font-size="9.5pt" style:font-size-asian="9.5pt"/>
    </style:style>
    <style:style style:name="P126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fo:font-size="27pt" fo:font-weight="bold" style:font-size-asian="27pt" style:font-weight-asian="bold"/>
    </style:style>
    <style:style style:name="T2" style:family="text">
      <style:text-properties fo:font-size="27pt" fo:letter-spacing="-0.004cm" fo:font-weight="bold" style:font-size-asian="27pt" style:font-weight-asian="bold"/>
    </style:style>
    <style:style style:name="T3" style:family="text">
      <style:text-properties fo:font-size="13.5pt" style:font-size-asian="13.5pt"/>
    </style:style>
    <style:style style:name="T4" style:family="text">
      <style:text-properties fo:color="#272424" loext:opacity="100%" fo:font-size="13.5pt" fo:font-weight="bold" style:font-size-asian="13.5pt" style:font-weight-asian="bold"/>
    </style:style>
    <style:style style:name="T5" style:family="text">
      <style:text-properties fo:color="#272424" loext:opacity="100%" fo:font-size="13.5pt" style:font-size-asian="13.5pt"/>
    </style:style>
    <style:style style:name="T6" style:family="text">
      <style:text-properties fo:color="#272424" loext:opacity="100%" fo:font-size="13.5pt" officeooo:rsid="0019d9f9" style:font-size-asian="13.5pt"/>
    </style:style>
    <style:style style:name="T7" style:family="text">
      <style:text-properties fo:color="#272424" loext:opacity="100%" fo:font-size="13.5pt" fo:letter-spacing="-0.035cm" fo:font-weight="bold" style:font-size-asian="13.5pt" style:font-weight-asian="bold"/>
    </style:style>
    <style:style style:name="T8" style:family="text">
      <style:text-properties fo:color="#272424" loext:opacity="100%" fo:font-size="13.5pt" fo:letter-spacing="-0.037cm" style:font-size-asian="13.5pt"/>
    </style:style>
    <style:style style:name="T9" style:family="text">
      <style:text-properties fo:font-size="19pt" fo:font-weight="bold" style:font-size-asian="19pt" style:font-weight-asian="bold"/>
    </style:style>
    <style:style style:name="T10" style:family="text">
      <style:text-properties fo:font-size="19pt" fo:font-weight="bold" style:font-size-asian="19pt" style:font-weight-asian="bold" style:text-scale="90%"/>
    </style:style>
    <style:style style:name="T11" style:family="text">
      <style:text-properties fo:font-size="19pt" fo:letter-spacing="0.037cm" fo:font-weight="bold" style:font-size-asian="19pt" style:font-weight-asian="bold"/>
    </style:style>
    <style:style style:name="T12" style:family="text">
      <style:text-properties fo:font-size="19pt" fo:letter-spacing="0.056cm" fo:font-weight="bold" style:font-size-asian="19pt" style:font-weight-asian="bold"/>
    </style:style>
    <style:style style:name="T13" style:family="text">
      <style:text-properties fo:font-size="19pt" fo:letter-spacing="0.044cm" fo:font-weight="bold" style:font-size-asian="19pt" style:font-weight-asian="bold"/>
    </style:style>
    <style:style style:name="T14" style:family="text">
      <style:text-properties fo:font-size="19pt" fo:letter-spacing="-0.007cm" fo:font-weight="bold" style:font-size-asian="19pt" style:font-weight-asian="bold" style:text-scale="90%"/>
    </style:style>
    <style:style style:name="T15" style:family="text">
      <style:text-properties fo:font-size="7.5pt" style:font-size-asian="7.5pt"/>
    </style:style>
    <style:style style:name="T16" style:family="text">
      <style:text-properties fo:color="#272424" loext:opacity="100%" fo:font-size="7.5pt" style:font-size-asian="7.5pt" style:text-scale="105%"/>
    </style:style>
    <style:style style:name="T17" style:family="text">
      <style:text-properties fo:color="#272424" loext:opacity="100%" fo:font-size="7.5pt" fo:letter-spacing="0.023cm" style:font-size-asian="7.5pt" style:text-scale="105%"/>
    </style:style>
    <style:style style:name="T18" style:family="text">
      <style:text-properties fo:color="#272424" loext:opacity="100%" fo:font-size="7.5pt" fo:letter-spacing="0.032cm" style:font-size-asian="7.5pt" style:text-scale="105%"/>
    </style:style>
    <style:style style:name="T19" style:family="text">
      <style:text-properties fo:color="#272424" loext:opacity="100%" fo:font-size="7.5pt" fo:letter-spacing="0.021cm" style:font-size-asian="7.5pt" style:text-scale="105%"/>
    </style:style>
    <style:style style:name="T20" style:family="text">
      <style:text-properties fo:color="#272424" loext:opacity="100%" fo:font-size="7.5pt" fo:letter-spacing="0.018cm" style:font-size-asian="7.5pt" style:text-scale="105%"/>
    </style:style>
    <style:style style:name="T21" style:family="text">
      <style:text-properties fo:color="#272424" loext:opacity="100%" fo:font-size="7.5pt" fo:letter-spacing="0.026cm" style:font-size-asian="7.5pt" style:text-scale="105%"/>
    </style:style>
    <style:style style:name="T22" style:family="text">
      <style:text-properties fo:color="#272424" loext:opacity="100%" fo:font-size="7.5pt" fo:letter-spacing="0.03cm" style:font-size-asian="7.5pt" style:text-scale="105%"/>
    </style:style>
    <style:style style:name="T23" style:family="text">
      <style:text-properties fo:color="#272424" loext:opacity="100%" fo:font-size="7.5pt" fo:letter-spacing="0.035cm" style:font-size-asian="7.5pt" style:text-scale="105%"/>
    </style:style>
    <style:style style:name="T24" style:family="text">
      <style:text-properties fo:color="#272424" loext:opacity="100%" fo:font-size="7.5pt" fo:letter-spacing="0.039cm" style:font-size-asian="7.5pt" style:text-scale="105%"/>
    </style:style>
    <style:style style:name="T25" style:family="text">
      <style:text-properties fo:color="#272424" loext:opacity="100%" fo:font-size="7.5pt" fo:letter-spacing="0.046cm" style:font-size-asian="7.5pt" style:text-scale="105%"/>
    </style:style>
    <style:style style:name="T26" style:family="text">
      <style:text-properties fo:color="#272424" loext:opacity="100%" fo:font-size="7.5pt" fo:letter-spacing="0.025cm" style:font-size-asian="7.5pt" style:text-scale="105%"/>
    </style:style>
    <style:style style:name="T27" style:family="text">
      <style:text-properties fo:color="#272424" loext:opacity="100%" fo:font-size="7.5pt" fo:letter-spacing="0.034cm" style:font-size-asian="7.5pt" style:text-scale="105%"/>
    </style:style>
    <style:style style:name="T28" style:family="text">
      <style:text-properties fo:color="#272424" loext:opacity="100%" fo:font-size="7.5pt" fo:letter-spacing="0.055cm" style:font-size-asian="7.5pt" style:text-scale="105%"/>
    </style:style>
    <style:style style:name="T29" style:family="text">
      <style:text-properties fo:color="#272424" loext:opacity="100%" fo:font-size="7.5pt" fo:letter-spacing="0.048cm" style:font-size-asian="7.5pt" style:text-scale="105%"/>
    </style:style>
    <style:style style:name="T30" style:family="text">
      <style:text-properties fo:font-size="7.5pt" fo:font-weight="bold" style:font-size-asian="7.5pt" style:font-weight-asian="bold"/>
    </style:style>
    <style:style style:name="T31" style:family="text">
      <style:text-properties fo:color="#272424" loext:opacity="100%" fo:font-size="7.5pt" fo:letter-spacing="-0.004cm" fo:font-weight="bold" style:font-size-asian="7.5pt" style:font-weight-asian="bold"/>
    </style:style>
    <style:style style:name="T32" style:family="text">
      <style:text-properties fo:color="#272424" loext:opacity="100%" fo:font-size="7.5pt" fo:letter-spacing="-0.004cm" fo:font-weight="bold" style:font-size-asian="7.5pt" style:font-weight-asian="bold" style:text-scale="90%"/>
    </style:style>
    <style:style style:name="T33" style:family="text">
      <style:text-properties fo:color="#272424" loext:opacity="100%" fo:font-size="7.5pt" fo:font-weight="bold" style:font-size-asian="7.5pt" style:font-weight-asian="bold" style:text-scale="95%"/>
    </style:style>
    <style:style style:name="T34" style:family="text">
      <style:text-properties fo:color="#272424" loext:opacity="100%" fo:font-size="7.5pt" fo:letter-spacing="-0.016cm" fo:font-weight="bold" style:font-size-asian="7.5pt" style:font-weight-asian="bold" style:text-scale="95%"/>
    </style:style>
    <style:style style:name="T35" style:family="text">
      <style:text-properties fo:color="#272424" loext:opacity="100%" fo:font-size="7.5pt" fo:font-weight="bold" style:font-size-asian="7.5pt" style:font-weight-asian="bold" style:text-scale="90%"/>
    </style:style>
    <style:style style:name="T36" style:family="text">
      <style:text-properties fo:color="#272424" loext:opacity="100%" fo:font-size="7.5pt" fo:letter-spacing="-0.002cm" fo:font-weight="bold" style:font-size-asian="7.5pt" style:font-weight-asian="bold"/>
    </style:style>
    <style:style style:name="T37" style:family="text">
      <style:text-properties fo:color="#272424" loext:opacity="100%" fo:font-size="7.5pt" fo:letter-spacing="0.019cm" fo:font-weight="bold" style:font-size-asian="7.5pt" style:font-weight-asian="bold"/>
    </style:style>
    <style:style style:name="T38" style:family="text">
      <style:text-properties fo:color="#272424" loext:opacity="100%" fo:font-size="7.5pt" fo:letter-spacing="-0.007cm" fo:font-weight="bold" style:font-size-asian="7.5pt" style:font-weight-asian="bold" style:text-scale="90%"/>
    </style:style>
    <style:style style:name="T39" style:family="text">
      <style:text-properties fo:color="#272424" loext:opacity="100%" fo:font-size="7.5pt" fo:letter-spacing="0.004cm" fo:font-weight="bold" style:font-size-asian="7.5pt" style:font-weight-asian="bold"/>
    </style:style>
    <style:style style:name="T40" style:family="text">
      <style:text-properties fo:color="#272424" loext:opacity="100%" fo:font-size="7.5pt" style:font-size-asian="7.5pt"/>
    </style:style>
    <style:style style:name="T41" style:family="text">
      <style:text-properties fo:color="#272424" loext:opacity="100%" fo:font-size="7.5pt" fo:letter-spacing="-0.018cm" style:font-size-asian="7.5pt"/>
    </style:style>
    <style:style style:name="T42" style:family="text">
      <style:text-properties fo:color="#272424" loext:opacity="100%" fo:font-size="7.5pt" fo:letter-spacing="-0.007cm" style:font-size-asian="7.5pt" style:text-scale="110%"/>
    </style:style>
    <style:style style:name="T43" style:family="text">
      <style:text-properties fo:color="#272424" loext:opacity="100%" fo:font-size="7.5pt" fo:letter-spacing="-0.004cm" style:font-size-asian="7.5pt" style:text-scale="105%"/>
    </style:style>
    <style:style style:name="T44" style:family="text">
      <style:text-properties fo:color="#272424" loext:opacity="100%" fo:font-size="7.5pt" fo:letter-spacing="0.004cm" style:font-size-asian="7.5pt" style:text-scale="105%"/>
    </style:style>
    <style:style style:name="T45" style:family="text">
      <style:text-properties fo:color="#272424" loext:opacity="100%" fo:font-size="7.5pt" fo:letter-spacing="0.002cm" style:font-size-asian="7.5pt" style:text-scale="105%"/>
    </style:style>
    <style:style style:name="T46" style:family="text">
      <style:text-properties fo:color="#272424" loext:opacity="100%" fo:font-size="7.5pt" fo:letter-spacing="-0.009cm" style:font-size-asian="7.5pt" style:text-scale="105%"/>
    </style:style>
    <style:style style:name="T47" style:family="text">
      <style:text-properties fo:color="#272424" loext:opacity="100%" fo:font-size="7.5pt" style:font-size-asian="7.5pt" style:text-scale="109%"/>
    </style:style>
    <style:style style:name="T48" style:family="text">
      <style:text-properties fo:color="#272424" loext:opacity="100%" fo:font-size="7.5pt" style:font-size-asian="7.5pt" style:text-scale="115%"/>
    </style:style>
    <style:style style:name="T49" style:family="text">
      <style:text-properties fo:color="#272424" loext:opacity="100%" fo:font-size="7.5pt" fo:letter-spacing="-0.018cm" style:font-size-asian="7.5pt" style:text-scale="115%"/>
    </style:style>
    <style:style style:name="T50" style:family="text">
      <style:text-properties fo:color="#272424" loext:opacity="100%" fo:font-size="7.5pt" fo:letter-spacing="-0.005cm" style:font-size-asian="7.5pt" style:text-scale="105%"/>
    </style:style>
    <style:style style:name="T51" style:family="text">
      <style:text-properties fo:color="#272424" loext:opacity="100%" fo:font-size="7.5pt" fo:letter-spacing="-0.002cm" style:font-size-asian="7.5pt" style:text-scale="105%"/>
    </style:style>
    <style:style style:name="T52" style:family="text">
      <style:text-properties fo:color="#272424" loext:opacity="100%" fo:font-size="7.5pt" fo:letter-spacing="-0.007cm" style:font-size-asian="7.5pt" style:text-scale="105%"/>
    </style:style>
    <style:style style:name="T53" style:family="text">
      <style:text-properties fo:color="#272424" loext:opacity="100%" fo:font-size="7.5pt" style:font-size-asian="7.5pt" style:text-scale="114%"/>
    </style:style>
    <style:style style:name="T54" style:family="text">
      <style:text-properties fo:color="#272424" loext:opacity="100%" fo:font-size="7.5pt" fo:letter-spacing="0.012cm" style:font-size-asian="7.5pt" style:text-scale="110%"/>
    </style:style>
    <style:style style:name="T55" style:family="text">
      <style:text-properties fo:color="#272424" loext:opacity="100%" fo:font-size="7.5pt" fo:letter-spacing="-0.004cm" style:font-size-asian="7.5pt" style:text-scale="110%"/>
    </style:style>
    <style:style style:name="T56" style:family="text">
      <style:text-properties fo:color="#272424" loext:opacity="100%" fo:font-size="7.5pt" style:font-size-asian="7.5pt" style:text-scale="110%"/>
    </style:style>
    <style:style style:name="T57" style:family="text">
      <style:text-properties fo:color="#272424" loext:opacity="100%" fo:font-size="7.5pt" fo:letter-spacing="-0.028cm" style:font-size-asian="7.5pt" style:text-scale="110%"/>
    </style:style>
    <style:style style:name="T58" style:family="text">
      <style:text-properties fo:color="#272424" loext:opacity="100%" fo:font-size="7.5pt" fo:letter-spacing="-0.018cm" style:font-size-asian="7.5pt" style:text-scale="110%"/>
    </style:style>
    <style:style style:name="T59" style:family="text">
      <style:text-properties fo:color="#272424" loext:opacity="100%" fo:font-size="7.5pt" fo:letter-spacing="-0.03cm" style:font-size-asian="7.5pt" style:text-scale="110%"/>
    </style:style>
    <style:style style:name="T60" style:family="text">
      <style:text-properties fo:color="#272424" loext:opacity="100%" fo:font-size="7.5pt" fo:letter-spacing="-0.021cm" style:font-size-asian="7.5pt" style:text-scale="110%"/>
    </style:style>
    <style:style style:name="T61" style:family="text">
      <style:text-properties fo:color="#272424" loext:opacity="100%" fo:font-size="7.5pt" fo:letter-spacing="-0.018cm" style:font-size-asian="7.5pt" style:text-scale="120%"/>
    </style:style>
    <style:style style:name="T62" style:family="text">
      <style:text-properties fo:color="#272424" loext:opacity="100%" fo:font-size="7.5pt" fo:letter-spacing="0.005cm" style:font-size-asian="7.5pt" style:text-scale="105%"/>
    </style:style>
    <style:style style:name="T63" style:family="text">
      <style:text-properties fo:color="#272424" loext:opacity="100%" fo:font-size="7.5pt" fo:letter-spacing="0.014cm" style:font-size-asian="7.5pt" style:text-scale="105%"/>
    </style:style>
    <style:style style:name="T64" style:family="text">
      <style:text-properties fo:color="#272424" loext:opacity="100%" fo:font-size="7.5pt" fo:letter-spacing="-0.011cm" style:font-size-asian="7.5pt" style:text-scale="105%"/>
    </style:style>
    <style:style style:name="T65" style:family="text">
      <style:text-properties fo:color="#272424" loext:opacity="100%" fo:font-size="7.5pt" fo:letter-spacing="0.009cm" style:font-size-asian="7.5pt" style:text-scale="105%"/>
    </style:style>
    <style:style style:name="T66" style:family="text">
      <style:text-properties fo:color="#272424" loext:opacity="100%" fo:font-size="7.5pt" style:font-size-asian="7.5pt" style:text-scale="104%"/>
    </style:style>
    <style:style style:name="T67" style:family="text">
      <style:text-properties fo:color="#272424" loext:opacity="100%" fo:font-size="7.5pt" fo:letter-spacing="-0.021cm" style:font-size-asian="7.5pt" style:text-scale="105%"/>
    </style:style>
    <style:style style:name="T68" style:family="text">
      <style:text-properties fo:color="#272424" loext:opacity="100%" fo:font-size="7.5pt" fo:letter-spacing="-0.009cm" style:font-size-asian="7.5pt" style:text-scale="110%"/>
    </style:style>
    <style:style style:name="T69" style:family="text">
      <style:text-properties fo:color="#272424" loext:opacity="100%" fo:font-size="7.5pt" fo:letter-spacing="-0.012cm" style:font-size-asian="7.5pt" style:text-scale="105%"/>
    </style:style>
    <style:style style:name="T70" style:family="text">
      <style:text-properties fo:color="#272424" loext:opacity="100%" fo:font-size="7.5pt" fo:letter-spacing="-0.009cm" style:font-size-asian="7.5pt"/>
    </style:style>
    <style:style style:name="T71" style:family="text">
      <style:text-properties fo:color="#272424" loext:opacity="100%" fo:font-size="7.5pt" fo:letter-spacing="-0.012cm" style:font-size-asian="7.5pt" style:text-scale="110%"/>
    </style:style>
    <style:style style:name="T72" style:family="text">
      <style:text-properties fo:color="#272424" loext:opacity="100%" fo:font-size="7.5pt" fo:letter-spacing="-0.025cm" style:font-size-asian="7.5pt" style:text-scale="110%"/>
    </style:style>
    <style:style style:name="T73" style:family="text">
      <style:text-properties fo:color="#272424" loext:opacity="100%" fo:font-size="7.5pt" fo:letter-spacing="-0.023cm" style:font-size-asian="7.5pt" style:text-scale="110%"/>
    </style:style>
    <style:style style:name="T74" style:family="text">
      <style:text-properties style:text-scale="90%"/>
    </style:style>
    <style:style style:name="T75" style:family="text">
      <style:text-properties fo:letter-spacing="0.002cm"/>
    </style:style>
    <style:style style:name="T76" style:family="text">
      <style:text-properties fo:letter-spacing="-0.004cm" style:text-scale="90%"/>
    </style:style>
    <style:style style:name="T77" style:family="text">
      <style:text-properties fo:font-size="10pt" fo:font-weight="bold" style:font-size-asian="10pt" style:font-weight-asian="bold"/>
    </style:style>
    <style:style style:name="T78" style:family="text">
      <style:text-properties fo:font-size="11.5pt" fo:font-weight="bold" style:font-size-asian="11.5pt" style:font-weight-asian="bold"/>
    </style:style>
    <style:style style:name="T79" style:family="text">
      <style:text-properties fo:letter-spacing="-0.004cm"/>
    </style:style>
    <style:style style:name="T80" style:family="text">
      <style:text-properties fo:letter-spacing="-0.041cm"/>
    </style:style>
    <style:style style:name="T81" style:family="text">
      <style:text-properties fo:font-size="15.5pt" fo:font-weight="bold" style:font-size-asian="15.5pt" style:font-weight-asian="bold"/>
    </style:style>
    <style:style style:name="T82" style:family="text">
      <style:text-properties fo:color="#272424" loext:opacity="100%" style:text-scale="105%"/>
    </style:style>
    <style:style style:name="T83" style:family="text">
      <style:text-properties fo:color="#272424" loext:opacity="100%" fo:letter-spacing="0.071cm" style:text-scale="105%"/>
    </style:style>
    <style:style style:name="T84" style:family="text">
      <style:text-properties style:text-scale="95%"/>
    </style:style>
    <style:style style:name="T85" style:family="text">
      <style:text-properties fo:letter-spacing="0.012cm"/>
    </style:style>
    <style:style style:name="T86" style:family="text">
      <style:text-properties fo:letter-spacing="0.011cm"/>
    </style:style>
    <style:style style:name="T87" style:family="text">
      <style:text-properties fo:letter-spacing="-0.004cm" style:text-scale="95%"/>
    </style:style>
    <style:style style:name="T88" style:family="text">
      <style:text-properties fo:color="#272424" loext:opacity="100%" style:text-scale="110%"/>
    </style:style>
    <style:style style:name="T89" style:family="text">
      <style:text-properties fo:color="#272424" loext:opacity="100%" fo:letter-spacing="-0.005cm" style:text-scale="110%"/>
    </style:style>
    <style:style style:name="T90" style:family="text">
      <style:text-properties fo:color="#272424" loext:opacity="100%" fo:letter-spacing="-0.042cm" style:text-scale="110%"/>
    </style:style>
    <style:style style:name="T91" style:family="text">
      <style:text-properties fo:color="#272424" loext:opacity="100%" fo:letter-spacing="-0.044cm" style:text-scale="110%"/>
    </style:style>
    <style:style style:name="T92" style:family="text">
      <style:text-properties fo:color="#272424" loext:opacity="100%" fo:letter-spacing="-0.046cm" style:text-scale="110%"/>
    </style:style>
    <style:style style:name="T93" style:family="text">
      <style:text-properties fo:color="#272424" loext:opacity="100%" fo:letter-spacing="-0.019cm" style:text-scale="110%"/>
    </style:style>
    <style:style style:name="T94" style:family="text">
      <style:text-properties fo:color="#272424" loext:opacity="100%" fo:letter-spacing="-0.007cm" style:text-scale="110%"/>
    </style:style>
    <style:style style:name="T95" style:family="text">
      <style:text-properties fo:color="#272424" loext:opacity="100%" fo:letter-spacing="-0.012cm" style:text-scale="110%"/>
    </style:style>
    <style:style style:name="T96" style:family="text">
      <style:text-properties fo:color="#272424" loext:opacity="100%" fo:letter-spacing="-0.004cm" style:text-scale="110%"/>
    </style:style>
    <style:style style:name="T97" style:family="text">
      <style:text-properties fo:font-size="14.5pt" fo:font-weight="bold" style:font-size-asian="14.5pt" style:font-weight-asian="bold"/>
    </style:style>
    <style:style style:name="T98" style:family="text">
      <style:text-properties fo:font-family="Calibri" style:font-family-generic="swiss" style:font-pitch="variable"/>
    </style:style>
    <style:style style:name="T99" style:family="text">
      <style:text-properties fo:color="#272424" loext:opacity="100%" fo:font-family="Calibri" style:font-family-generic="swiss" style:font-pitch="variable" fo:letter-spacing="-0.009cm"/>
    </style:style>
    <style:style style:name="T100" style:family="text">
      <style:text-properties fo:color="#272424" loext:opacity="100%" style:text-scale="90%"/>
    </style:style>
    <style:style style:name="T101" style:family="text">
      <style:text-properties fo:color="#272424" loext:opacity="100%" fo:letter-spacing="0.037cm"/>
    </style:style>
    <style:style style:name="T102" style:family="text">
      <style:text-properties fo:color="#272424" loext:opacity="100%" fo:letter-spacing="-0.007cm"/>
    </style:style>
    <style:style style:name="T103" style:family="text">
      <style:text-properties fo:font-family="Calibri" style:font-family-generic="swiss" style:font-pitch="variable" fo:font-size="13.5pt" style:font-size-asian="13.5pt"/>
    </style:style>
    <style:style style:name="T104" style:family="text">
      <style:text-properties fo:color="#272424" loext:opacity="100%" fo:font-family="Calibri" style:font-family-generic="swiss" style:font-pitch="variable" fo:font-size="13.5pt" fo:letter-spacing="-0.009cm" style:font-size-asian="13.5pt"/>
    </style:style>
    <style:style style:name="T105" style:family="text">
      <style:text-properties fo:font-family="Calibri" style:font-family-generic="swiss" style:font-pitch="variable" fo:font-size="1.5pt" style:font-size-asian="1.5pt"/>
    </style:style>
    <style:style style:name="T106" style:family="text">
      <style:text-properties fo:color="#272424" loext:opacity="100%" style:text-scale="95%"/>
    </style:style>
    <style:style style:name="T107" style:family="text">
      <style:text-properties fo:color="#272424" loext:opacity="100%" fo:letter-spacing="0.011cm"/>
    </style:style>
    <style:style style:name="T108" style:family="text">
      <style:text-properties fo:color="#272424" loext:opacity="100%" fo:letter-spacing="0.007cm"/>
    </style:style>
    <style:style style:name="T109" style:family="text">
      <style:text-properties fo:color="#272424" loext:opacity="100%" fo:letter-spacing="-0.004cm" style:text-scale="95%"/>
    </style:style>
    <style:style style:name="T110" style:family="text">
      <style:text-properties fo:color="#272424" loext:opacity="100%" fo:letter-spacing="-0.002cm" style:text-scale="110%"/>
    </style:style>
    <style:style style:name="T111" style:family="text">
      <style:text-properties fo:font-size="10pt" style:font-size-asian="10pt"/>
    </style:style>
    <style:style style:name="T112" style:family="text">
      <style:text-properties fo:color="#272424" loext:opacity="100%" fo:letter-spacing="0.108cm"/>
    </style:style>
    <style:style style:name="T113" style:family="text">
      <style:text-properties fo:color="#272424" loext:opacity="100%" fo:letter-spacing="-0.004cm"/>
    </style:style>
    <style:style style:name="T114" style:family="text">
      <style:text-properties fo:color="#272424" loext:opacity="100%" fo:letter-spacing="-0.035cm" style:text-scale="110%"/>
    </style:style>
    <style:style style:name="T115" style:family="text">
      <style:text-properties fo:color="#272424" loext:opacity="100%" fo:letter-spacing="-0.03cm" style:text-scale="110%"/>
    </style:style>
    <style:style style:name="T116" style:family="text">
      <style:text-properties fo:color="#272424" loext:opacity="100%" fo:letter-spacing="-0.034cm" style:text-scale="110%"/>
    </style:style>
    <style:style style:name="T117" style:family="text">
      <style:text-properties fo:color="#272424" loext:opacity="100%" fo:letter-spacing="-0.032cm" style:text-scale="95%"/>
    </style:style>
    <style:style style:name="T118" style:family="text">
      <style:text-properties fo:font-size="8pt" style:font-size-asian="8pt"/>
    </style:style>
    <style:style style:name="T119" style:family="text">
      <style:text-properties fo:color="#272424" loext:opacity="100%" style:text-scale="85%"/>
    </style:style>
    <style:style style:name="T120" style:family="text">
      <style:text-properties fo:color="#272424" loext:opacity="100%" fo:letter-spacing="0.016cm"/>
    </style:style>
    <style:style style:name="T121" style:family="text">
      <style:text-properties fo:color="#272424" loext:opacity="100%"/>
    </style:style>
    <style:style style:name="T122" style:family="text">
      <style:text-properties fo:color="#272424" loext:opacity="100%" fo:letter-spacing="-0.018cm"/>
    </style:style>
    <style:style style:name="T123" style:family="text">
      <style:text-properties fo:letter-spacing="-0.078cm"/>
    </style:style>
    <style:style style:name="T124" style:family="text">
      <style:text-properties fo:font-size="14pt" fo:font-weight="bold" style:font-size-asian="14pt" style:font-weight-asian="bold"/>
    </style:style>
    <style:style style:name="T125" style:family="text">
      <style:text-properties fo:color="#272424" loext:opacity="100%" fo:font-size="17pt" fo:letter-spacing="-0.002cm" fo:font-weight="bold"/>
    </style:style>
    <style:style style:name="T126" style:family="text">
      <style:text-properties fo:color="#272424" loext:opacity="100%" fo:font-size="17pt" fo:letter-spacing="-0.023cm" fo:font-weight="bold"/>
    </style:style>
    <style:style style:name="T127" style:family="text">
      <style:text-properties fo:color="#272424" loext:opacity="100%" fo:font-size="13.5pt"/>
    </style:style>
    <style:style style:name="T128" style:family="text">
      <style:text-properties fo:color="#272424" loext:opacity="100%" fo:font-size="13.5pt" fo:letter-spacing="-0.024cm"/>
    </style:style>
    <style:style style:name="T129" style:family="text">
      <style:text-properties fo:color="#272424" loext:opacity="100%" fo:font-size="13.5pt" fo:letter-spacing="-0.014cm"/>
    </style:style>
    <style:style style:name="T130" style:family="text">
      <style:text-properties fo:color="#272424" loext:opacity="100%" fo:font-size="17pt" fo:font-weight="bold"/>
    </style:style>
    <style:style style:name="T131" style:family="text">
      <style:text-properties fo:color="#272424" loext:opacity="100%" fo:font-size="17pt" fo:letter-spacing="0.004cm" fo:font-weight="bold"/>
    </style:style>
    <style:style style:name="T132" style:family="text">
      <style:text-properties fo:color="#272424" loext:opacity="100%" fo:font-size="13.5pt" fo:letter-spacing="-0.002cm"/>
    </style:style>
    <style:style style:name="T133" style:family="text">
      <style:text-properties fo:color="#272424" loext:opacity="100%" fo:font-size="13.5pt" fo:letter-spacing="-0.012cm"/>
    </style:style>
    <style:style style:name="T134" style:family="text">
      <style:text-properties fo:color="#272424" loext:opacity="100%" fo:font-size="13.5pt" fo:letter-spacing="-0.022cm"/>
    </style:style>
    <style:style style:name="T135" style:family="text">
      <style:text-properties fo:color="#272424" loext:opacity="100%" fo:font-size="17pt" fo:letter-spacing="0.026cm" fo:font-weight="bold"/>
    </style:style>
    <style:style style:name="T136" style:family="text">
      <style:text-properties fo:color="#272424" loext:opacity="100%" fo:font-size="17pt" fo:letter-spacing="0.027cm" fo:font-weight="bold"/>
    </style:style>
    <style:style style:name="T137" style:family="text">
      <style:text-properties fo:color="#272424" loext:opacity="100%" fo:font-size="13.5pt" fo:letter-spacing="-0.023cm"/>
    </style:style>
    <style:style style:name="T138" style:family="text">
      <style:text-properties fo:color="#272424" loext:opacity="100%" fo:font-size="17pt" fo:letter-spacing="0.012cm" fo:font-weight="bold"/>
    </style:style>
    <style:style style:name="T139" style:family="text">
      <style:text-properties fo:font-size="9.5pt" fo:font-weight="bold" style:font-size-asian="9.5pt" style:font-weight-asian="bold"/>
    </style:style>
    <style:style style:name="T140" style:family="text">
      <style:text-properties fo:font-size="34pt" fo:font-weight="bold" style:font-size-asian="34pt" style:font-weight-asian="bold"/>
    </style:style>
    <style:style style:name="T141" style:family="text">
      <style:text-properties fo:font-size="34pt" fo:font-weight="bold" style:font-size-asian="34pt" style:font-weight-asian="bold" style:text-scale="90%"/>
    </style:style>
    <style:style style:name="T142" style:family="text">
      <style:text-properties fo:font-size="34pt" fo:letter-spacing="-0.004cm" fo:font-weight="bold" style:font-size-asian="34pt" style:font-weight-asian="bold"/>
    </style:style>
    <style:style style:name="T143" style:family="text">
      <style:text-properties fo:letter-spacing="-0.007cm"/>
    </style:style>
    <style:style style:name="T144" style:family="text">
      <style:text-properties fo:color="#272424" loext:opacity="100%" fo:letter-spacing="-0.041cm" style:text-scale="110%"/>
    </style:style>
    <style:style style:name="T145" style:family="text">
      <style:text-properties fo:letter-spacing="-0.035cm" style:text-scale="95%"/>
    </style:style>
    <style:style style:name="T146" style:family="text">
      <style:text-properties fo:font-size="20pt" fo:font-weight="bold" style:font-size-asian="20pt" style:font-weight-asian="bold"/>
    </style:style>
    <style:style style:name="T147" style:family="text">
      <style:text-properties fo:color="#272424" loext:opacity="100%" fo:letter-spacing="-0.037cm" style:text-scale="110%"/>
    </style:style>
    <style:style style:name="T148" style:family="text">
      <style:text-properties fo:letter-spacing="0.086cm"/>
    </style:style>
    <style:style style:name="T149" style:family="text">
      <style:text-properties fo:letter-spacing="0.083cm"/>
    </style:style>
    <style:style style:name="T150" style:family="text">
      <style:text-properties fo:font-size="8.5pt" fo:font-weight="bold" style:font-size-asian="8.5pt" style:font-weight-asian="bold"/>
    </style:style>
    <style:style style:name="T151" style:family="text">
      <style:text-properties fo:font-size="45pt" fo:font-weight="bold" style:font-size-asian="45pt" style:font-weight-asian="bold"/>
    </style:style>
    <style:style style:name="T152" style:family="text">
      <style:text-properties fo:color="#272424" loext:opacity="100%" fo:font-size="45pt" fo:font-weight="bold" style:font-size-asian="45pt" style:font-weight-asian="bold" style:text-scale="93%"/>
    </style:style>
    <style:style style:name="T153" style:family="text">
      <style:text-properties fo:font-size="17pt" fo:font-weight="bold" style:font-size-asian="17pt" style:font-weight-asian="bold"/>
    </style:style>
    <style:style style:name="T154" style:family="text">
      <style:text-properties fo:color="#272424" loext:opacity="100%" fo:font-size="17pt" fo:letter-spacing="-0.004cm" fo:font-weight="bold" style:font-size-asian="17pt" style:font-weight-asian="bold"/>
    </style:style>
    <style:style style:name="T155" style:family="text">
      <style:text-properties fo:color="#272424" loext:opacity="100%" fo:font-size="45pt" fo:letter-spacing="-0.018cm" fo:font-weight="bold" style:font-size-asian="45pt" style:font-weight-asian="bold"/>
    </style:style>
    <style:style style:name="T156" style:family="text">
      <style:text-properties fo:color="#272424" loext:opacity="100%" fo:font-size="17pt" fo:font-weight="bold" style:font-size-asian="17pt" style:font-weight-asian="bold" style:text-scale="95%"/>
    </style:style>
    <style:style style:name="T157" style:family="text">
      <style:text-properties fo:color="#272424" loext:opacity="100%" fo:font-size="17pt" fo:letter-spacing="-0.026cm" fo:font-weight="bold" style:font-size-asian="17pt" style:font-weight-asian="bold" style:text-scale="95%"/>
    </style:style>
    <style:style style:name="T158" style:family="text">
      <style:text-properties fo:color="#272424" loext:opacity="100%" fo:font-size="17pt" fo:letter-spacing="-0.004cm" fo:font-weight="bold" style:font-size-asian="17pt" style:font-weight-asian="bold" style:text-scale="95%"/>
    </style:style>
    <style:style style:name="T159" style:family="text">
      <style:text-properties fo:color="#272424" loext:opacity="100%" fo:font-size="45pt" fo:letter-spacing="-0.009cm" fo:font-weight="bold" style:font-size-asian="45pt" style:font-weight-asian="bold" style:text-scale="90%"/>
    </style:style>
    <style:style style:name="T160" style:family="text">
      <style:text-properties fo:color="#272424" loext:opacity="100%" fo:letter-spacing="0.071cm"/>
    </style:style>
    <style:style style:name="T161" style:family="text">
      <style:text-properties fo:color="#272424" loext:opacity="100%" fo:letter-spacing="-0.018cm" style:text-scale="75%"/>
    </style:style>
    <style:style style:name="T162" style:family="text">
      <style:text-properties fo:color="#272424" loext:opacity="100%" fo:letter-spacing="-0.004cm" style:text-scale="105%"/>
    </style:style>
    <style:style style:name="T163" style:family="text">
      <style:text-properties fo:color="#272424" loext:opacity="100%" fo:font-size="45pt" fo:letter-spacing="-0.009cm" fo:font-weight="bold" style:font-size-asian="45pt" style:font-weight-asian="bold"/>
    </style:style>
    <style:style style:name="T164" style:family="text">
      <style:text-properties fo:color="#272424" loext:opacity="100%" fo:letter-spacing="0.095cm"/>
    </style:style>
    <style:style style:name="T165" style:family="text">
      <style:text-properties fo:color="#272424" loext:opacity="100%" fo:letter-spacing="-0.018cm" style:text-scale="90%"/>
    </style:style>
    <style:style style:name="T166" style:family="text">
      <style:text-properties fo:font-size="8.5pt" style:font-size-asian="8.5pt"/>
    </style:style>
    <style:style style:name="T167" style:family="text">
      <style:text-properties fo:letter-spacing="0.032cm"/>
    </style:style>
    <style:style style:name="T168" style:family="text">
      <style:text-properties fo:letter-spacing="0.046cm"/>
    </style:style>
    <style:style style:name="T169" style:family="text">
      <style:text-properties fo:letter-spacing="0.034cm"/>
    </style:style>
    <style:style style:name="T170" style:family="text">
      <style:text-properties fo:font-weight="bold" style:font-weight-asian="bold"/>
    </style:style>
    <style:style style:name="T171" style:family="text">
      <style:text-properties fo:color="#272424" loext:opacity="100%" fo:font-size="13.5pt" fo:letter-spacing="-0.006cm"/>
    </style:style>
    <style:style style:name="T172" style:family="text">
      <style:text-properties fo:color="#272424" loext:opacity="100%" fo:font-size="13.5pt" fo:letter-spacing="-0.008cm"/>
    </style:style>
    <style:style style:name="T173" style:family="text">
      <style:text-properties fo:color="#272424" loext:opacity="100%" fo:font-size="13.5pt" fo:letter-spacing="-0.021cm"/>
    </style:style>
    <style:style style:name="T174" style:family="text">
      <style:text-properties fo:color="#272424" loext:opacity="100%" fo:font-size="13.5pt" fo:letter-spacing="-0.007cm"/>
    </style:style>
    <style:style style:name="T175" style:family="text">
      <style:text-properties fo:color="#272424" loext:opacity="100%" fo:font-size="13.5pt" fo:letter-spacing="-0.02cm"/>
    </style:style>
    <style:style style:name="T176" style:family="text">
      <style:text-properties fo:color="#272424" loext:opacity="100%" fo:font-size="13.5pt" fo:letter-spacing="0.04cm"/>
    </style:style>
    <style:style style:name="T177" style:family="text">
      <style:text-properties fo:color="#272424" loext:opacity="100%" fo:font-size="13.5pt" fo:letter-spacing="-0.004cm"/>
    </style:style>
    <style:style style:name="T178" style:family="text">
      <style:text-properties fo:font-size="34pt" fo:font-weight="bold" style:font-size-asian="34pt" style:font-weight-asian="bold" style:text-scale="95%"/>
    </style:style>
    <style:style style:name="T179" style:family="text">
      <style:text-properties fo:font-size="34pt" fo:letter-spacing="-0.067cm" fo:font-weight="bold" style:font-size-asian="34pt" style:font-weight-asian="bold" style:text-scale="95%"/>
    </style:style>
    <style:style style:name="T180" style:family="text">
      <style:text-properties fo:font-size="34pt" fo:letter-spacing="-0.004cm" fo:font-weight="bold" style:font-size-asian="34pt" style:font-weight-asian="bold" style:text-scale="95%"/>
    </style:style>
    <style:style style:name="T181" style:family="text">
      <style:text-properties fo:letter-spacing="0.007cm"/>
    </style:style>
    <style:style style:name="T182" style:family="text">
      <style:text-properties fo:font-size="13.5pt" fo:font-weight="bold" style:font-size-asian="13.5pt" style:font-weight-asian="bold"/>
    </style:style>
    <style:style style:name="T183" style:family="text">
      <style:text-properties fo:color="#272424" loext:opacity="100%" fo:font-size="13.5pt" fo:letter-spacing="-0.004cm" fo:font-weight="bold" style:font-size-asian="13.5pt" style:font-weight-asian="bold"/>
    </style:style>
    <style:style style:name="T184" style:family="text">
      <style:text-properties fo:color="#272424" loext:opacity="100%" fo:font-size="13.5pt" fo:letter-spacing="0.037cm" fo:font-weight="bold" style:font-size-asian="13.5pt" style:font-weight-asian="bold"/>
    </style:style>
    <style:style style:name="T185" style:family="text">
      <style:text-properties fo:color="#272424" loext:opacity="100%" fo:font-size="13.5pt" fo:letter-spacing="0.03cm" style:font-size-asian="13.5pt"/>
    </style:style>
    <style:style style:name="T186" style:family="text">
      <style:text-properties fo:color="#272424" loext:opacity="100%" fo:font-size="13.5pt" fo:letter-spacing="-0.004cm" style:font-size-asian="13.5pt"/>
    </style:style>
    <style:style style:name="T187" style:family="text">
      <style:text-properties fo:font-size="14.5pt" style:font-size-asian="14.5pt"/>
    </style:style>
    <style:style style:name="T188" style:family="text">
      <style:text-properties fo:color="#272424" loext:opacity="100%" fo:font-weight="bold" style:font-weight-asian="bold"/>
    </style:style>
    <style:style style:name="T189" style:family="text">
      <style:text-properties fo:letter-spacing="0.078cm"/>
    </style:style>
    <style:style style:name="T190" style:family="text">
      <style:text-properties fo:color="#272424" loext:opacity="100%" fo:letter-spacing="-0.011cm" style:text-scale="110%"/>
    </style:style>
    <style:style style:name="T191" style:family="text">
      <style:text-properties fo:color="#272424" loext:opacity="100%" fo:letter-spacing="-0.009cm" style:text-scale="110%"/>
    </style:style>
    <style:style style:name="T192" style:family="text">
      <style:text-properties fo:letter-spacing="-0.042cm" style:text-scale="95%"/>
    </style:style>
    <style:style style:name="T193" style:family="text">
      <style:text-properties fo:letter-spacing="-0.03cm" style:text-scale="95%"/>
    </style:style>
    <style:style style:name="T194" style:family="text">
      <style:text-properties fo:letter-spacing="-0.032cm" style:text-scale="95%"/>
    </style:style>
    <style:style style:name="T195" style:family="text">
      <style:text-properties fo:letter-spacing="-0.007cm" style:text-scale="95%"/>
    </style:style>
    <style:style style:name="T196" style:family="text">
      <style:text-properties fo:color="#272424" loext:opacity="100%" fo:letter-spacing="0.06cm" style:text-scale="105%"/>
    </style:style>
    <style:style style:name="T197" style:family="text">
      <style:text-properties fo:color="#272424" loext:opacity="100%" fo:letter-spacing="0.065cm" style:text-scale="105%"/>
    </style:style>
    <style:style style:name="T198" style:family="text">
      <style:text-properties fo:color="#272424" loext:opacity="100%" fo:letter-spacing="-0.039cm" style:text-scale="110%"/>
    </style:style>
    <style:style style:name="T199" style:family="text">
      <style:text-properties fo:font-size="6pt" style:font-size-asian="6pt"/>
    </style:style>
    <style:style style:name="T200" style:family="text">
      <style:text-properties fo:font-size="6.5pt" style:font-size-asian="6.5pt"/>
    </style:style>
    <style:style style:name="T201" style:family="text">
      <style:text-properties fo:color="#272424" loext:opacity="100%" fo:letter-spacing="-0.005cm" style:text-scale="95%"/>
    </style:style>
    <style:style style:name="T202" style:family="text">
      <style:text-properties fo:font-size="29pt" fo:font-weight="bold" style:font-size-asian="29pt" style:font-weight-asian="bold"/>
    </style:style>
    <style:style style:name="T203" style:family="text">
      <style:text-properties fo:color="#272424" loext:opacity="100%" fo:letter-spacing="-0.041cm" style:text-scale="105%"/>
    </style:style>
    <style:style style:name="T204" style:family="text">
      <style:text-properties fo:font-size="9.5pt" style:font-size-asian="9.5pt"/>
    </style:style>
    <style:style style:name="T205" style:family="text">
      <style:text-properties fo:color="#272424" loext:opacity="100%" fo:letter-spacing="-0.016cm" style:text-scale="110%"/>
    </style:style>
    <style:style style:name="T206" style:family="text">
      <style:text-properties fo:color="#272424" loext:opacity="100%" fo:letter-spacing="-0.018cm" style:text-scale="110%"/>
    </style:style>
    <style:style style:name="T207" style:family="text">
      <style:text-properties fo:color="#272424" loext:opacity="100%" fo:letter-spacing="-0.023cm" style:text-scale="110%"/>
    </style:style>
    <style:style style:name="T208" style:family="text">
      <style:text-properties fo:color="#272424" loext:opacity="100%" fo:letter-spacing="-0.014cm" style:text-scale="110%"/>
    </style:style>
    <style:style style:name="T209" style:family="text">
      <style:text-properties fo:color="#272424" loext:opacity="100%" fo:letter-spacing="-0.026cm" style:text-scale="110%"/>
    </style:style>
    <style:style style:name="T210" style:family="text">
      <style:text-properties fo:color="#272424" loext:opacity="100%" fo:letter-spacing="-0.032cm" style:text-scale="110%"/>
    </style:style>
    <style:style style:name="T211" style:family="text">
      <style:text-properties fo:color="#272424" loext:opacity="100%" fo:letter-spacing="-0.028cm" style:text-scale="110%"/>
    </style:style>
    <style:style style:name="T212" style:family="text">
      <style:text-properties fo:color="#272424" loext:opacity="100%" fo:letter-spacing="-0.025cm" style:text-scale="110%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31515*" fo:start-indent="0cm" fo:end-indent="0.152cm"/>
          <style:column style:rel-width="34020*" fo:start-indent="0.152cm" fo:end-indent="0cm"/>
        </style:columns>
      </style:section-properties>
    </style:style>
    <style:style style:name="Sect3" style:family="section">
      <style:section-properties style:editable="false">
        <style:columns fo:column-count="2">
          <style:column style:rel-width="29742*" fo:start-indent="0cm" fo:end-indent="0.333cm"/>
          <style:column style:rel-width="35793*" fo:start-indent="0.333cm" fo:end-indent="0cm"/>
        </style:columns>
      </style:section-properties>
    </style:style>
    <style:style style:name="Sect4" style:family="section">
      <style:section-properties style:editable="false">
        <style:columns fo:column-count="2">
          <style:column style:rel-width="29977*" fo:start-indent="0cm" fo:end-indent="0.263cm"/>
          <style:column style:rel-width="35558*" fo:start-indent="0.263cm" fo:end-indent="0cm"/>
        </style:columns>
      </style:section-properties>
    </style:style>
    <style:style style:name="Sect5" style:family="section">
      <style:section-properties text:dont-balance-text-columns="true" style:editable="false">
        <style:columns fo:column-count="2">
          <style:column style:rel-width="30109*" fo:start-indent="0cm" fo:end-indent="0.222cm"/>
          <style:column style:rel-width="35426*" fo:start-indent="0.222cm" fo:end-indent="0cm"/>
        </style:columns>
      </style:section-properties>
    </style:style>
    <style:style style:name="Sect6" style:family="section">
      <style:section-properties text:dont-balance-text-columns="true" style:editable="false">
        <style:columns fo:column-count="3">
          <style:column style:rel-width="20280*" fo:start-indent="0cm" fo:end-indent="0.261cm"/>
          <style:column style:rel-width="21380*" fo:start-indent="0.261cm" fo:end-indent="0.189cm"/>
          <style:column style:rel-width="23875*" fo:start-indent="0.189cm" fo:end-indent="0cm"/>
        </style:columns>
      </style:section-properties>
    </style:style>
    <style:style style:name="Sect7" style:family="section">
      <style:section-properties style:editable="false">
        <style:columns fo:column-count="4">
          <style:column style:rel-width="16231*" fo:start-indent="0cm" fo:end-indent="0.035cm"/>
          <style:column style:rel-width="15112*" fo:start-indent="0.035cm" fo:end-indent="0.035cm"/>
          <style:column style:rel-width="15500*" fo:start-indent="0.035cm" fo:end-indent="0.035cm"/>
          <style:column style:rel-width="18692*" fo:start-indent="0.035cm" fo:end-indent="0cm"/>
        </style:columns>
      </style:section-properties>
    </style:style>
    <style:style style:name="Sect8" style:family="section">
      <style:section-properties text:dont-balance-text-columns="true" style:editable="false">
        <style:columns fo:column-count="2">
          <style:column style:rel-width="24695*" fo:start-indent="0cm" fo:end-indent="0.28cm"/>
          <style:column style:rel-width="40840*" fo:start-indent="0.28cm" fo:end-indent="0cm"/>
        </style:columns>
      </style:section-properties>
    </style:style>
    <style:style style:name="Sect9" style:family="section">
      <style:section-properties style:editable="false">
        <style:columns fo:column-count="3">
          <style:column style:rel-width="20894*" fo:start-indent="0cm" fo:end-indent="0.035cm"/>
          <style:column style:rel-width="18337*" fo:start-indent="0.035cm" fo:end-indent="0.252cm"/>
          <style:column style:rel-width="26304*" fo:start-indent="0.252cm" fo:end-indent="0cm"/>
        </style:columns>
      </style:section-properties>
    </style:style>
    <style:style style:name="gr1" style:family="graphic">
      <style:graphic-properties draw:stroke="none" svg:stroke-width="0cm" draw:fill="solid" draw:fill-color="#4850bb" draw:textarea-horizontal-align="center" draw:textarea-vertical-align="top" draw:auto-grow-height="false" fo:wrap-option="wrap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loext:decorative="false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draw:fill="solid" draw:fill-color="#4850bb" draw:textarea-horizontal-align="center" draw:textarea-vertical-align="top" draw:auto-grow-height="false" fo:wrap-option="wrap" loext:decorative="false" style:run-through="background"/>
    </style:style>
    <style:style style:name="gr4" style:family="graphic">
      <style:graphic-properties loext:decorative="false" fo:margin-left="0.318cm" fo:margin-right="0.318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solid" draw:fill-color="#dadbf0" draw:textarea-horizontal-align="center" draw:textarea-vertical-align="top" draw:auto-grow-height="false" fo:wrap-option="wrap" loext:decorative="false" style:run-through="background"/>
    </style:style>
    <style:style style:name="gr6" style:family="graphic">
      <style:graphic-properties draw:stroke="solid" svg:stroke-width="0.021cm" svg:stroke-color="#c0c1d6" draw:stroke-linejoin="round" svg:stroke-linecap="butt" draw:fill="none" loext:fill-use-slide-background="false" draw:textarea-horizontal-align="center" draw:textarea-vertical-align="top" draw:auto-grow-height="false" fo:padding-top="0.011cm" fo:padding-bottom="0.011cm" fo:padding-left="0.011cm" fo:padding-right="0.011cm" fo:wrap-option="wrap" loext:decorative="false" style:run-through="background"/>
    </style:style>
    <style:style style:name="gr7" style:family="graphic">
      <style:graphic-properties draw:stroke="none" svg:stroke-width="0cm" draw:fill="none" draw:fill-color="#ffffff" loext:fill-use-slide-background="false" draw:textarea-vertical-align="top" draw:auto-grow-height="false" fo:min-height="9.742cm" fo:padding-top="0cm" fo:padding-bottom="0cm" fo:padding-left="0cm" fo:padding-right="0cm" fo:wrap-option="wrap" loext:decorative="false" style:run-through="background"/>
      <style:paragraph-properties style:writing-mode="lr-tb"/>
    </style:style>
    <style:style style:name="gr8" style:family="graphic">
      <style:graphic-properties style:writing-mode="lr-tb" loext:decorative="false" fo:margin-left="0.318cm" fo:margin-right="0.318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9" style:family="graphic">
      <style:graphic-properties draw:stroke="none" svg:stroke-width="0cm" draw:fill="none" loext:fill-use-slide-background="false" draw:textarea-vertical-align="top" draw:auto-grow-height="false" fo:min-height="1.471cm" fo:min-width="4.796cm" fo:padding-top="0cm" fo:padding-bottom="0cm" fo:padding-left="0cm" fo:padding-right="0cm" fo:wrap-option="wrap" loext:decorative="false" style:run-through="background"/>
      <style:paragraph-properties style:writing-mode="lr-tb"/>
    </style:style>
    <style:style style:name="gr10" style:family="graphic">
      <style:graphic-properties draw:stroke="none" svg:stroke-width="0cm" draw:fill="none" loext:fill-use-slide-background="false" draw:textarea-vertical-align="top" draw:auto-grow-height="false" fo:min-height="6.011cm" fo:min-width="4.468cm" fo:padding-top="0cm" fo:padding-bottom="0cm" fo:padding-left="0cm" fo:padding-right="0cm" fo:wrap-option="wrap" loext:decorative="false" style:run-through="background"/>
      <style:paragraph-properties style:writing-mode="lr-tb"/>
    </style:style>
    <style:style style:name="gr11" style:family="graphic">
      <style:graphic-properties draw:stroke="none" svg:stroke-width="0cm" draw:fill="none" loext:fill-use-slide-background="false" draw:textarea-vertical-align="top" draw:auto-grow-height="false" fo:min-height="9.742cm" fo:min-width="5.801cm" fo:padding-top="0cm" fo:padding-bottom="0cm" fo:padding-left="0cm" fo:padding-right="0cm" fo:wrap-option="wrap" loext:decorative="false" style:run-through="background"/>
      <style:paragraph-properties style:writing-mode="lr-tb"/>
    </style:style>
    <style:style style:name="gr12" style:family="graphic">
      <style:graphic-properties draw:stroke="none" svg:stroke-width="0cm" draw:fill="none" loext:fill-use-slide-background="false" draw:textarea-vertical-align="top" draw:auto-grow-height="false" fo:min-height="5.154cm" fo:min-width="8.934cm" fo:padding-top="0cm" fo:padding-bottom="0cm" fo:padding-left="0cm" fo:padding-right="0cm" fo:wrap-option="wrap" loext:decorative="false" style:run-through="background"/>
      <style:paragraph-properties style:writing-mode="lr-tb"/>
    </style:style>
    <style:style style:name="gr13" style:family="graphic">
      <style:graphic-properties draw:stroke="solid" svg:stroke-width="0.065cm" svg:stroke-color="#c0c1d6" draw:stroke-linejoin="round" svg:stroke-linecap="butt" draw:fill="none" loext:fill-use-slide-background="false" draw:textarea-horizontal-align="center" draw:textarea-vertical-align="top" draw:auto-grow-height="false" fo:padding-top="0.032cm" fo:padding-bottom="0.032cm" fo:padding-left="0.032cm" fo:padding-right="0.032cm" fo:wrap-option="wrap" loext:decorative="false" style:run-through="background"/>
    </style:style>
    <style:style style:name="gr14" style:family="graphic">
      <style:graphic-properties draw:stroke="none" svg:stroke-width="0cm" draw:fill="none" loext:fill-use-slide-background="false" draw:textarea-vertical-align="top" draw:auto-grow-height="false" fo:min-height="13.744cm" fo:min-width="5.879cm" fo:padding-top="0cm" fo:padding-bottom="0cm" fo:padding-left="0cm" fo:padding-right="0cm" fo:wrap-option="wrap" loext:decorative="false" style:run-through="background"/>
      <style:paragraph-properties style:writing-mode="lr-tb"/>
    </style:style>
    <style:style style:name="gr15" style:family="graphic">
      <style:graphic-properties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6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/>
    </style:style>
    <style:style style:name="gr17" style:family="graphic">
      <style:graphic-properties draw:stroke="none" svg:stroke-width="0cm" draw:fill="solid" draw:fill-color="#ffffff" draw:textarea-horizontal-align="center" draw:textarea-vertical-align="top" draw:auto-grow-height="false" fo:wrap-option="wrap" loext:decorative="false" style:run-through="background"/>
    </style:style>
    <style:style style:name="gr18" style:family="graphic">
      <style:graphic-properties draw:stroke="solid" svg:stroke-width="0.035cm" svg:stroke-color="#ffffff" draw:stroke-linejoin="round" svg:stroke-linecap="butt" draw:fill="none" loext:fill-use-slide-background="false" draw:textarea-horizontal-align="center" draw:textarea-vertical-align="top" draw:auto-grow-height="false" fo:padding-top="0.018cm" fo:padding-bottom="0.018cm" fo:padding-left="0.018cm" fo:padding-right="0.018cm" fo:wrap-option="wrap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><text:span text:style-name="T2">MicroGoal</text:span><text:span text:style-name="T2"/></text:p>
        <text:p text:style-name="P2" loext:marker-style-name="T3"><text:span text:style-name="T4">Date: </text:span><text:span text:style-name="T5">0</text:span><text:span text:style-name="T6">9</text:span><text:span text:style-name="T5"> March 2026 </text:span><text:span text:style-name="T4">Maximum</text:span><text:span text:style-name="T7"> </text:span><text:span text:style-name="T4">Marks:</text:span><text:span text:style-name="T7"> </text:span><text:span text:style-name="T5">5</text:span><text:span text:style-name="T8"> </text:span><text:span text:style-name="T5">Marks </text:span><text:span text:style-name="T4">Project Name: </text:span><text:span text:style-name="T5">MicroGoal</text:span></text:p>
      </text:section>
      <text:p text:style-name="P3" loext:marker-style-name="T9"><text:span text:style-name="T10">Product</text:span><text:span text:style-name="T11"> </text:span><text:span text:style-name="T10">Backlog</text:span><text:span text:style-name="T11"> </text:span><text:span text:style-name="T10">&amp;</text:span><text:span text:style-name="T12"> </text:span><text:span text:style-name="T10">Sprint</text:span><text:span text:style-name="T13"> </text:span><text:span text:style-name="T14">Plan</text:span></text:p>
      <text:p text:style-name="P4" loext:marker-style-name="T15"><text:span text:style-name="T16">The</text:span><text:span text:style-name="T17"> </text:span><text:span text:style-name="T16">following</text:span><text:span text:style-name="T18"> </text:span><text:span text:style-name="T16">table</text:span><text:span text:style-name="T18"> </text:span><text:span text:style-name="T16">presents</text:span><text:span text:style-name="T19"> </text:span><text:span text:style-name="T16">the</text:span><text:span text:style-name="T18"> </text:span><text:span text:style-name="T16">complete</text:span><text:span text:style-name="T17"> </text:span><text:span text:style-name="T16">product</text:span><text:span text:style-name="T20"> </text:span><text:span text:style-name="T16">backlog</text:span><text:span text:style-name="T21"> </text:span><text:span text:style-name="T16">for</text:span><text:span text:style-name="T18"> </text:span><text:span text:style-name="T16">the</text:span><text:span text:style-name="T17"> </text:span><text:span text:style-name="T16">MicroGoal</text:span><text:span text:style-name="T22"> </text:span><text:span text:style-name="T16">backend</text:span><text:span text:style-name="T20"> </text:span><text:span text:style-name="T16">implementation,</text:span><text:span text:style-name="T22"> </text:span><text:span text:style-name="T16">organized</text:span><text:span text:style-name="T20"> </text:span><text:span text:style-name="T16">by</text:span><text:span text:style-name="T23"> </text:span><text:span text:style-name="T16">sprint</text:span><text:span text:style-name="T18"> </text:span><text:span text:style-name="T16">cycles.</text:span><text:span text:style-name="T23"> </text:span><text:span text:style-name="T16">Each</text:span><text:span text:style-name="T17"> </text:span><text:span text:style-name="T16">sprint</text:span><text:span text:style-name="T24"> </text:span><text:span text:style-name="T16">represents a</text:span><text:span text:style-name="T24"> </text:span><text:span text:style-name="T16">two-week development cycle with clearly</text:span><text:span text:style-name="T24"> </text:span><text:span text:style-name="T16">defined functional requirements, user stories,</text:span><text:span text:style-name="T24"> </text:span><text:span text:style-name="T16">story</text:span><text:span text:style-name="T24"> </text:span><text:span text:style-name="T16">points, priority</text:span><text:span text:style-name="T25"> </text:span><text:span text:style-name="T16">levels,</text:span><text:span text:style-name="T24"> </text:span><text:span text:style-name="T16">and assigned team</text:span><text:span text:style-name="T24"> </text:span><text:span text:style-name="T16">members. The backlog follows</text:span><text:span text:style-name="T26"> </text:span><text:span text:style-name="T16">an</text:span><text:span text:style-name="T22"> </text:span><text:span text:style-name="T16">agile</text:span><text:span text:style-name="T27"> </text:span><text:span text:style-name="T16">methodology, with</text:span><text:span text:style-name="T26"> </text:span><text:span text:style-name="T16">tasks</text:span><text:span text:style-name="T22"> </text:span><text:span text:style-name="T16">broken down into</text:span><text:span text:style-name="T21"> </text:span><text:span text:style-name="T16">manageable</text:span><text:span text:style-name="T27"> </text:span><text:span text:style-name="T16">user</text:span><text:span text:style-name="T21"> </text:span><text:span text:style-name="T16">stories</text:span><text:span text:style-name="T26"> </text:span><text:span text:style-name="T16">that</text:span><text:span text:style-name="T27"> </text:span><text:span text:style-name="T16">can</text:span><text:span text:style-name="T26"> </text:span><text:span text:style-name="T16">be completed within a</text:span><text:span text:style-name="T22"> </text:span><text:span text:style-name="T16">single</text:span><text:span text:style-name="T27"> </text:span><text:span text:style-name="T16">sprint.</text:span><text:span text:style-name="T26"> </text:span><text:span text:style-name="T16">Story</text:span><text:span text:style-name="T26"> </text:span><text:span text:style-name="T16">points reflect relative</text:span><text:span text:style-name="T28"> </text:span><text:span text:style-name="T16">effort and complexity, with priority</text:span><text:span text:style-name="T29"> </text:span><text:span text:style-name="T16">levels indicating business value and implementation urgency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5" loext:marker-style-name="T30"><text:span text:style-name="T31">Sprint</text:span><text:span text:style-name="T31"/></text:p>
          </table:table-cell>
          <table:table-cell table:style-name="Table1.B1" office:value-type="string">
            <text:p text:style-name="P6" loext:marker-style-name="T30"><text:span text:style-name="T31">Functional </text:span><text:span text:style-name="T32">Requirement</text:span><text:span text:style-name="T31"> (Epic)</text:span></text:p>
          </table:table-cell>
          <table:table-cell table:style-name="Table1.B1" office:value-type="string">
            <text:p text:style-name="P7" loext:marker-style-name="T30"><text:span text:style-name="T33">User</text:span><text:span text:style-name="T34"> </text:span><text:span text:style-name="T33">Story </text:span><text:span text:style-name="T31">Number</text:span></text:p>
          </table:table-cell>
          <table:table-cell table:style-name="Table1.B1" office:value-type="string">
            <text:p text:style-name="P8" loext:marker-style-name="T30"><text:span text:style-name="T35">User</text:span><text:span text:style-name="T36"> </text:span><text:span text:style-name="T35">Story</text:span><text:span text:style-name="T36"> </text:span><text:span text:style-name="T35">/</text:span><text:span text:style-name="T37"> </text:span><text:span text:style-name="T38">Task</text:span></text:p>
          </table:table-cell>
          <table:table-cell table:style-name="Table1.B1" office:value-type="string">
            <text:p text:style-name="P9" loext:marker-style-name="T30"><text:span text:style-name="T31">Story </text:span><text:span text:style-name="T32">Points</text:span></text:p>
          </table:table-cell>
          <table:table-cell table:style-name="Table1.B1" office:value-type="string">
            <text:p text:style-name="P10" loext:marker-style-name="T30"><text:span text:style-name="T31">Priority</text:span><text:span text:style-name="T31"/></text:p>
          </table:table-cell>
          <table:table-cell table:style-name="Table1.G1" office:value-type="string">
            <text:p text:style-name="P11" loext:marker-style-name="T30"><text:span text:style-name="T33">Team</text:span><text:span text:style-name="T39"> </text:span><text:span text:style-name="T31">Member</text:span></text:p>
          </table:table-cell>
        </table:table-row>
        <table:table-row table:style-name="Table1.2">
          <table:table-cell table:style-name="Table1.A2" office:value-type="string">
            <text:p text:style-name="Table_20_Paragraph" loext:marker-style-name="T15"><text:span text:style-name="T40">Sprint-</text:span><text:span text:style-name="T41">1</text:span></text:p>
          </table:table-cell>
          <table:table-cell table:style-name="Table1.B2" office:value-type="string">
            <text:p text:style-name="P12" loext:marker-style-name="T15"><text:span text:style-name="T42">User </text:span><text:span text:style-name="T43">Authentication</text:span></text:p>
          </table:table-cell>
          <table:table-cell table:style-name="Table1.B2" office:value-type="string">
            <text:p text:style-name="P13" loext:marker-style-name="T15"><text:span text:style-name="T40">USN-</text:span><text:span text:style-name="T41">1</text:span></text:p>
          </table:table-cell>
          <table:table-cell table:style-name="Table1.B2" office:value-type="string">
            <text:p text:style-name="P14" loext:marker-style-name="T15"><text:span text:style-name="T16">Implement</text:span><text:span text:style-name="T43"> </text:span><text:span text:style-name="T16">User</text:span><text:span text:style-name="T44"> </text:span><text:span text:style-name="T16">Registration</text:span><text:span text:style-name="T45"> </text:span><text:span text:style-name="T46">API</text:span></text:p>
          </table:table-cell>
          <table:table-cell table:style-name="Table1.B2" office:value-type="string">
            <text:p text:style-name="P15" loext:marker-style-name="T15"><text:span text:style-name="T47">5</text:span><text:span text:style-name="T47"/></text:p>
          </table:table-cell>
          <table:table-cell table:style-name="Table1.B2" office:value-type="string">
            <text:p text:style-name="P16" loext:marker-style-name="T15"><text:span text:style-name="T42">High</text:span><text:span text:style-name="T42"/></text:p>
          </table:table-cell>
          <table:table-cell table:style-name="Table1.G2" office:value-type="string">
            <text:p text:style-name="P17" loext:marker-style-name="T15"><text:span text:style-name="T43">Dharmender</text:span><text:span text:style-name="T43"/></text:p>
          </table:table-cell>
        </table:table-row>
        <table:table-row table:style-name="Table1.2">
          <table:table-cell table:style-name="Table1.A3" office:value-type="string">
            <text:p text:style-name="Table_20_Paragraph" loext:marker-style-name="T15"><text:span text:style-name="T40">Sprint-</text:span><text:span text:style-name="T41">1</text:span></text:p>
          </table:table-cell>
          <table:table-cell table:style-name="Table1.B3" office:value-type="string">
            <text:p text:style-name="P12" loext:marker-style-name="T15"><text:span text:style-name="T42">User </text:span><text:span text:style-name="T43">Authentication</text:span></text:p>
          </table:table-cell>
          <table:table-cell table:style-name="Table1.C3" office:value-type="string">
            <text:p text:style-name="P13" loext:marker-style-name="T15"><text:span text:style-name="T48">USN-</text:span><text:span text:style-name="T49">2</text:span></text:p>
          </table:table-cell>
          <table:table-cell table:style-name="Table1.D3" office:value-type="string">
            <text:p text:style-name="P14" loext:marker-style-name="T15"><text:span text:style-name="T16">Implement</text:span><text:span text:style-name="T50"> </text:span><text:span text:style-name="T16">User</text:span><text:span text:style-name="T45"> </text:span><text:span text:style-name="T16">Login</text:span><text:span text:style-name="T51"> </text:span><text:span text:style-name="T16">with</text:span><text:span text:style-name="T52"> </text:span><text:span text:style-name="T46">JWT</text:span></text:p>
          </table:table-cell>
          <table:table-cell table:style-name="Table1.E3" office:value-type="string">
            <text:p text:style-name="P15" loext:marker-style-name="T15"><text:span text:style-name="T53">8</text:span><text:span text:style-name="T53"/></text:p>
          </table:table-cell>
          <table:table-cell table:style-name="Table1.F3" office:value-type="string">
            <text:p text:style-name="P16" loext:marker-style-name="T15"><text:span text:style-name="T42">High</text:span><text:span text:style-name="T42"/></text:p>
          </table:table-cell>
          <table:table-cell table:style-name="Table1.G3" office:value-type="string">
            <text:p text:style-name="P17" loext:marker-style-name="T15"><text:span text:style-name="T43">Dharmender</text:span><text:span text:style-name="T43"/></text:p>
          </table:table-cell>
        </table:table-row>
        <table:table-row table:style-name="Table1.2">
          <table:table-cell table:style-name="Table1.A2" office:value-type="string">
            <text:p text:style-name="P18" loext:marker-style-name="T15"><text:span text:style-name="T40">Sprint-</text:span><text:span text:style-name="T41">1</text:span></text:p>
          </table:table-cell>
          <table:table-cell table:style-name="Table1.B2" office:value-type="string">
            <text:p text:style-name="P19" loext:marker-style-name="T15"><text:span text:style-name="T16">Database</text:span><text:span text:style-name="T54"> </text:span><text:span text:style-name="T55">Setup</text:span></text:p>
          </table:table-cell>
          <table:table-cell table:style-name="Table1.B2" office:value-type="string">
            <text:p text:style-name="P20" loext:marker-style-name="T15"><text:span text:style-name="T48">USN-</text:span><text:span text:style-name="T49">3</text:span></text:p>
          </table:table-cell>
          <table:table-cell table:style-name="Table1.B2" office:value-type="string">
            <text:p text:style-name="P21" loext:marker-style-name="T15"><text:span text:style-name="T56">Configure</text:span><text:span text:style-name="T57"> </text:span><text:span text:style-name="T56">MongoDB</text:span><text:span text:style-name="T57"> </text:span><text:span text:style-name="T56">&amp;</text:span><text:span text:style-name="T58"> </text:span><text:span text:style-name="T56">Mongoose</text:span><text:span text:style-name="T59"> </text:span><text:span text:style-name="T55">Models</text:span></text:p>
          </table:table-cell>
          <table:table-cell table:style-name="Table1.B2" office:value-type="string">
            <text:p text:style-name="P22" loext:marker-style-name="T15"><text:span text:style-name="T47">5</text:span><text:span text:style-name="T47"/></text:p>
          </table:table-cell>
          <table:table-cell table:style-name="Table1.B2" office:value-type="string">
            <text:p text:style-name="P23" loext:marker-style-name="T15"><text:span text:style-name="T42">High</text:span><text:span text:style-name="T42"/></text:p>
          </table:table-cell>
          <table:table-cell table:style-name="Table1.G2" office:value-type="string">
            <text:p text:style-name="P24" loext:marker-style-name="T15"><text:span text:style-name="T43">Dharmender</text:span><text:span text:style-name="T43"/></text:p>
          </table:table-cell>
        </table:table-row>
        <table:table-row table:style-name="Table1.5">
          <table:table-cell table:style-name="Table1.A5" office:value-type="string">
            <text:p text:style-name="P18" loext:marker-style-name="T15"><text:span text:style-name="T55">Sprint-</text:span><text:span text:style-name="T58">2</text:span></text:p>
          </table:table-cell>
          <table:table-cell table:style-name="Table1.B5" office:value-type="string">
            <text:p text:style-name="P19" loext:marker-style-name="T15"><text:span text:style-name="T56">Goal</text:span><text:span text:style-name="T60"> </text:span><text:span text:style-name="T55">Management</text:span></text:p>
          </table:table-cell>
          <table:table-cell table:style-name="Table1.C5" office:value-type="string">
            <text:p text:style-name="P20" loext:marker-style-name="T15"><text:span text:style-name="T48">USN-</text:span><text:span text:style-name="T61">4</text:span></text:p>
          </table:table-cell>
          <table:table-cell table:style-name="Table1.D5" office:value-type="string">
            <text:p text:style-name="P21" loext:marker-style-name="T15"><text:span text:style-name="T16">Create</text:span><text:span text:style-name="T44"> </text:span><text:span text:style-name="T16">Goal</text:span><text:span text:style-name="T62"> </text:span><text:span text:style-name="T16">API</text:span><text:span text:style-name="T43"> (POST)</text:span></text:p>
          </table:table-cell>
          <table:table-cell table:style-name="Table1.E5" office:value-type="string">
            <text:p text:style-name="P22" loext:marker-style-name="T15"><text:span text:style-name="T47">5</text:span><text:span text:style-name="T47"/></text:p>
          </table:table-cell>
          <table:table-cell table:style-name="Table1.F5" office:value-type="string">
            <text:p text:style-name="P23" loext:marker-style-name="T15"><text:span text:style-name="T42">High</text:span><text:span text:style-name="T42"/></text:p>
          </table:table-cell>
          <table:table-cell table:style-name="Table1.G5" office:value-type="string">
            <text:p text:style-name="P24" loext:marker-style-name="T15"><text:span text:style-name="T43">Dharmender</text:span><text:span text:style-name="T43"/></text:p>
          </table:table-cell>
        </table:table-row>
        <table:table-row table:style-name="Table1.6">
          <table:table-cell table:style-name="Table1.A2" office:value-type="string">
            <text:p text:style-name="Table_20_Paragraph" loext:marker-style-name="T15"><text:span text:style-name="T55">Sprint-</text:span><text:span text:style-name="T58">2</text:span></text:p>
          </table:table-cell>
          <table:table-cell table:style-name="Table1.B2" office:value-type="string">
            <text:p text:style-name="P25" loext:marker-style-name="T15"><text:span text:style-name="T56">Goal</text:span><text:span text:style-name="T60"> </text:span><text:span text:style-name="T55">Management</text:span></text:p>
          </table:table-cell>
          <table:table-cell table:style-name="Table1.B2" office:value-type="string">
            <text:p text:style-name="P13" loext:marker-style-name="T15"><text:span text:style-name="T48">USN-</text:span><text:span text:style-name="T49">5</text:span></text:p>
          </table:table-cell>
          <table:table-cell table:style-name="Table1.B2" office:value-type="string">
            <text:p text:style-name="P14" loext:marker-style-name="T15"><text:span text:style-name="T16">Get</text:span><text:span text:style-name="T62"> </text:span><text:span text:style-name="T16">User</text:span><text:span text:style-name="T62"> </text:span><text:span text:style-name="T16">Goals</text:span><text:span text:style-name="T63"> </text:span><text:span text:style-name="T16">API </text:span><text:span text:style-name="T43">(GET)</text:span></text:p>
          </table:table-cell>
          <table:table-cell table:style-name="Table1.B2" office:value-type="string">
            <text:p text:style-name="P15" loext:marker-style-name="T15"><text:span text:style-name="T47">5</text:span><text:span text:style-name="T47"/></text:p>
          </table:table-cell>
          <table:table-cell table:style-name="Table1.B2" office:value-type="string">
            <text:p text:style-name="P16" loext:marker-style-name="T15"><text:span text:style-name="T42">High</text:span><text:span text:style-name="T42"/></text:p>
          </table:table-cell>
          <table:table-cell table:style-name="Table1.G2" office:value-type="string">
            <text:p text:style-name="P17" loext:marker-style-name="T15"><text:span text:style-name="T43">Dharmender</text:span><text:span text:style-name="T43"/></text:p>
          </table:table-cell>
        </table:table-row>
        <table:table-row table:style-name="Table1.6">
          <table:table-cell table:style-name="Table1.A7" office:value-type="string">
            <text:p text:style-name="Table_20_Paragraph" loext:marker-style-name="T15"><text:span text:style-name="T55">Sprint-</text:span><text:span text:style-name="T58">2</text:span></text:p>
          </table:table-cell>
          <table:table-cell table:style-name="Table1.B7" office:value-type="string">
            <text:p text:style-name="P25" loext:marker-style-name="T15"><text:span text:style-name="T56">Goal</text:span><text:span text:style-name="T60"> </text:span><text:span text:style-name="T55">Management</text:span></text:p>
          </table:table-cell>
          <table:table-cell table:style-name="Table1.C7" office:value-type="string">
            <text:p text:style-name="P13" loext:marker-style-name="T15"><text:span text:style-name="T48">USN-</text:span><text:span text:style-name="T49">6</text:span></text:p>
          </table:table-cell>
          <table:table-cell table:style-name="Table1.D7" office:value-type="string">
            <text:p text:style-name="P14" loext:marker-style-name="T15"><text:span text:style-name="T16">Update</text:span><text:span text:style-name="T43"> </text:span><text:span text:style-name="T16">Goal</text:span><text:span text:style-name="T62"> </text:span><text:span text:style-name="T16">API</text:span><text:span text:style-name="T44"> </text:span><text:span text:style-name="T52">(PUT)</text:span></text:p>
          </table:table-cell>
          <table:table-cell table:style-name="Table1.E7" office:value-type="string">
            <text:p text:style-name="P15" loext:marker-style-name="T15"><text:span text:style-name="T47">5</text:span><text:span text:style-name="T47"/></text:p>
          </table:table-cell>
          <table:table-cell table:style-name="Table1.F7" office:value-type="string">
            <text:p text:style-name="P16" loext:marker-style-name="T15"><text:span text:style-name="T42">High</text:span><text:span text:style-name="T42"/></text:p>
          </table:table-cell>
          <table:table-cell table:style-name="Table1.G7" office:value-type="string">
            <text:p text:style-name="P17" loext:marker-style-name="T15"><text:span text:style-name="T43">Dharmender</text:span><text:span text:style-name="T43"/></text:p>
          </table:table-cell>
        </table:table-row>
        <table:table-row table:style-name="Table1.6">
          <table:table-cell table:style-name="Table1.A2" office:value-type="string">
            <text:p text:style-name="P18" loext:marker-style-name="T15"><text:span text:style-name="T55">Sprint-</text:span><text:span text:style-name="T58">2</text:span></text:p>
          </table:table-cell>
          <table:table-cell table:style-name="Table1.B2" office:value-type="string">
            <text:p text:style-name="P19" loext:marker-style-name="T15"><text:span text:style-name="T56">Goal</text:span><text:span text:style-name="T60"> </text:span><text:span text:style-name="T55">Management</text:span></text:p>
          </table:table-cell>
          <table:table-cell table:style-name="Table1.B2" office:value-type="string">
            <text:p text:style-name="P20" loext:marker-style-name="T15"><text:span text:style-name="T48">USN-</text:span><text:span text:style-name="T49">7</text:span></text:p>
          </table:table-cell>
          <table:table-cell table:style-name="Table1.B2" office:value-type="string">
            <text:p text:style-name="P21" loext:marker-style-name="T15"><text:span text:style-name="T16">Delete</text:span><text:span text:style-name="T64"> </text:span><text:span text:style-name="T16">Goal API</text:span><text:span text:style-name="T43"> (DELETE)</text:span></text:p>
          </table:table-cell>
          <table:table-cell table:style-name="Table1.B2" office:value-type="string">
            <text:p text:style-name="P22" loext:marker-style-name="T15"><text:span text:style-name="T47">5</text:span><text:span text:style-name="T47"/></text:p>
          </table:table-cell>
          <table:table-cell table:style-name="Table1.B2" office:value-type="string">
            <text:p text:style-name="P23" loext:marker-style-name="T15"><text:span text:style-name="T42">High</text:span><text:span text:style-name="T42"/></text:p>
          </table:table-cell>
          <table:table-cell table:style-name="Table1.G2" office:value-type="string">
            <text:p text:style-name="P24" loext:marker-style-name="T15"><text:span text:style-name="T43">Dharmender</text:span><text:span text:style-name="T43"/></text:p>
          </table:table-cell>
        </table:table-row>
        <table:table-row table:style-name="Table1.5">
          <table:table-cell table:style-name="Table1.A9" office:value-type="string">
            <text:p text:style-name="P26" loext:marker-style-name="T15"><text:span text:style-name="T55">Sprint-</text:span><text:span text:style-name="T58">3</text:span></text:p>
          </table:table-cell>
          <table:table-cell table:style-name="Table1.B9" office:value-type="string">
            <text:p text:style-name="P27" loext:marker-style-name="T15"><text:span text:style-name="T55">Authorization</text:span><text:span text:style-name="T55"/></text:p>
          </table:table-cell>
          <table:table-cell table:style-name="Table1.C9" office:value-type="string">
            <text:p text:style-name="P28" loext:marker-style-name="T15"><text:span text:style-name="T48">USN-</text:span><text:span text:style-name="T49">8</text:span></text:p>
          </table:table-cell>
          <table:table-cell table:style-name="Table1.D9" office:value-type="string">
            <text:p text:style-name="P29" loext:marker-style-name="T15"><text:span text:style-name="T43">Implement</text:span><text:span text:style-name="T45"> </text:span><text:span text:style-name="T43">Auth</text:span><text:span text:style-name="T51"> </text:span><text:span text:style-name="T43">Middleware</text:span></text:p>
          </table:table-cell>
          <table:table-cell table:style-name="Table1.E9" office:value-type="string">
            <text:p text:style-name="P30" loext:marker-style-name="T15"><text:span text:style-name="T53">8</text:span><text:span text:style-name="T53"/></text:p>
          </table:table-cell>
          <table:table-cell table:style-name="Table1.F9" office:value-type="string">
            <text:p text:style-name="P31" loext:marker-style-name="T15"><text:span text:style-name="T42">High</text:span><text:span text:style-name="T42"/></text:p>
          </table:table-cell>
          <table:table-cell table:style-name="Table1.G9" office:value-type="string">
            <text:p text:style-name="P32" loext:marker-style-name="T15"><text:span text:style-name="T43">Dharmender</text:span><text:span text:style-name="T43"/></text:p>
          </table:table-cell>
        </table:table-row>
        <table:table-row table:style-name="Table1.6">
          <table:table-cell table:style-name="Table1.A2" office:value-type="string">
            <text:p text:style-name="Table_20_Paragraph" loext:marker-style-name="T15"><text:span text:style-name="T55">Sprint-</text:span><text:span text:style-name="T58">3</text:span></text:p>
          </table:table-cell>
          <table:table-cell table:style-name="Table1.B2" office:value-type="string">
            <text:p text:style-name="P25" loext:marker-style-name="T15"><text:span text:style-name="T16">Error</text:span><text:span text:style-name="T52"> </text:span><text:span text:style-name="T43">Handling</text:span></text:p>
          </table:table-cell>
          <table:table-cell table:style-name="Table1.B2" office:value-type="string">
            <text:p text:style-name="P13" loext:marker-style-name="T15"><text:span text:style-name="T48">USN-</text:span><text:span text:style-name="T49">9</text:span></text:p>
          </table:table-cell>
          <table:table-cell table:style-name="Table1.B2" office:value-type="string">
            <text:p text:style-name="P14" loext:marker-style-name="T15"><text:span text:style-name="T16">Implement Centralized</text:span><text:span text:style-name="T44"> </text:span><text:span text:style-name="T16">Error</text:span><text:span text:style-name="T65"> </text:span><text:span text:style-name="T43">Middleware</text:span></text:p>
          </table:table-cell>
          <table:table-cell table:style-name="Table1.B2" office:value-type="string">
            <text:p text:style-name="P15" loext:marker-style-name="T15"><text:span text:style-name="T66">7</text:span><text:span text:style-name="T66"/></text:p>
          </table:table-cell>
          <table:table-cell table:style-name="Table1.B2" office:value-type="string">
            <text:p text:style-name="P16" loext:marker-style-name="T15"><text:span text:style-name="T55">Medium</text:span><text:span text:style-name="T55"/></text:p>
          </table:table-cell>
          <table:table-cell table:style-name="Table1.G2" office:value-type="string">
            <text:p text:style-name="P17" loext:marker-style-name="T15"><text:span text:style-name="T43">Dharmender</text:span><text:span text:style-name="T43"/></text:p>
          </table:table-cell>
        </table:table-row>
        <table:table-row table:style-name="Table1.6">
          <table:table-cell table:style-name="Table1.A11" office:value-type="string">
            <text:p text:style-name="Table_20_Paragraph" loext:marker-style-name="T15"><text:span text:style-name="T55">Sprint-</text:span><text:span text:style-name="T58">3</text:span></text:p>
          </table:table-cell>
          <table:table-cell table:style-name="Table1.B11" office:value-type="string">
            <text:p text:style-name="P25" loext:marker-style-name="T15"><text:span text:style-name="T16">API</text:span><text:span text:style-name="T67"> </text:span><text:span text:style-name="T43">Testing</text:span></text:p>
          </table:table-cell>
          <table:table-cell table:style-name="Table1.C11" office:value-type="string">
            <text:p text:style-name="P13" loext:marker-style-name="T15"><text:span text:style-name="T56">USN-</text:span><text:span text:style-name="T68">10</text:span></text:p>
          </table:table-cell>
          <table:table-cell table:style-name="Table1.D11" office:value-type="string">
            <text:p text:style-name="P14" loext:marker-style-name="T15"><text:span text:style-name="T16">Test</text:span><text:span text:style-name="T44"> </text:span><text:span text:style-name="T16">All</text:span><text:span text:style-name="T63"> </text:span><text:span text:style-name="T16">APIs</text:span><text:span text:style-name="T45"> </text:span><text:span text:style-name="T16">using</text:span><text:span text:style-name="T62"> </text:span><text:span text:style-name="T16">Thunder</text:span><text:span text:style-name="T69"> </text:span><text:span text:style-name="T43">Client</text:span></text:p>
          </table:table-cell>
          <table:table-cell table:style-name="Table1.E11" office:value-type="string">
            <text:p text:style-name="P15" loext:marker-style-name="T15"><text:span text:style-name="T47">5</text:span><text:span text:style-name="T47"/></text:p>
          </table:table-cell>
          <table:table-cell table:style-name="Table1.F11" office:value-type="string">
            <text:p text:style-name="P16" loext:marker-style-name="T15"><text:span text:style-name="T55">Medium</text:span><text:span text:style-name="T55"/></text:p>
          </table:table-cell>
          <table:table-cell table:style-name="Table1.G11" office:value-type="string">
            <text:p text:style-name="P17" loext:marker-style-name="T15"><text:span text:style-name="T43">Dharmender</text:span><text:span text:style-name="T43"/></text:p>
          </table:table-cell>
        </table:table-row>
        <table:table-row table:style-name="Table1.2">
          <table:table-cell table:style-name="Table1.A2" office:value-type="string">
            <text:p text:style-name="P18" loext:marker-style-name="T15"><text:span text:style-name="T55">Sprint-</text:span><text:span text:style-name="T49">4</text:span></text:p>
          </table:table-cell>
          <table:table-cell table:style-name="Table1.B2" office:value-type="string">
            <text:p text:style-name="P19" loext:marker-style-name="T15"><text:span text:style-name="T43">Optimization</text:span><text:span text:style-name="T43"/></text:p>
          </table:table-cell>
          <table:table-cell table:style-name="Table1.B2" office:value-type="string">
            <text:p text:style-name="P20" loext:marker-style-name="T15"><text:span text:style-name="T40">USN-</text:span><text:span text:style-name="T70">11</text:span></text:p>
          </table:table-cell>
          <table:table-cell table:style-name="Table1.B2" office:value-type="string">
            <text:p text:style-name="P33" loext:marker-style-name="T15"><text:span text:style-name="T55">Add</text:span><text:span text:style-name="T58"> </text:span><text:span text:style-name="T55">Request</text:span><text:span text:style-name="T58"> </text:span><text:span text:style-name="T55">Validation</text:span><text:span text:style-name="T71"> </text:span><text:span text:style-name="T55">&amp;</text:span><text:span text:style-name="T68"> </text:span><text:span text:style-name="T55">Proper</text:span><text:span text:style-name="T72"> </text:span><text:span text:style-name="T55">Status Codes</text:span></text:p>
          </table:table-cell>
          <table:table-cell table:style-name="Table1.B2" office:value-type="string">
            <text:p text:style-name="P22" loext:marker-style-name="T15"><text:span text:style-name="T53">8</text:span><text:span text:style-name="T53"/></text:p>
          </table:table-cell>
          <table:table-cell table:style-name="Table1.B2" office:value-type="string">
            <text:p text:style-name="P23" loext:marker-style-name="T15"><text:span text:style-name="T55">Medium</text:span><text:span text:style-name="T55"/></text:p>
          </table:table-cell>
          <table:table-cell table:style-name="Table1.G2" office:value-type="string">
            <text:p text:style-name="P24" loext:marker-style-name="T15"><text:span text:style-name="T43">Dharmender</text:span><text:span text:style-name="T43"/></text:p>
          </table:table-cell>
        </table:table-row>
        <table:table-row table:style-name="Table1.13">
          <table:table-cell table:style-name="Table1.A13" office:value-type="string">
            <text:p text:style-name="P26" loext:marker-style-name="T15"><text:span text:style-name="T55">Sprint-</text:span><text:span text:style-name="T49">4</text:span></text:p>
          </table:table-cell>
          <table:table-cell table:style-name="Table1.B13" office:value-type="string">
            <text:p text:style-name="P27" loext:marker-style-name="T15"><text:span text:style-name="T55">Performance</text:span><text:span text:style-name="T55"/></text:p>
          </table:table-cell>
          <table:table-cell table:style-name="Table1.C13" office:value-type="string">
            <text:p text:style-name="P28" loext:marker-style-name="T15"><text:span text:style-name="T56">USN-</text:span><text:span text:style-name="T68">12</text:span></text:p>
          </table:table-cell>
          <table:table-cell table:style-name="Table1.D13" office:value-type="string">
            <text:p text:style-name="P34" loext:marker-style-name="T15"><text:span text:style-name="T55">Improve</text:span><text:span text:style-name="T73"> </text:span><text:span text:style-name="T55">Response</text:span><text:span text:style-name="T73"> </text:span><text:span text:style-name="T55">Handling</text:span><text:span text:style-name="T58"> </text:span><text:span text:style-name="T55">&amp;</text:span><text:span text:style-name="T58"> </text:span><text:span text:style-name="T55">Code Refactoring</text:span></text:p>
          </table:table-cell>
          <table:table-cell table:style-name="Table1.E13" office:value-type="string">
            <text:p text:style-name="P30" loext:marker-style-name="T15"><text:span text:style-name="T66">7</text:span><text:span text:style-name="T66"/></text:p>
          </table:table-cell>
          <table:table-cell table:style-name="Table1.F13" office:value-type="string">
            <text:p text:style-name="P31" loext:marker-style-name="T15"><text:span text:style-name="T55">Medium</text:span><text:span text:style-name="T55"/></text:p>
          </table:table-cell>
          <table:table-cell table:style-name="Table1.G13" office:value-type="string">
            <text:p text:style-name="P32" loext:marker-style-name="T15"><text:span text:style-name="T43">Dharmender</text:span><text:span text:style-name="T43"/></text:p>
          </table:table-cell>
        </table:table-row>
      </table:table>
      <text:h text:style-name="P35" text:outline-level="1"><text:span text:style-name="T74">Alignment</text:span> <text:span text:style-name="T74">with</text:span><text:span text:style-name="T75"> </text:span><text:span text:style-name="T76">Implementation</text:span></text:h>
      <text:p text:style-name="P36" loext:marker-style-name="T77"/>
      <text:p text:style-name="P36" loext:marker-style-name="T77"/>
      <text:p text:style-name="P36" loext:marker-style-name="T77"/>
      <text:p text:style-name="P36" loext:marker-style-name="T77"/>
      <text:p text:style-name="P36" loext:marker-style-name="T77"/>
      <text:p text:style-name="P37" loext:marker-style-name="T78"/>
      <text:section text:style-name="Sect2" text:name="Section1">
        <text:h text:style-name="P38" text:outline-level="2"><text:span text:style-name="T79">Backend</text:span><text:span text:style-name="T80"> </text:span><text:span text:style-name="T79">Stack </text:span><text:span text:style-name="T76">Implementation</text:span></text:h>
        <text:p text:style-name="P39" loext:marker-style-name="T81"/>
        <text:p text:style-name="P40"><text:span text:style-name="T82">The MicroGoal backend has been developed using Node.js, Express.js, and</text:span><text:span text:style-name="T83"> </text:span><text:span text:style-name="T82">MongoDB</text:span><text:span text:style-name="T83"> </text:span><text:span text:style-name="T82">with</text:span><text:span text:style-name="T83"> </text:span><text:span text:style-name="T82">Mongoose for data modeling. The implementation follows RESTful API principles with proper endpoint structure and HTTP status codes. JWT-based authentication provides secure user sessions with encrypted tokens, while middleware functions handle authorization and error management across all routes.</text:span></text:p>
        <text:h text:style-name="P41" text:outline-level="2"><text:span text:style-name="T84">Completed</text:span><text:span text:style-name="T85"> </text:span><text:span text:style-name="T84">Core</text:span><text:span text:style-name="T86"> </text:span><text:span text:style-name="T87">Features</text:span></text:h>
        <text:p text:style-name="P39" loext:marker-style-name="T81"/>
        <text:p text:style-name="P42"><text:span text:style-name="T88">User authentication including registration</text:span><text:span text:style-name="T89"> </text:span><text:span text:style-name="T88">and login endpoints has been</text:span><text:span text:style-name="T90"> </text:span><text:span text:style-name="T88">successfully</text:span><text:span text:style-name="T91"> </text:span><text:span text:style-name="T88">implemented.</text:span><text:span text:style-name="T92"> </text:span><text:span text:style-name="T88">Goal management CRUD operations are complete, providing users with full control over their micro-goals. The auth middleware successfully protects routes requiring authentication,</text:span><text:span text:style-name="T93"> </text:span><text:span text:style-name="T88">and</text:span><text:span text:style-name="T94"> </text:span><text:span text:style-name="T88">centralized</text:span><text:span text:style-name="T95"> </text:span><text:span text:style-name="T88">error handling provides consistent response formatting for error </text:span><text:span text:style-name="T96">conditions.</text:span></text:p>
      </text:section>
      <text:h text:style-name="P43" text:outline-level="1"><text:span text:style-name="T74">Implementation Status </text:span><text:span text:style-name="T79">Overview</text:span></text:h>
      <text:p text:style-name="P36" loext:marker-style-name="T77"/>
      <text:p text:style-name="P44" loext:marker-style-name="T97"/>
      <text:section text:style-name="Sect3" text:name="Section2">
        <text:p text:style-name="P45" loext:marker-style-name="T98"><draw:rect text:anchor-type="char" draw:z-index="21" draw:name="docshape5" draw:style-name="gr1" draw:text-style-name="P46" svg:width="8.912cm" svg:height="0.064cm" svg:x="1.351cm" svg:y="0.706cm"><text:p/></draw:rect><text:span text:style-name="T99">01</text:span><text:span text:style-name="T99"/></text:p>
        <text:h text:style-name="P47" text:outline-level="2"><text:span text:style-name="T100">Authentication</text:span><text:span text:style-name="T101"> </text:span><text:span text:style-name="T102">Layer</text:span></text:h>
        <text:p text:style-name="P48"><text:span text:style-name="T88">JWT login, signup, and auth </text:span><text:span text:style-name="T82">middleware fully implemented with </text:span><text:span text:style-name="T88">secure token generation and </text:span><text:span text:style-name="T96">verification</text:span></text:p>
        <text:p text:style-name="P49" loext:marker-style-name="T103"><text:span text:style-name="T104">02</text:span><text:span text:style-name="T104"/></text:p>
        <text:p text:style-name="P50" loext:marker-style-name="T105"><draw:g text:anchor-type="as-char" draw:z-index="3" draw:name="docshapegroup6" draw:style-name="gr2"><draw:rect draw:name="docshape7" draw:style-name="gr3" draw:text-style-name="P51" svg:width="8.912cm" svg:height="0.064cm" svg:x="0cm" svg:y="0cm"><text:p/></draw:rect></draw:g></text:p>
        <text:h text:style-name="P52" text:outline-level="2"><text:span text:style-name="T106">Goal</text:span><text:span text:style-name="T107"> </text:span><text:span text:style-name="T106">CRUD</text:span><text:span text:style-name="T108"> </text:span><text:span text:style-name="T109">Operations</text:span></text:h>
        <text:p text:style-name="P53"><text:span text:style-name="T82">Create, read, update, and delete goal </text:span><text:span text:style-name="T88">endpoints completed with proper request</text:span><text:span text:style-name="T110"> </text:span><text:span text:style-name="T88">validation</text:span></text:p>
      </text:section>
      <text:section text:style-name="Sect1" text:name="Section3">
        <text:p text:style-name="P54" loext:marker-style-name="T111"/>
        <text:p text:style-name="P55" loext:marker-style-name="T15"/>
      </text:section>
      <text:section text:style-name="Sect4" text:name="Section4">
        <text:p text:style-name="P56" loext:marker-style-name="T98"><draw:rect text:anchor-type="char" draw:z-index="22" draw:name="docshape8" draw:style-name="gr1" draw:text-style-name="P46" svg:width="8.912cm" svg:height="0.064cm" svg:x="1.351cm" svg:y="0.702cm"><text:p/></draw:rect><text:span text:style-name="T99">03</text:span><text:span text:style-name="T99"/></text:p>
        <text:h text:style-name="P57" text:outline-level="2"><text:span text:style-name="T100">Middleware</text:span><text:span text:style-name="T112"> </text:span><text:span text:style-name="T113">Security</text:span></text:h>
        <text:p text:style-name="P58"><text:span text:style-name="T82">Authorization and error middleware </text:span><text:span text:style-name="T88">implemented</text:span><text:span text:style-name="T114"> </text:span><text:span text:style-name="T88">to</text:span><text:span text:style-name="T115"> </text:span><text:span text:style-name="T88">protect</text:span><text:span text:style-name="T114"> </text:span><text:span text:style-name="T88">routes</text:span><text:span text:style-name="T116"> </text:span><text:span text:style-name="T88">and handle exceptions consistently</text:span></text:p>
        <text:p text:style-name="P59" loext:marker-style-name="T103"><text:span text:style-name="T104">04</text:span><text:span text:style-name="T104"/></text:p>
        <text:p text:style-name="P50" loext:marker-style-name="T105"><draw:g text:anchor-type="as-char" draw:z-index="4" draw:name="docshapegroup9" draw:style-name="gr2"><draw:rect draw:name="docshape10" draw:style-name="gr3" draw:text-style-name="P51" svg:width="8.912cm" svg:height="0.064cm" svg:x="0cm" svg:y="0cm"><text:p/></draw:rect></draw:g></text:p>
        <text:h text:style-name="P60" text:outline-level="2"><text:span text:style-name="T106">Database</text:span><text:span text:style-name="T117"> </text:span><text:span text:style-name="T109">Integration</text:span></text:h>
        <text:p text:style-name="P61"><text:span text:style-name="T88">MongoDB</text:span><text:span text:style-name="T114"> </text:span><text:span text:style-name="T88">configured</text:span><text:span text:style-name="T114"> </text:span><text:span text:style-name="T88">with</text:span><text:span text:style-name="T115"> </text:span><text:span text:style-name="T88">Mongoose models for user and goal data </text:span><text:span text:style-name="T96">structures</text:span></text:p>
      </text:section>
      <text:section text:style-name="Sect1" text:name="Section5">
        <text:p text:style-name="P54" loext:marker-style-name="T111"/>
        <text:p text:style-name="P62" loext:marker-style-name="T118"/>
      </text:section>
      <text:section text:style-name="Sect5" text:name="Section6">
        <text:p text:style-name="P56" loext:marker-style-name="T98"><draw:rect text:anchor-type="char" draw:z-index="23" draw:name="docshape11" draw:style-name="gr1" draw:text-style-name="P46" svg:width="8.912cm" svg:height="0.064cm" svg:x="1.351cm" svg:y="0.702cm"><text:p/></draw:rect><text:span text:style-name="T99">05</text:span><text:span text:style-name="T99"/></text:p>
        <text:h text:style-name="P57" text:outline-level="2"><text:span text:style-name="T119">API</text:span><text:span text:style-name="T120"> </text:span><text:span text:style-name="T113">Testing</text:span></text:h>
        <text:p text:style-name="P63"><text:span text:style-name="T82">API endpoints tested using Thunder </text:span><text:span text:style-name="T88">Client with test coverage documentation pending</text:span></text:p>
        <text:p text:style-name="P59" loext:marker-style-name="T103"><text:span text:style-name="T104">06</text:span><text:span text:style-name="T104"/></text:p>
        <text:p text:style-name="P50" loext:marker-style-name="T105"><draw:g text:anchor-type="as-char" draw:z-index="5" draw:name="docshapegroup12" draw:style-name="gr2"><draw:rect draw:name="docshape13" draw:style-name="gr3" draw:text-style-name="P51" svg:width="8.912cm" svg:height="0.064cm" svg:x="0cm" svg:y="0cm"><text:p/></draw:rect></draw:g></text:p>
        <text:h text:style-name="P60" text:outline-level="2"><text:span text:style-name="T121">Code</text:span><text:span text:style-name="T122"> </text:span><text:span text:style-name="T113">Optimization</text:span></text:h>
        <text:p text:style-name="P64"><text:span text:style-name="T88">Request validation and response </text:span><text:span text:style-name="T82">handling partially implemented with </text:span><text:span text:style-name="T88">ongoing refactoring efforts</text:span></text:p>
      </text:section>
      <text:h text:style-name="P65" text:outline-level="1">Key<text:span text:style-name="T123"> </text:span><text:span text:style-name="T79">Outcomes</text:span></text:h>
      <text:p text:style-name="P36" loext:marker-style-name="T77"/>
      <text:p text:style-name="P66" loext:marker-style-name="T124"><draw:g text:anchor-type="char" draw:z-index="6" draw:name="docshapegroup18" draw:style-name="gr4"><draw:polygon draw:name="docshape19" draw:style-name="gr5" draw:text-style-name="P67" svg:width="5.777cm" svg:height="9.718cm" svg:x="1.352cm" svg:y="0.657cm" svg:viewBox="0 0 5778 9719" draw:points="5575,0 201,0 123,16 58,58 16,123 0,201 0,9518 16,9596 58,9661 123,9703 201,9719 5575,9719 5655,9703 5718,9661 5762,9596 5778,9518 5778,201 5762,123 5718,58 5655,16"><text:p/></draw:polygon><draw:polygon draw:name="docshape20" draw:style-name="gr6" draw:text-style-name="P68" svg:width="5.777cm" svg:height="9.718cm" svg:x="1.352cm" svg:y="0.657cm" svg:viewBox="0 0 5778 9719" draw:points="0,201 16,123 58,58 123,16 201,0 5575,0 5655,16 5718,58 5762,123 5778,201 5778,9518 5762,9596 5718,9661 5655,9703 5575,9719 201,9719 123,9703 58,9661 16,9596 0,9518"><text:p/></draw:polygon><draw:frame draw:name="docshape21" draw:style-name="gr7" draw:text-style-name="P70" svg:width="5.802cm" svg:height="9.743cm" svg:x="1.341cm" svg:y="0.646cm"><draw:text-box><text:p text:style-name="P69"><text:span text:style-name="T125">Clear</text:span><text:span text:style-name="T126"> </text:span><text:span text:style-name="T125">Sprint- Based Development</text:span></text:p><text:p text:style-name="P69"><text:span text:style-name="T127">Structured four- sprint plan with defined</text:span><text:span text:style-name="T128"> </text:span><text:span text:style-name="T127">deliverables, story points, and priority levels ensuring</text:span><text:span text:style-name="T129"> </text:span><text:span text:style-name="T127">predictable development cycles</text:span></text:p></draw:text-box></draw:frame></draw:g><draw:g text:anchor-type="char" draw:z-index="7" draw:name="docshapegroup22" draw:style-name="gr8"><draw:polygon draw:name="docshape23" draw:style-name="gr5" draw:text-style-name="P67" svg:width="5.783cm" svg:height="9.718cm" svg:x="7.613cm" svg:y="0.656cm" svg:viewBox="0 0 5784 9719" draw:points="5581,0 203,0 125,16 60,58 16,123 0,203 0,9516 16,9596 60,9661 125,9703 203,9719 5581,9719 5661,9703 5724,9661 5768,9596 5784,9516 5784,203 5768,123 5724,58 5661,16"><text:p/></draw:polygon><draw:polygon draw:name="docshape24" draw:style-name="gr6" draw:text-style-name="P68" svg:width="5.783cm" svg:height="9.718cm" svg:x="7.613cm" svg:y="0.656cm" svg:viewBox="0 0 5784 9719" draw:points="0,203 16,123 60,58 125,16 203,0 5581,0 5661,16 5724,58 5768,123 5784,203 5784,9516 5768,9596 5724,9661 5661,9703 5581,9719 203,9719 125,9703 60,9661 16,9596 0,9516"><text:p/></draw:polygon><draw:custom-shape draw:name="docshape25" draw:style-name="gr9" draw:text-style-name="P71" svg:width="4.797cm" svg:height="1.472cm" svg:x="8.116cm" svg:y="1.13cm"><text:p text:style-name="P69"><text:span text:style-name="T125">Working</text:span></text:p><text:p text:style-name="P69"><text:span text:style-name="T130">Backend</text:span><text:span text:style-name="T131"> </text:span><text:span text:style-name="T125">System</text:span></text:p><draw:enhanced-geometry draw:type="0"/></draw:custom-shape><draw:custom-shape draw:name="docshape26" draw:style-name="gr10" draw:text-style-name="P71" svg:width="4.469cm" svg:height="6.012cm" svg:x="8.116cm" svg:y="3.827cm"><text:p text:style-name="P69"><text:span text:style-name="T132">Functional </text:span><text:span text:style-name="T127">authentication and goal management features deployed with secure JWT implementation</text:span><text:span text:style-name="T133"> </text:span><text:span text:style-name="T127">and complete CRUD</text:span></text:p><text:p text:style-name="P69"><text:span text:style-name="T132">operations</text:span></text:p><draw:enhanced-geometry draw:type="0"/></draw:custom-shape></draw:g><draw:g text:anchor-type="char" draw:z-index="8" draw:name="docshapegroup27" draw:style-name="gr8"><draw:polygon draw:name="docshape28" draw:style-name="gr5" draw:text-style-name="P67" svg:width="5.777cm" svg:height="9.718cm" svg:x="13.88cm" svg:y="0.657cm" svg:viewBox="0 0 5778 9719" draw:points="5577,0 203,0 123,16 60,58 16,123 0,201 0,9518 16,9596 60,9661 123,9703 203,9719 5577,9719 5655,9703 5720,9661 5762,9596 5778,9518 5778,201 5762,123 5720,58 5655,16"><text:p/></draw:polygon><draw:polygon draw:name="docshape29" draw:style-name="gr6" draw:text-style-name="P68" svg:width="5.777cm" svg:height="9.718cm" svg:x="13.88cm" svg:y="0.657cm" svg:viewBox="0 0 5778 9719" draw:points="0,201 16,123 60,58 123,16 203,0 5577,0 5655,16 5720,58 5762,123 5778,201 5778,9518 5762,9596 5720,9661 5655,9703 5577,9719 203,9719 123,9703 60,9661 16,9596 0,9518"><text:p/></draw:polygon><draw:custom-shape draw:name="docshape30" draw:style-name="gr11" draw:text-style-name="P71" svg:width="5.802cm" svg:height="9.743cm" svg:x="13.868cm" svg:y="0.646cm"><text:p text:style-name="P69"><text:span text:style-name="T125">Middleware</text:span></text:p><text:p text:style-name="P69"><text:span text:style-name="T125">Security</text:span></text:p><text:p text:style-name="P69"><text:span text:style-name="T127">Robust authorization and error handling </text:span><text:span text:style-name="T132">middleware </text:span><text:span text:style-name="T127">providing</text:span><text:span text:style-name="T134"> </text:span><text:span text:style-name="T127">consistent security and error management</text:span><text:span text:style-name="T128"> </text:span><text:span text:style-name="T127">across all endpoints</text:span></text:p><draw:enhanced-geometry draw:type="0"/></draw:custom-shape></draw:g><draw:g text:anchor-type="char" draw:z-index="9" draw:name="docshapegroup31" draw:style-name="gr8"><draw:polygon draw:name="docshape32" draw:style-name="gr5" draw:text-style-name="P67" svg:width="8.91cm" svg:height="5.13cm" svg:x="1.352cm" svg:y="10.859cm" svg:viewBox="0 0 8911 5131" draw:points="8708,0 203,0 123,16 58,58 16,123 0,201 0,4928 16,5008 58,5071 123,5115 203,5131 8708,5131 8788,5115 8851,5071 8895,5008 8911,4928 8911,201 8895,123 8851,58 8788,16"><text:p/></draw:polygon><draw:polygon draw:name="docshape33" draw:style-name="gr6" draw:text-style-name="P68" svg:width="8.91cm" svg:height="5.13cm" svg:x="1.352cm" svg:y="10.859cm" svg:viewBox="0 0 8911 5131" draw:points="0,201 16,123 58,58 123,16 203,0 8708,0 8788,16 8851,58 8895,123 8911,201 8911,4928 8895,5008 8851,5071 8788,5115 8708,5131 203,5131 123,5115 58,5071 16,5008 0,4928"><text:p/></draw:polygon><draw:custom-shape draw:name="docshape34" draw:style-name="gr12" draw:text-style-name="P71" svg:width="8.935cm" svg:height="5.155cm" svg:x="1.341cm" svg:y="10.848cm"><text:p text:style-name="P69"><text:span text:style-name="T130">Story</text:span><text:span text:style-name="T135"> </text:span><text:span text:style-name="T130">Points</text:span><text:span text:style-name="T136"> </text:span><text:span text:style-name="T125">Mapping</text:span></text:p><text:p text:style-name="P69"><text:span text:style-name="T127">Relative effort estimation mapped to actual development tasks, enabling</text:span><text:span text:style-name="T128"> </text:span><text:span text:style-name="T127">accurate</text:span><text:span text:style-name="T137"> </text:span><text:span text:style-name="T127">sprint</text:span><text:span text:style-name="T137"> </text:span><text:span text:style-name="T127">planning and capacity management</text:span></text:p><draw:enhanced-geometry draw:type="0"/></draw:custom-shape></draw:g><draw:g text:anchor-type="char" draw:z-index="10" draw:name="docshapegroup35" draw:style-name="gr8"><draw:polygon draw:name="docshape36" draw:style-name="gr5" draw:text-style-name="P67" svg:width="8.91cm" svg:height="5.13cm" svg:x="10.747cm" svg:y="10.859cm" svg:viewBox="0 0 8911 5131" draw:points="8710,0 203,0 123,16 60,58 16,123 0,201 0,4928 16,5008 60,5071 123,5115 203,5131 8710,5131 8788,5115 8853,5071 8895,5008 8911,4928 8911,201 8895,123 8853,58 8788,16"><text:p/></draw:polygon><draw:polygon draw:name="docshape37" draw:style-name="gr6" draw:text-style-name="P68" svg:width="8.91cm" svg:height="5.13cm" svg:x="10.747cm" svg:y="10.859cm" svg:viewBox="0 0 8911 5131" draw:points="0,201 16,123 60,58 123,16 203,0 8710,0 8788,16 8853,58 8895,123 8911,201 8911,4928 8895,5008 8853,5071 8788,5115 8710,5131 203,5131 123,5115 60,5071 16,5008 0,4928"><text:p/></draw:polygon><draw:custom-shape draw:name="docshape38" draw:style-name="gr12" draw:text-style-name="P71" svg:width="8.935cm" svg:height="5.155cm" svg:x="10.735cm" svg:y="10.848cm"><text:p text:style-name="P69"><text:span text:style-name="T130">Future</text:span><text:span text:style-name="T138"> </text:span><text:span text:style-name="T125">Roadmap</text:span></text:p><text:p text:style-name="P69"><text:span text:style-name="T127">Clear</text:span><text:span text:style-name="T128"> </text:span><text:span text:style-name="T127">optimization</text:span><text:span text:style-name="T137"> </text:span><text:span text:style-name="T127">and</text:span><text:span text:style-name="T137"> </text:span><text:span text:style-name="T127">refactoring path with validation improvements and performance enhancements planned for completion</text:span></text:p><draw:enhanced-geometry draw:type="0"/></draw:custom-shape></draw:g></text:p>
      <text:p text:style-name="P72" loext:marker-style-name="T139"/>
      <text:p text:style-name="P73" loext:marker-style-name="T140"><text:span text:style-name="T141">Functional Requirements </text:span><text:span text:style-name="T142">Analysis</text:span></text:p>
      <text:p text:style-name="P36" loext:marker-style-name="T77"/>
      <text:p text:style-name="P74" loext:marker-style-name="T124"/>
      <text:section text:style-name="Sect6" text:name="Section7">
        <text:h text:style-name="P75" text:outline-level="2"><text:span text:style-name="T143">User </text:span><text:span text:style-name="T76">Authentication </text:span><text:span text:style-name="T143">Epic</text:span></text:h>
        <text:p text:style-name="P76" loext:marker-style-name="T81"/>
        <text:p text:style-name="P77"><text:span text:style-name="T88">Implementation of secure user registration and login functionality using JWT tokens for session</text:span><text:span text:style-name="T92"> </text:span><text:span text:style-name="T88">management. Includes password hashing with bcrypt, token</text:span><text:span text:style-name="T90"> </text:span><text:span text:style-name="T88">generation</text:span><text:span text:style-name="T144"> </text:span><text:span text:style-name="T88">with </text:span><text:span text:style-name="T82">expiration, and secure </text:span><text:span text:style-name="T88">cookie handling for session persistence.</text:span></text:p>
        <text:h text:style-name="P78" text:outline-level="2"><text:span text:style-name="T84">Goal</text:span><text:span text:style-name="T145"> </text:span><text:span text:style-name="T84">Management </text:span><text:span text:style-name="T143">Epic</text:span></text:h>
        <text:p text:style-name="P79" loext:marker-style-name="T146"/>
        <text:p text:style-name="P80"><text:span text:style-name="T88">Complete CRUD operations for user goals including creation, retrieval, </text:span><text:span text:style-name="T82">updating, and deletion </text:span><text:span text:style-name="T88">endpoints. Each operation validates user ownership and returns appropriate HTTP</text:span><text:span text:style-name="T114"> </text:span><text:span text:style-name="T88">status</text:span><text:span text:style-name="T147"> </text:span><text:span text:style-name="T88">codes</text:span><text:span text:style-name="T116"> </text:span><text:span text:style-name="T88">for success and error </text:span><text:span text:style-name="T96">conditions.</text:span></text:p>
        <text:h text:style-name="P81" text:outline-level="2"><text:span text:style-name="T79">System </text:span><text:span text:style-name="T84">Enhancement</text:span><text:span text:style-name="T145"> </text:span><text:span text:style-name="T84">Epic</text:span></text:h>
        <text:p text:style-name="P79" loext:marker-style-name="T146"/>
        <text:p text:style-name="P82"><text:span text:style-name="T96">Middleware-based </text:span><text:span text:style-name="T82">security implementation </text:span><text:span text:style-name="T88">with authorization guards and centralized </text:span><text:span text:style-name="T82">error handling. Includes </text:span><text:span text:style-name="T88">request</text:span><text:span text:style-name="T110"> </text:span><text:span text:style-name="T88">validation, proper status code responses, and code refactoring for maintainability and </text:span><text:span text:style-name="T96">performance.</text:span></text:p>
      </text:section>
      <text:h text:style-name="P83" text:outline-level="1"><text:span text:style-name="T74">Story</text:span><text:span text:style-name="T148"> </text:span><text:span text:style-name="T74">Points</text:span><text:span text:style-name="T149"> </text:span><text:span text:style-name="T76">Distribution</text:span></text:h>
      <text:p text:style-name="P36" loext:marker-style-name="T77"/>
      <text:p text:style-name="P84" loext:marker-style-name="T150"/>
      <text:section text:style-name="Sect7" text:name="Section8">
        <text:p text:style-name="P85" loext:marker-style-name="T151"><text:span text:style-name="T152">5</text:span><text:span text:style-name="T152"/></text:p>
        <text:h text:style-name="P86" text:outline-level="2"><text:span text:style-name="T106">Average</text:span><text:span text:style-name="T108"> </text:span><text:span text:style-name="T109">Story</text:span></text:h>
        <text:p text:style-name="P87" loext:marker-style-name="T153"><text:span text:style-name="T154">Points</text:span><text:span text:style-name="T154"/></text:p>
        <text:p text:style-name="P88"><text:span text:style-name="T88">Per user story across</text:span><text:span text:style-name="T90"> </text:span><text:span text:style-name="T88">all</text:span><text:span text:style-name="T144"> </text:span><text:span text:style-name="T88">sprints</text:span></text:p>
        <text:p text:style-name="P89" loext:marker-style-name="T151"><text:span text:style-name="T155">8</text:span><text:span text:style-name="T155"/></text:p>
        <text:h text:style-name="P90" text:outline-level="2"><text:span text:style-name="T113">Maximum</text:span></text:h>
        <text:p text:style-name="P91" loext:marker-style-name="T153"><text:span text:style-name="T156">Story</text:span><text:span text:style-name="T157"> </text:span><text:span text:style-name="T158">Points</text:span></text:p>
        <text:p text:style-name="P92"><text:span text:style-name="T94">Auth</text:span><text:span text:style-name="T147"> </text:span><text:span text:style-name="T94">middleware </text:span><text:span text:style-name="T88">and validation </text:span><text:span text:style-name="T96">tasks</text:span></text:p>
        <text:p text:style-name="P93" loext:marker-style-name="T151"><text:span text:style-name="T159">12</text:span><text:span text:style-name="T159"/></text:p>
        <text:h text:style-name="P86" text:outline-level="2"><text:span text:style-name="T100">Total</text:span><text:span text:style-name="T160"> </text:span><text:span text:style-name="T100">Sprint-</text:span><text:span text:style-name="T161">1</text:span></text:h>
        <text:p text:style-name="P94" loext:marker-style-name="T153"><text:span text:style-name="T154">Points</text:span><text:span text:style-name="T154"/></text:p>
        <text:p text:style-name="P95"><text:span text:style-name="T162">Authentication </text:span><text:span text:style-name="T88">and database </text:span><text:span text:style-name="T96">setup</text:span></text:p>
        <text:p text:style-name="P96" loext:marker-style-name="T151"><text:span text:style-name="T163">20</text:span><text:span text:style-name="T163"/></text:p>
        <text:h text:style-name="P97" text:outline-level="2"><text:span text:style-name="T100">Total</text:span><text:span text:style-name="T164"> </text:span><text:span text:style-name="T100">Sprint-</text:span><text:span text:style-name="T165">2</text:span></text:h>
        <text:p text:style-name="P98" loext:marker-style-name="T153"><text:span text:style-name="T154">Points</text:span><text:span text:style-name="T154"/></text:p>
        <text:p text:style-name="P99"><text:span text:style-name="T88">Complete</text:span><text:span text:style-name="T90"> </text:span><text:span text:style-name="T88">goal </text:span><text:span text:style-name="T96">management </text:span><text:span text:style-name="T94">CRUD</text:span></text:p>
      </text:section>
      <text:section text:style-name="Sect1" text:name="Section9">
        <text:p text:style-name="P100" loext:marker-style-name="T166"/>
        <text:p text:style-name="P101"><text:span text:style-name="T82">The story point distribution reflects relative complexity and effort required for each task. Lower-point stories (5 points) represent straightforward CRUD operations with minimal complexity. Higher-point stories (7-8 points) involve middleware implementation requiring cross-cutting concerns and multiple integration points. This distribution enables balanced sprint planning with predictable velocity.</text:span></text:p>
      </text:section>
      <text:h text:style-name="P102" text:outline-level="1"><text:span text:style-name="T74">Priority</text:span><text:span text:style-name="T167"> </text:span><text:span text:style-name="T74">&amp;</text:span><text:span text:style-name="T168"> </text:span><text:span text:style-name="T74">Risk</text:span><text:span text:style-name="T169"> </text:span><text:span text:style-name="T76">Assessment</text:span></text:h>
      <text:p text:style-name="P36" loext:marker-style-name="T77"/>
      <text:p text:style-name="P103" loext:marker-style-name="T170"><draw:g text:anchor-type="char" draw:z-index="14" draw:name="docshapegroup43" draw:style-name="gr8"><draw:polygon draw:name="docshape44" draw:style-name="gr13" draw:text-style-name="P68" svg:width="5.777cm" svg:height="13.676cm" svg:x="1.349cm" svg:y="0.653cm" svg:viewBox="0 0 5778 13677" draw:points="0,314 25,192 92,92 192,25 314,0 5462,0 5586,25 5685,92 5753,192 5778,314 5778,13363 5753,13485 5685,13586 5586,13653 5462,13677 314,13677 192,13653 92,13586 25,13485 0,13363"><text:p/></draw:polygon><draw:polygon draw:name="docshape45" draw:style-name="gr3" draw:text-style-name="P51" svg:width="0.262cm" svg:height="13.676cm" svg:x="1.282cm" svg:y="0.653cm" svg:viewBox="0 0 263 13677" draw:points="132,0 81,11 39,39 11,79 0,131 0,13547 11,13598 39,13638 81,13667 132,13677 184,13667 224,13638 252,13598 263,13547 263,131 252,79 224,39 184,11"><text:p/></draw:polygon><draw:custom-shape draw:name="docshape46" draw:style-name="gr14" draw:text-style-name="P71" svg:width="5.88cm" svg:height="13.745cm" svg:x="1.282cm" svg:y="0.621cm"><text:p text:style-name="P69"><text:span text:style-name="T130">High Priority </text:span><text:span text:style-name="T125">Tasks</text:span></text:p><text:p text:style-name="P69"><text:span text:style-name="T132">Authentication </text:span><text:span text:style-name="T127">endpoints, goal CRUD operations, and authorization </text:span><text:span text:style-name="T132">middleware </text:span><text:span text:style-name="T127">deemed</text:span><text:span text:style-name="T171"> </text:span><text:span text:style-name="T127">critical</text:span><text:span text:style-name="T172"> </text:span><text:span text:style-name="T127">for minimum viable product. These features enable core user functionality and </text:span><text:span text:style-name="T132">must</text:span><text:span text:style-name="T134"> </text:span><text:span text:style-name="T132">be</text:span><text:span text:style-name="T173"> </text:span><text:span text:style-name="T132">completed </text:span><text:span text:style-name="T127">before</text:span><text:span text:style-name="T174"> </text:span><text:span text:style-name="T127">any release </text:span><text:span text:style-name="T132">candidate.</text:span></text:p><draw:enhanced-geometry draw:type="0"/></draw:custom-shape></draw:g><draw:g text:anchor-type="char" draw:z-index="15" draw:name="docshapegroup47" draw:style-name="gr8"><draw:polygon draw:name="docshape48" draw:style-name="gr13" draw:text-style-name="P68" svg:width="5.783cm" svg:height="13.676cm" svg:x="7.612cm" svg:y="0.653cm" svg:viewBox="0 0 5784 13677" draw:points="0,314 25,192 93,92 192,25 316,0 5468,0 5592,25 5691,92 5759,192 5784,314 5784,13363 5759,13485 5691,13586 5592,13653 5468,13677 316,13677 192,13653 93,13586 25,13485 0,13363"><text:p/></draw:polygon><draw:polygon draw:name="docshape49" draw:style-name="gr3" draw:text-style-name="P51" svg:width="0.262cm" svg:height="13.676cm" svg:x="7.548cm" svg:y="0.653cm" svg:viewBox="0 0 263 13677" draw:points="132,0 81,11 39,39 11,79 0,131 0,13547 11,13598 39,13638 81,13667 132,13677 184,13667 224,13638 252,13598 263,13547 263,131 252,79 224,39 184,11"><text:p/></draw:polygon><draw:custom-shape draw:name="docshape50" draw:style-name="gr14" draw:text-style-name="P71" svg:width="5.88cm" svg:height="13.745cm" svg:x="7.548cm" svg:y="0.621cm"><text:p text:style-name="P69"><text:span text:style-name="T130">Medium Priority </text:span><text:span text:style-name="T125">Tasks</text:span></text:p><text:p text:style-name="P69"><text:span text:style-name="T127">Error handling middleware, API </text:span><text:span text:style-name="T132">testing</text:span><text:span text:style-name="T175"> </text:span><text:span text:style-name="T132">procedures, </text:span><text:span text:style-name="T127">and optimization </text:span><text:span text:style-name="T132">features</text:span><text:span text:style-name="T176"> </text:span><text:span text:style-name="T132">considered </text:span><text:span text:style-name="T127">important but not blocking. These </text:span><text:span text:style-name="T132">enhancements </text:span><text:span text:style-name="T127">improve reliability and performance but can be delivered post- </text:span><text:span text:style-name="T177">MVP.</text:span></text:p><draw:enhanced-geometry draw:type="0"/></draw:custom-shape></draw:g><draw:g text:anchor-type="char" draw:z-index="16" draw:name="docshapegroup51" draw:style-name="gr8"><draw:polygon draw:name="docshape52" draw:style-name="gr13" draw:text-style-name="P68" svg:width="5.777cm" svg:height="13.676cm" svg:x="13.877cm" svg:y="0.653cm" svg:viewBox="0 0 5778 13677" draw:points="0,314 25,192 93,92 192,25 316,0 5464,0 5586,25 5686,92 5753,192 5778,314 5778,13363 5753,13485 5686,13586 5586,13653 5464,13677 316,13677 192,13653 93,13586 25,13485 0,13363"><text:p/></draw:polygon><draw:polygon draw:name="docshape53" draw:style-name="gr3" draw:text-style-name="P51" svg:width="0.262cm" svg:height="13.676cm" svg:x="13.807cm" svg:y="0.653cm" svg:viewBox="0 0 263 13677" draw:points="131,0 79,11 39,39 11,79 0,131 0,13547 11,13598 39,13638 79,13667 131,13677 182,13667 224,13638 252,13598 263,13547 263,131 252,79 224,39 182,11"><text:p/></draw:polygon><draw:custom-shape draw:name="docshape54" draw:style-name="gr14" draw:text-style-name="P71" svg:width="5.88cm" svg:height="13.745cm" svg:x="13.808cm" svg:y="0.621cm"><text:p text:style-name="P69"><text:span text:style-name="T125">Implementation Risks</text:span></text:p><text:p text:style-name="P69"><text:span text:style-name="T127">Potential delays in testing coverage and optimization tasks. JWT security </text:span><text:span text:style-name="T132">implementation </text:span><text:span text:style-name="T127">requires careful attention</text:span><text:span text:style-name="T174"> </text:span><text:span text:style-name="T127">to</text:span><text:span text:style-name="T177"> </text:span><text:span text:style-name="T127">prevent </text:span><text:span text:style-name="T132">vulnerabilities.</text:span></text:p><text:p text:style-name="P69"><text:span text:style-name="T132">Database</text:span><text:span text:style-name="T134"> </text:span><text:span text:style-name="T132">schema </text:span><text:span text:style-name="T127">changes may impact existing endpoints during </text:span><text:span text:style-name="T132">refactoring.</text:span></text:p><draw:enhanced-geometry draw:type="0"/></draw:custom-shape></draw:g></text:p>
      <text:p text:style-name="P104" loext:marker-style-name="T140"><text:span text:style-name="T178">Team</text:span><text:span text:style-name="T179"> </text:span><text:span text:style-name="T178">Assignment</text:span><text:span text:style-name="T179"> </text:span><text:span text:style-name="T178">&amp; </text:span><text:span text:style-name="T180">Responsibilities</text:span></text:p>
      <text:p text:style-name="P36" loext:marker-style-name="T77"/>
      <text:p text:style-name="P74" loext:marker-style-name="T124"/>
      <text:section text:style-name="Sect8" text:name="Section10">
        <text:h text:style-name="Heading_20_2" text:outline-level="2"><text:span text:style-name="T84">Team</text:span><text:span text:style-name="T181"> </text:span><text:span text:style-name="T79">Member</text:span></text:h>
        <text:p text:style-name="P105" loext:marker-style-name="T81"/>
        <text:p text:style-name="P106" loext:marker-style-name="T182"><text:span text:style-name="T183">Dharmender</text:span><text:span text:style-name="T183"/></text:p>
        <text:p text:style-name="P107" loext:marker-style-name="T97"/>
        <text:p text:style-name="P108" loext:marker-style-name="T3"><text:span text:style-name="T4">Role:</text:span><text:span text:style-name="T184"> </text:span><text:span text:style-name="T5">Full-Stack</text:span><text:span text:style-name="T185"> </text:span><text:span text:style-name="T186">Developer</text:span></text:p>
        <text:p text:style-name="P109" loext:marker-style-name="T187"/>
        <text:p text:style-name="P77"><text:span text:style-name="T188">Responsibilities: </text:span><text:span text:style-name="T121">Backend </text:span><text:span text:style-name="T82">API development, database modeling, authentication implementation, middleware development, API testing, and code optimization</text:span></text:p>
        <text:h text:style-name="P110" text:outline-level="2"><text:span text:style-name="T74">Workload</text:span><text:span text:style-name="T189"> </text:span><text:span text:style-name="T79">Distribution</text:span></text:h>
        <text:p text:style-name="P105" loext:marker-style-name="T81"/>
        <text:p text:style-name="P111"><text:span text:style-name="T88">All twelve user stories assigned to single developer based on technical expertise and project scope. Four-sprint timeline provides </text:span><text:span text:style-name="T82">adequate capacity with approximately 15 story </text:span><text:span text:style-name="T88">points</text:span><text:span text:style-name="T190"> </text:span><text:span text:style-name="T88">per sprint.</text:span><text:span text:style-name="T95"> </text:span><text:span text:style-name="T88">Regular standups</text:span><text:span text:style-name="T191"> </text:span><text:span text:style-name="T88">and code reviews ensure quality control throughout development</text:span><text:span text:style-name="T110"> </text:span><text:span text:style-name="T88">cycle.</text:span></text:p>
      </text:section>
      <text:h text:style-name="P112" text:outline-level="1"><text:span text:style-name="T84">Conclusion</text:span><text:span text:style-name="T192"> </text:span><text:span text:style-name="T84">&amp;</text:span><text:span text:style-name="T193"> </text:span><text:span text:style-name="T84">Next</text:span><text:span text:style-name="T194"> </text:span><text:span text:style-name="T195">Steps</text:span></text:h>
      <text:p text:style-name="P113"><text:span text:style-name="T82">The MicroGoal backend implementation demonstrates successful alignment</text:span><text:span text:style-name="T83"> </text:span><text:span text:style-name="T82">between planned sprint activities and delivered functionality. All Sprint-1 through Sprint-3 tasks</text:span><text:span text:style-name="T196"> </text:span><text:span text:style-name="T82">have</text:span><text:span text:style-name="T83"> </text:span><text:span text:style-name="T82">been</text:span><text:span text:style-name="T197"> </text:span><text:span text:style-name="T82">completed in</text:span><text:span text:style-name="T83"> </text:span><text:span text:style-name="T82">Node.js, Express, and</text:span><text:span text:style-name="T83"> </text:span><text:span text:style-name="T82">MongoDB with JWT-based authentication, goal</text:span><text:span text:style-name="T83"> </text:span><text:span text:style-name="T82">management CRUD operations, and</text:span></text:p>
      <text:p text:style-name="P77"><text:span text:style-name="T88">middleware-based</text:span><text:span text:style-name="T144"> </text:span><text:span text:style-name="T88">security</text:span><text:span text:style-name="T90"> </text:span><text:span text:style-name="T88">successfully</text:span><text:span text:style-name="T90"> </text:span><text:span text:style-name="T88">implemented.</text:span><text:span text:style-name="T90"> </text:span><text:span text:style-name="T88">The</text:span><text:span text:style-name="T115"> </text:span><text:span text:style-name="T88">Sprint-4</text:span><text:span text:style-name="T198"> </text:span><text:span text:style-name="T88">optimization tasks</text:span><text:span text:style-name="T90"> </text:span><text:span text:style-name="T88">remain</text:span><text:span text:style-name="T144"> </text:span><text:span text:style-name="T88">partially</text:span><text:span text:style-name="T144"> </text:span><text:span text:style-name="T88">implemented</text:span><text:span text:style-name="T90"> </text:span><text:span text:style-name="T88">with</text:span><text:span text:style-name="T144"> </text:span><text:span text:style-name="T88">testing</text:span><text:span text:style-name="T90"> </text:span><text:span text:style-name="T88">documentation</text:span><text:span text:style-name="T92"> </text:span><text:span text:style-name="T88">pending.</text:span></text:p>
      <text:p text:style-name="P54" loext:marker-style-name="T111"/>
      <text:p text:style-name="P54" loext:marker-style-name="T111"/>
      <text:p text:style-name="P114" loext:marker-style-name="T199"><draw:frame draw:style-name="fr1" draw:name="image2.png" text:anchor-type="char" svg:x="1.349cm" svg:y="0.318cm" svg:width="18.186cm" svg:height="1.917cm" draw:z-index="20"><draw:image xlink:href="Pictures/10000001000005A000000097A4EF56F8.png" xlink:type="simple" xlink:show="embed" xlink:actuate="onLoad" draw:mime-type="image/png"/></draw:frame></text:p>
      <text:p text:style-name="P115" loext:marker-style-name="T200"/>
      <text:section text:style-name="Sect9" text:name="Section11">
        <text:h text:style-name="P116" text:outline-level="2"><text:span text:style-name="T106">Complete</text:span><text:span text:style-name="T201"> </text:span><text:span text:style-name="T109">Testing</text:span></text:h>
        <text:p text:style-name="P117" loext:marker-style-name="T153"><text:span text:style-name="T154">Coverage</text:span><text:span text:style-name="T154"/></text:p>
        <text:p text:style-name="P118" loext:marker-style-name="T202"/>
        <text:p text:style-name="P119"><text:span text:style-name="T88">Document Thunder Client tests and </text:span><text:span text:style-name="T82">establish automated </text:span><text:span text:style-name="T88">testing framework</text:span></text:p>
        <text:h text:style-name="P120" text:outline-level="2"><text:span text:style-name="T113">Finalize</text:span></text:h>
        <text:p text:style-name="P121" loext:marker-style-name="T153"><text:span text:style-name="T154">Optimization</text:span><text:span text:style-name="T154"/></text:p>
        <text:p text:style-name="P122"><text:span text:style-name="T82">Implement</text:span><text:span text:style-name="T203"> </text:span><text:span text:style-name="T82">request </text:span><text:span text:style-name="T88">validation, status codes, and code </text:span><text:span text:style-name="T96">refactoring</text:span></text:p>
        <text:h text:style-name="P123" text:outline-level="2"><text:span text:style-name="T113">Production</text:span></text:h>
        <text:p text:style-name="P117" loext:marker-style-name="T153"><text:span text:style-name="T154">Deployment</text:span><text:span text:style-name="T154"/></text:p>
        <text:p text:style-name="P124"><text:span text:style-name="T96">Prepare</text:span><text:span text:style-name="T198"> </text:span><text:span text:style-name="T96">deployment </text:span><text:span text:style-name="T88">pipeline and launch </text:span><text:span text:style-name="T96">production environment</text:span></text:p>
      </text:section>
      <text:section text:style-name="Sect1" text:name="Section12">
        <text:p text:style-name="P54" loext:marker-style-name="T111"/>
        <text:p text:style-name="P125" loext:marker-style-name="T204"/>
        <text:p text:style-name="P101"><text:span text:style-name="T88">The</text:span><text:span text:style-name="T205"> </text:span><text:span text:style-name="T88">project</text:span><text:span text:style-name="T206"> </text:span><text:span text:style-name="T88">backlog</text:span><text:span text:style-name="T206"> </text:span><text:span text:style-name="T88">provides</text:span><text:span text:style-name="T207"> </text:span><text:span text:style-name="T88">a</text:span><text:span text:style-name="T205"> </text:span><text:span text:style-name="T88">clear</text:span><text:span text:style-name="T95"> </text:span><text:span text:style-name="T88">roadmap</text:span><text:span text:style-name="T208"> </text:span><text:span text:style-name="T88">for</text:span><text:span text:style-name="T95"> </text:span><text:span text:style-name="T88">completing</text:span><text:span text:style-name="T207"> </text:span><text:span text:style-name="T88">remaining</text:span><text:span text:style-name="T206"> </text:span><text:span text:style-name="T88">tasks while</text:span><text:span text:style-name="T115"> </text:span><text:span text:style-name="T88">the</text:span><text:span text:style-name="T115"> </text:span><text:span text:style-name="T88">implemented</text:span><text:span text:style-name="T114"> </text:span><text:span text:style-name="T88">features</text:span><text:span text:style-name="T116"> </text:span><text:span text:style-name="T88">establish</text:span><text:span text:style-name="T116"> </text:span><text:span text:style-name="T88">a</text:span><text:span text:style-name="T209"> </text:span><text:span text:style-name="T88">solid</text:span><text:span text:style-name="T210"> </text:span><text:span text:style-name="T88">foundation</text:span><text:span text:style-name="T210"> </text:span><text:span text:style-name="T88">for</text:span><text:span text:style-name="T115"> </text:span><text:span text:style-name="T88">future </text:span><text:span text:style-name="T82">enhancements. Story points accurately reflected development effort, validating </text:span><text:span text:style-name="T88">the</text:span><text:span text:style-name="T211"> </text:span><text:span text:style-name="T88">sprint</text:span><text:span text:style-name="T116"> </text:span><text:span text:style-name="T88">planning</text:span><text:span text:style-name="T212"> </text:span><text:span text:style-name="T88">approach</text:span><text:span text:style-name="T115"> </text:span><text:span text:style-name="T88">for</text:span><text:span text:style-name="T212"> </text:span><text:span text:style-name="T88">future</text:span><text:span text:style-name="T116"> </text:span><text:span text:style-name="T88">project</text:span><text:span text:style-name="T116"> </text:span><text:span text:style-name="T88">iterations.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Tahoma" fo:font-family="Tahoma" style:font-family-generic="swiss" style:font-pitch="variable" style:font-name-asian="Tahoma1" style:font-family-asian="Tahoma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3.5pt" style:font-size-asian="13.5pt" style:font-size-complex="13.5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chapter">
      <style:paragraph-properties fo:margin-left="0.82cm" fo:margin-top="0.111cm" fo:margin-bottom="0cm" style:contextual-spacing="false"/>
      <style:text-properties fo:font-size="34pt" fo:font-weight="bold" style:font-size-asian="34pt" style:font-weight-asian="bold" style:font-size-complex="34pt" style:font-weight-complex="bold"/>
    </style:style>
    <style:style style:name="Heading_20_2" style:display-name="Heading 2" style:family="paragraph" style:parent-style-name="Standard" style:default-outline-level="2" style:list-style-name="" style:class="chapter">
      <style:paragraph-properties fo:margin-left="0.82cm" fo:margin-top="0.159cm" fo:margin-bottom="0cm" style:contextual-spacing="false"/>
      <style:text-properties fo:font-size="17pt" fo:font-weight="bold" style:font-size-asian="17pt" style:font-weight-asian="bold" style:font-size-complex="17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>
      <style:paragraph-properties fo:margin-left="0.277cm" fo:margin-top="0.104cm" fo:margin-bottom="0cm" style:contextual-spacing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6%"/>
      <style:text-properties fo:font-size="10pt" style:font-size-asian="10pt"/>
    </style:style>
    <style:style style:name="MP2" style:family="paragraph">
      <loext:graphic-properties draw:fill="none"/>
      <style:paragraph-properties fo:text-align="center"/>
      <style:text-properties fo:font-size="11pt"/>
    </style:style>
    <style:style style:name="MP3" style:family="paragraph">
      <loext:graphic-properties draw:fill="solid" draw:fill-color="#ffffff"/>
      <style:paragraph-properties fo:text-align="center"/>
      <style:text-properties fo:font-size="11pt"/>
    </style:style>
    <style:style style:name="MT1" style:family="text">
      <style:text-properties fo:font-size="10pt" style:font-size-asian="10pt"/>
    </style:style>
    <style:style style:name="Mgr1" style:family="graphic">
      <style:graphic-properties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/>
    </style:style>
    <style:style style:name="Mgr3" style:family="graphic">
      <style:graphic-properties draw:stroke="none" svg:stroke-width="0cm" draw:fill="solid" draw:fill-color="#ffffff" draw:textarea-horizontal-align="center" draw:textarea-vertical-align="top" draw:auto-grow-height="false" fo:wrap-option="wrap" loext:decorative="false" style:run-through="background"/>
    </style:style>
    <style:style style:name="Mgr4" style:family="graphic">
      <style:graphic-properties draw:stroke="solid" svg:stroke-width="0.035cm" svg:stroke-color="#ffffff" draw:stroke-linejoin="round" svg:stroke-linecap="butt" draw:fill="none" loext:fill-use-slide-background="false" draw:textarea-horizontal-align="center" draw:textarea-vertical-align="top" draw:auto-grow-height="false" fo:padding-top="0.018cm" fo:padding-bottom="0.018cm" fo:padding-left="0.018cm" fo:padding-right="0.018cm" fo:wrap-option="wrap" loext:decorative="false" style:run-through="background"/>
    </style:style>
    <style:page-layout style:name="Mpm1">
      <style:page-layout-properties fo:page-width="21.001cm" fo:page-height="29.7cm" style:num-format="1" style:print-orientation="portrait" fo:margin-top="1.129cm" fo:margin-bottom="0.494cm" fo:margin-left="0.529cm" fo:margin-right="0.52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64cm" fo:margin-bottom="1.718cm" fo:margin-left="0.529cm" fo:margin-right="0.529cm" style:writing-mode="lr-tb" style:layout-grid-color="#c0c0c0" style:layout-grid-lines="2709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8cm" fo:margin-left="0cm" fo:margin-right="0cm" fo:margin-top="0.228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129cm" fo:margin-bottom="1.718cm" fo:margin-left="0.529cm" fo:margin-right="0.529cm" style:writing-mode="lr-tb" style:layout-grid-color="#c0c0c0" style:layout-grid-lines="26525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8cm" fo:margin-left="0cm" fo:margin-right="0cm" fo:margin-top="0.228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 loext:marker-style-name="MT1"><draw:g text:anchor-type="char" draw:z-index="0" draw:name="docshapegroup1" draw:style-name="Mgr1"><draw:frame draw:name="docshape2" draw:style-name="Mgr2" draw:text-style-name="MP2" svg:width="4.479cm" svg:height="0.849cm" svg:x="16.184cm" svg:y="28.499cm"><draw:image xlink:href="Pictures/1000000100000160000000429DAF4722.png" xlink:type="simple" xlink:show="embed" xlink:actuate="onLoad" draw:mime-type="image/png"><text:p/></draw:image></draw:frame><draw:rect draw:name="docshape3" draw:style-name="Mgr3" draw:text-style-name="MP3" svg:width="5.92cm" svg:height="2.054cm" svg:x="15.092cm" svg:y="27.638cm"><text:p/></draw:rect><draw:rect draw:name="docshape4" draw:style-name="Mgr4" draw:text-style-name="MP2" svg:width="5.92cm" svg:height="2.054cm" svg:x="15.092cm" svg:y="27.638cm"><text:p/></draw:rect></draw:g></text:p>
      </style:footer>
    </style:master-page>
    <style:master-page style:name="Converted2" style:page-layout-name="Mpm3" draw:style-name="Mdp1">
      <style:footer>
        <text:p text:style-name="MP1" loext:marker-style-name="MT1"><draw:g text:anchor-type="char" draw:z-index="1" draw:name="docshapegroup 1" draw:style-name="Mgr1"><draw:frame draw:name="docshape 1" draw:style-name="Mgr2" draw:text-style-name="MP2" svg:width="4.479cm" svg:height="0.849cm" svg:x="16.184cm" svg:y="28.499cm"><draw:image xlink:href="Pictures/1000000100000160000000429DAF4722.png" xlink:type="simple" xlink:show="embed" xlink:actuate="onLoad" draw:mime-type="image/png"><text:p/></draw:image></draw:frame><draw:rect draw:name="docshape 2" draw:style-name="Mgr3" draw:text-style-name="MP3" svg:width="5.92cm" svg:height="2.054cm" svg:x="15.092cm" svg:y="27.638cm"><text:p/></draw:rect><draw:rect draw:name="docshape 3" draw:style-name="Mgr4" draw:text-style-name="MP2" svg:width="5.92cm" svg:height="2.054cm" svg:x="15.092cm" svg:y="27.638cm"><text:p/></draw:rect></draw:g></text:p>
      </style:footer>
    </style:master-page>
    <style:master-page style:name="Converted3" style:page-layout-name="Mpm3" draw:style-name="Mdp1">
      <style:footer>
        <text:p text:style-name="MP1" loext:marker-style-name="MT1"><draw:g text:anchor-type="char" draw:z-index="2" draw:name="docshapegroup 2" draw:style-name="Mgr1"><draw:frame draw:name="docshape 4" draw:style-name="Mgr2" draw:text-style-name="MP2" svg:width="4.479cm" svg:height="0.849cm" svg:x="16.184cm" svg:y="28.499cm"><draw:image xlink:href="Pictures/1000000100000160000000429DAF4722.png" xlink:type="simple" xlink:show="embed" xlink:actuate="onLoad" draw:mime-type="image/png"><text:p/></draw:image></draw:frame><draw:rect draw:name="docshape 5" draw:style-name="Mgr3" draw:text-style-name="MP3" svg:width="5.92cm" svg:height="2.054cm" svg:x="15.092cm" svg:y="27.638cm"><text:p/></draw:rect><draw:rect draw:name="docshape 6" draw:style-name="Mgr4" draw:text-style-name="MP2" svg:width="5.92cm" svg:height="2.054cm" svg:x="15.092cm" svg:y="27.638cm"><text:p/></draw:rect></draw:g></text:p>
      </style:footer>
    </style:master-page>
    <style:master-page style:name="Converted4" style:page-layout-name="Mpm3" draw:style-name="Mdp1">
      <style:footer>
        <text:p text:style-name="MP1" loext:marker-style-name="MT1"><draw:g text:anchor-type="char" draw:z-index="11" draw:name="docshapegroup14" draw:style-name="Mgr1"><draw:frame draw:name="docshape15" draw:style-name="Mgr2" draw:text-style-name="MP2" svg:width="4.479cm" svg:height="0.849cm" svg:x="16.184cm" svg:y="28.499cm"><draw:image xlink:href="Pictures/1000000100000160000000429DAF4722.png" xlink:type="simple" xlink:show="embed" xlink:actuate="onLoad" draw:mime-type="image/png"><text:p/></draw:image></draw:frame><draw:rect draw:name="docshape16" draw:style-name="Mgr3" draw:text-style-name="MP3" svg:width="5.92cm" svg:height="2.054cm" svg:x="15.092cm" svg:y="27.638cm"><text:p/></draw:rect><draw:rect draw:name="docshape17" draw:style-name="Mgr4" draw:text-style-name="MP2" svg:width="5.92cm" svg:height="2.054cm" svg:x="15.092cm" svg:y="27.638cm"><text:p/></draw:rect></draw:g></text:p>
      </style:footer>
    </style:master-page>
    <style:master-page style:name="Converted5" style:page-layout-name="Mpm3" draw:style-name="Mdp1">
      <style:footer>
        <text:p text:style-name="MP1" loext:marker-style-name="MT1"><draw:g text:anchor-type="char" draw:z-index="12" draw:name="docshapegroup 3" draw:style-name="Mgr1"><draw:frame draw:name="docshape 7" draw:style-name="Mgr2" draw:text-style-name="MP2" svg:width="4.479cm" svg:height="0.849cm" svg:x="16.184cm" svg:y="28.499cm"><draw:image xlink:href="Pictures/1000000100000160000000429DAF4722.png" xlink:type="simple" xlink:show="embed" xlink:actuate="onLoad" draw:mime-type="image/png"><text:p/></draw:image></draw:frame><draw:rect draw:name="docshape 8" draw:style-name="Mgr3" draw:text-style-name="MP3" svg:width="5.92cm" svg:height="2.054cm" svg:x="15.092cm" svg:y="27.638cm"><text:p/></draw:rect><draw:rect draw:name="docshape 9" draw:style-name="Mgr4" draw:text-style-name="MP2" svg:width="5.92cm" svg:height="2.054cm" svg:x="15.092cm" svg:y="27.638cm"><text:p/></draw:rect></draw:g></text:p>
      </style:footer>
    </style:master-page>
    <style:master-page style:name="Converted6" style:page-layout-name="Mpm3" draw:style-name="Mdp1">
      <style:footer>
        <text:p text:style-name="MP1" loext:marker-style-name="MT1"><draw:g text:anchor-type="char" draw:z-index="13" draw:name="docshapegroup 4" draw:style-name="Mgr1"><draw:frame draw:name="docshape 10" draw:style-name="Mgr2" draw:text-style-name="MP2" svg:width="4.479cm" svg:height="0.849cm" svg:x="16.184cm" svg:y="28.499cm"><draw:image xlink:href="Pictures/1000000100000160000000429DAF4722.png" xlink:type="simple" xlink:show="embed" xlink:actuate="onLoad" draw:mime-type="image/png"><text:p/></draw:image></draw:frame><draw:rect draw:name="docshape 11" draw:style-name="Mgr3" draw:text-style-name="MP3" svg:width="5.92cm" svg:height="2.054cm" svg:x="15.092cm" svg:y="27.638cm"><text:p/></draw:rect><draw:rect draw:name="docshape 12" draw:style-name="Mgr4" draw:text-style-name="MP2" svg:width="5.92cm" svg:height="2.054cm" svg:x="15.092cm" svg:y="27.638cm"><text:p/></draw:rect></draw:g></text:p>
      </style:footer>
    </style:master-page>
    <style:master-page style:name="Converted7" style:page-layout-name="Mpm3" draw:style-name="Mdp1">
      <style:footer>
        <text:p text:style-name="MP1" loext:marker-style-name="MT1"><draw:g text:anchor-type="char" draw:z-index="17" draw:name="docshapegroup39" draw:style-name="Mgr1"><draw:frame draw:name="docshape40" draw:style-name="Mgr2" draw:text-style-name="MP2" svg:width="4.479cm" svg:height="0.849cm" svg:x="16.184cm" svg:y="28.499cm"><draw:image xlink:href="Pictures/1000000100000160000000429DAF4722.png" xlink:type="simple" xlink:show="embed" xlink:actuate="onLoad" draw:mime-type="image/png"><text:p/></draw:image></draw:frame><draw:rect draw:name="docshape41" draw:style-name="Mgr3" draw:text-style-name="MP3" svg:width="5.92cm" svg:height="2.054cm" svg:x="15.092cm" svg:y="27.638cm"><text:p/></draw:rect><draw:rect draw:name="docshape42" draw:style-name="Mgr4" draw:text-style-name="MP2" svg:width="5.92cm" svg:height="2.054cm" svg:x="15.092cm" svg:y="27.638cm"><text:p/></draw:rect></draw:g></text:p>
      </style:footer>
    </style:master-page>
    <style:master-page style:name="Converted8" style:page-layout-name="Mpm3" draw:style-name="Mdp1">
      <style:footer>
        <text:p text:style-name="MP1" loext:marker-style-name="MT1"><draw:g text:anchor-type="char" draw:z-index="18" draw:name="docshapegroup 5" draw:style-name="Mgr1"><draw:frame draw:name="docshape 13" draw:style-name="Mgr2" draw:text-style-name="MP2" svg:width="4.479cm" svg:height="0.849cm" svg:x="16.184cm" svg:y="28.499cm"><draw:image xlink:href="Pictures/1000000100000160000000429DAF4722.png" xlink:type="simple" xlink:show="embed" xlink:actuate="onLoad" draw:mime-type="image/png"><text:p/></draw:image></draw:frame><draw:rect draw:name="docshape 14" draw:style-name="Mgr3" draw:text-style-name="MP3" svg:width="5.92cm" svg:height="2.054cm" svg:x="15.092cm" svg:y="27.638cm"><text:p/></draw:rect><draw:rect draw:name="docshape 15" draw:style-name="Mgr4" draw:text-style-name="MP2" svg:width="5.92cm" svg:height="2.054cm" svg:x="15.092cm" svg:y="27.638cm"><text:p/></draw:rect></draw:g></text:p>
      </style:footer>
    </style:master-page>
    <style:master-page style:name="Converted9" style:page-layout-name="Mpm3" draw:style-name="Mdp1">
      <style:footer>
        <text:p text:style-name="MP1" loext:marker-style-name="MT1"><draw:g text:anchor-type="char" draw:z-index="19" draw:name="docshapegroup 6" draw:style-name="Mgr1"><draw:frame draw:name="docshape 16" draw:style-name="Mgr2" draw:text-style-name="MP2" svg:width="4.479cm" svg:height="0.849cm" svg:x="16.184cm" svg:y="28.499cm"><draw:image xlink:href="Pictures/1000000100000160000000429DAF4722.png" xlink:type="simple" xlink:show="embed" xlink:actuate="onLoad" draw:mime-type="image/png"><text:p/></draw:image></draw:frame><draw:rect draw:name="docshape 17" draw:style-name="Mgr3" draw:text-style-name="MP3" svg:width="5.92cm" svg:height="2.054cm" svg:x="15.092cm" svg:y="27.638cm"><text:p/></draw:rect><draw:rect draw:name="docshape 18" draw:style-name="Mgr4" draw:text-style-name="MP2" svg:width="5.92cm" svg:height="2.054cm" svg:x="15.092cm" svg:y="27.638cm"><text:p/></draw:rect></draw:g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3</meta:editing-cycles>
    <meta:creation-date>2026-03-08T10:09:00</meta:creation-date>
    <dc:date>2026-03-09T13:40:40.417119500</dc:date>
    <meta:editing-duration>PT2M</meta:editing-duration>
    <meta:generator>LibreOffice/25.8.2.2$Windows_X86_64 LibreOffice_project/d401f2107ccab8f924a8e2df40f573aab7605b6f</meta:generator>
    <meta:document-statistic meta:table-count="1" meta:image-count="1" meta:object-count="0" meta:page-count="10" meta:paragraph-count="169" meta:word-count="817" meta:character-count="6166" meta:non-whitespace-character-count="5515"/>
    <meta:user-defined meta:name="AppVersion">16.0000</meta:user-defined>
    <meta:user-defined meta:name="Created" meta:value-type="date">2026-03-04T00:00:00</meta:user-defined>
    <meta:user-defined meta:name="Creator">Microsoft® PowerPoint® LTSC</meta:user-defined>
    <meta:user-defined meta:name="LastSaved" meta:value-type="date">2026-03-04T00:00:00</meta:user-defined>
    <meta:user-defined meta:name="Producer" meta:value-type="string">Microsoft® PowerPoint® LTSC</meta:user-defined>
    <meta:template xlink:type="simple" xlink:actuate="onRequest" xlink:title="Normal.dotm" xlink:href=""/>
  </office:meta>
</office:document-meta>
</file>